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MMono10" fo:font-size="7pt" style:font-size-asian="7pt" style:font-size-complex="7pt"/>
    </style:style>
    <style:style style:name="P2" style:family="paragraph" style:parent-style-name="Standard">
      <style:text-properties style:font-name="LMMono10"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nd_truth: The word the user is supposed to write </text:p>
      <text:p text:style-name="P1">select: The word selected by the user </text:p>
      <text:p text:style-name="P1">err (1/0): 1 if an error occured (time-out error or if select is not equal to grnd_truth </text:p>
      <text:p text:style-name="P1">iter: The total number of alphabet-sequence repetitions (scans) to select the word </text:p>
      <text:p text:style-name="P1">citer: The number of alphabet-sequence repetitions (scans) where the user clicked </text:p>
      <text:p text:style-name="P1">nundo: The number of times the user clicked 4 or more times to restart a letter selection </text:p>
      <text:p text:style-name="P1">chr_thr (seconds): The time it should take to read one alphabet sequence (scan) </text:p>
      <text:p text:style-name="P1">chr_time (seconds): The measured time it took to read one alphabet sequence (scan) </text:p>
      <text:p text:style-name="P1">delay (seconds): The delay at the end of an alphabet sequence to wait for last clicks </text:p>
      <text:p text:style-name="P1">wpm_min (words/min): The min time it could to write the word take with an efficient implementation </text:p>
      <text:p text:style-name="P1">wpm_theory(words/min): The min time it could to write the word take with an efficient implementation, including the end delay </text:p>
      <text:p text:style-name="P1">wpm (words/min): The measured time it took write the word </text:p>
      <text:p text:style-name="P1">tot_time (seconds): The total time it took to write the word (corresponding to wpm) </text:p>
      <text:p text:style-name="P1">cpc: The average number of clicks per character used to <text:s/>write the word, word lenghth=5 </text:p>
      <text:p text:style-name="P1">%error: %of word length that was wrong after the word selection </text:p>
      <text:p text:style-name="P1">over (a number between 0 and 1): Sound overlap between adjacent letters (speed setting) </text:p>
      <text:p text:style-name="P1">speed (words/min): The sound overlap (speed setting) expressed as wpm </text:p>
      <text:p text:style-name="P1">nclicks: The total number of clicks to select the word. </text:p>
      <text:p text:style-name="P1">user|session |subsess |grnd_truth <text:s/>|select <text:s text:c="5"/>|err|iter|citer|nundo|chr_thr|chr_time|delay|wpm_min|wpm_thr|wpm |tot_time|cpc |%error|over|speed|nclicks| </text:p>
      <text:p text:style-name="P1">3 <text:s text:c="2"/>|1 <text:s text:c="6"/>|1 <text:s text:c="6"/>|done_ <text:s text:c="6"/>|jones_ <text:s text:c="5"/>|1 <text:s/>|04 <text:s/>|04 <text:s text:c="2"/>|00 <text:s text:c="2"/>|5.12 <text:s text:c="2"/>|5.65 <text:s text:c="3"/>|0.30 |3.52 <text:s text:c="2"/>|3.32 <text:s text:c="2"/>|3.02|23.80 <text:s text:c="2"/>|1.60|40.00 |0.65|2.34 |08 <text:s text:c="3"/>| </text:p>
      <text:p text:style-name="P1">3 <text:s text:c="2"/>|1 <text:s text:c="6"/>|1 <text:s text:c="6"/>|. <text:s text:c="10"/>| <text:s text:c="11"/>|1 <text:s/>|05 <text:s/>|02 <text:s text:c="2"/>|01 <text:s text:c="2"/>|5.12 <text:s text:c="2"/>|5.69 <text:s text:c="3"/>|0.30 |0.00 <text:s text:c="2"/>|0.00 <text:s text:c="2"/>|0.00|29.96 <text:s text:c="2"/>|7.00|100.00|0.65|2.34 |07 <text:s text:c="3"/>| </text:p>
      <text:p text:style-name="P1">3 <text:s text:c="2"/>|1 <text:s text:c="6"/>|1 <text:s text:c="6"/>|for_ <text:s text:c="7"/>|for_ <text:s text:c="7"/>|0 <text:s/>|04 <text:s/>|04 <text:s text:c="2"/>|00 <text:s text:c="2"/>|5.12 <text:s text:c="2"/>|5.68 <text:s text:c="3"/>|0.30 |2.34 <text:s text:c="2"/>|2.21 <text:s text:c="2"/>|2.01|23.93 <text:s text:c="2"/>|2.00|0.00 <text:s/>|0.65|2.34 |08 <text:s text:c="3"/>| </text:p>
      <text:p text:style-name="P1">3 <text:s text:c="2"/>|1 <text:s text:c="6"/>|1 <text:s text:c="6"/>|. <text:s text:c="10"/>|. <text:s text:c="10"/>|0 <text:s/>|03 <text:s/>|02 <text:s text:c="2"/>|00 <text:s text:c="2"/>|5.12 <text:s text:c="2"/>|5.66 <text:s text:c="3"/>|0.30 |0.78 <text:s text:c="2"/>|0.74 <text:s text:c="2"/>|0.67|17.87 <text:s text:c="2"/>|4.00|0.00 <text:s/>|0.65|2.34 |04 <text:s text:c="3"/>| </text:p>
      <text:p text:style-name="P1">3 <text:s text:c="2"/>|1 <text:s text:c="6"/>|1 <text:s text:c="6"/>|large_ <text:s text:c="5"/>|large_ <text:s text:c="5"/>|0 <text:s/>|06 <text:s/>|06 <text:s text:c="2"/>|00 <text:s text:c="2"/>|5.12 <text:s text:c="2"/>|5.64 <text:s text:c="3"/>|0.30 |2.34 <text:s text:c="2"/>|2.21 <text:s text:c="2"/>|2.02|35.64 <text:s text:c="2"/>|2.00|0.00 <text:s/>|0.65|2.34 |12 <text:s text:c="3"/>| </text:p>
      <text:p text:style-name="P1">3 <text:s text:c="2"/>|1 <text:s text:c="6"/>|1 <text:s text:c="6"/>|. <text:s text:c="10"/>|. <text:s text:c="10"/>|0 <text:s/>|01 <text:s/>|01 <text:s text:c="2"/>|00 <text:s text:c="2"/>|5.12 <text:s text:c="2"/>|5.64 <text:s text:c="3"/>|0.30 |2.34 <text:s text:c="2"/>|2.21 <text:s text:c="2"/>|2.02|5.94 <text:s text:c="3"/>|2.00|0.00 <text:s/>|0.65|2.34 |02 <text:s text:c="3"/>| </text:p>
      <text:p text:style-name="P1">3 <text:s text:c="2"/>|1 <text:s text:c="6"/>|2 <text:s text:c="6"/>|the_ <text:s text:c="7"/>|the_ <text:s text:c="7"/>|0 <text:s/>|06 <text:s/>|04 <text:s text:c="2"/>|00 <text:s text:c="2"/>|4.39 <text:s text:c="2"/>|5.00 <text:s text:c="3"/>|0.30 |1.82 <text:s text:c="2"/>|1.71 <text:s text:c="2"/>|1.51|31.82 <text:s text:c="2"/>|2.00|0.00 <text:s/>|0.70|2.73 |08 <text:s text:c="3"/>| </text:p>
      <text:p text:style-name="P1">3 <text:s text:c="2"/>|1 <text:s text:c="6"/>|2 <text:s text:c="6"/>|quick_ <text:s text:c="5"/>| <text:s text:c="11"/>|1 <text:s/>|15 <text:s/>|12 <text:s text:c="2"/>|01 <text:s text:c="2"/>|4.39 <text:s text:c="2"/>|5.01 <text:s text:c="3"/>|0.30 |0.00 <text:s text:c="2"/>|0.00 <text:s text:c="2"/>|0.00|79.64 <text:s text:c="2"/>|5.00|100.00|0.70|2.73 |30 <text:s text:c="3"/>| </text:p>
      <text:p text:style-name="P1">3 <text:s text:c="2"/>|1 <text:s text:c="6"/>|2 <text:s text:c="6"/>|brown_ <text:s text:c="5"/>|brown_ <text:s text:c="5"/>|0 <text:s/>|09 <text:s/>|06 <text:s text:c="2"/>|00 <text:s text:c="2"/>|4.39 <text:s text:c="2"/>|5.05 <text:s text:c="3"/>|0.30 |1.82 <text:s text:c="2"/>|1.71 <text:s text:c="2"/>|1.49|48.18 <text:s text:c="2"/>|2.00|0.00 <text:s/>|0.70|2.73 |12 <text:s text:c="3"/>| </text:p>
      <text:p text:style-name="P1">3 <text:s text:c="2"/>|1 <text:s text:c="6"/>|2 <text:s text:c="6"/>|fox_ <text:s text:c="7"/>|for_ <text:s text:c="7"/>|1 <text:s/>|04 <text:s/>|04 <text:s text:c="2"/>|00 <text:s text:c="2"/>|4.39 <text:s text:c="2"/>|5.00 <text:s text:c="3"/>|0.30 |2.73 <text:s text:c="2"/>|2.56 <text:s text:c="2"/>|2.26|21.21 <text:s text:c="2"/>|2.00|25.00 |0.70|2.73 |08 <text:s text:c="3"/>| </text:p>
      <text:p text:style-name="P1">3 <text:s text:c="2"/>|1 <text:s text:c="6"/>|2 <text:s text:c="6"/>|jumps_ <text:s text:c="5"/>|jumps_ <text:s text:c="5"/>|0 <text:s/>|06 <text:s/>|05 <text:s text:c="2"/>|00 <text:s text:c="2"/>|4.39 <text:s text:c="2"/>|5.04 <text:s text:c="3"/>|0.30 |2.73 <text:s text:c="2"/>|2.56 <text:s text:c="2"/>|2.25|32.06 <text:s text:c="2"/>|1.67|0.00 <text:s/>|0.70|2.73 |10 <text:s text:c="3"/>| </text:p>
      <text:p text:style-name="P1">3 <text:s text:c="2"/>|1 <text:s text:c="6"/>|2 <text:s text:c="6"/>|over_ <text:s text:c="6"/>|over_ <text:s text:c="6"/>|0 <text:s/>|06 <text:s/>|05 <text:s text:c="2"/>|00 <text:s text:c="2"/>|4.39 <text:s text:c="2"/>|5.04 <text:s text:c="3"/>|0.30 |2.28 <text:s text:c="2"/>|2.13 <text:s text:c="2"/>|1.87|32.06 <text:s text:c="2"/>|2.00|0.00 <text:s/>|0.70|2.73 |10 <text:s text:c="3"/>| </text:p>
      <text:p text:style-name="P1">3 <text:s text:c="2"/>|1 <text:s text:c="6"/>|2 <text:s text:c="6"/>|the_ <text:s text:c="7"/>|the_ <text:s text:c="7"/>|0 <text:s/>|04 <text:s/>|04 <text:s text:c="2"/>|00 <text:s text:c="2"/>|4.39 <text:s text:c="2"/>|4.99 <text:s text:c="3"/>|0.30 |2.73 <text:s text:c="2"/>|2.56 <text:s text:c="2"/>|2.27|21.17 <text:s text:c="2"/>|2.00|0.00 <text:s/>|0.70|2.73 |08 <text:s text:c="3"/>| </text:p>
      <text:p text:style-name="P1">3 <text:s text:c="2"/>|1 <text:s text:c="6"/>|2 <text:s text:c="6"/>|lazy_ <text:s text:c="6"/>|lazy_ <text:s text:c="6"/>|0 <text:s/>|06 <text:s/>|05 <text:s text:c="2"/>|00 <text:s text:c="2"/>|4.39 <text:s text:c="2"/>|4.96 <text:s text:c="3"/>|0.30 |2.28 <text:s text:c="2"/>|2.13 <text:s text:c="2"/>|1.90|31.59 <text:s text:c="2"/>|2.00|0.00 <text:s/>|0.70|2.73 |10 <text:s text:c="3"/>| </text:p>
      <text:p text:style-name="P1">3 <text:s text:c="2"/>|1 <text:s text:c="6"/>|2 <text:s text:c="6"/>|dog_ <text:s text:c="7"/>|dog_ <text:s text:c="7"/>|0 <text:s/>|04 <text:s/>|04 <text:s text:c="2"/>|00 <text:s text:c="2"/>|4.39 <text:s text:c="2"/>|5.03 <text:s text:c="3"/>|0.30 |2.73 <text:s text:c="2"/>|2.56 <text:s text:c="2"/>|2.25|21.32 <text:s text:c="2"/>|2.00|0.00 <text:s/>|0.70|2.73 |08 <text:s text:c="3"/>| </text:p>
      <text:p text:style-name="P1">3 <text:s text:c="2"/>|1 <text:s text:c="6"/>|2 <text:s text:c="6"/>|. <text:s text:c="10"/>|. <text:s text:c="10"/>|0 <text:s/>|02 <text:s/>|01 <text:s text:c="2"/>|00 <text:s text:c="2"/>|4.39 <text:s text:c="2"/>|5.01 <text:s text:c="3"/>|0.30 |1.37 <text:s text:c="2"/>|1.28 <text:s text:c="2"/>|1.13|10.61 <text:s text:c="2"/>|2.00|0.00 <text:s/>|0.70|2.73 |02 <text:s text:c="3"/>| </text:p>
      <text:p text:style-name="P1">3 <text:s text:c="2"/>|1 <text:s text:c="6"/>|3 <text:s text:c="6"/>|she_ <text:s text:c="7"/>|she_ <text:s text:c="7"/>|0 <text:s/>|04 <text:s/>|04 <text:s text:c="2"/>|00 <text:s text:c="2"/>|4.39 <text:s text:c="2"/>|4.87 <text:s text:c="3"/>|0.30 |2.73 <text:s text:c="2"/>|2.56 <text:s text:c="2"/>|2.32|20.66 <text:s text:c="2"/>|2.00|0.00 <text:s/>|0.70|2.73 |08 <text:s text:c="3"/>| </text:p>
      <text:p text:style-name="P1">3 <text:s text:c="2"/>|1 <text:s text:c="6"/>|3 <text:s text:c="6"/>|is_ <text:s text:c="8"/>|is_ <text:s text:c="8"/>|0 <text:s/>|03 <text:s/>|03 <text:s text:c="2"/>|00 <text:s text:c="2"/>|4.39 <text:s text:c="2"/>|5.06 <text:s text:c="3"/>|0.30 |2.73 <text:s text:c="2"/>|2.56 <text:s text:c="2"/>|2.24|16.07 <text:s text:c="2"/>|2.00|0.00 <text:s/>|0.70|2.73 |06 <text:s text:c="3"/>| </text:p>
      <text:p text:style-name="P1">3 <text:s text:c="2"/>|1 <text:s text:c="6"/>|3 <text:s text:c="6"/>|my_ <text:s text:c="8"/>|my_ <text:s text:c="8"/>|0 <text:s/>|04 <text:s/>|04 <text:s text:c="2"/>|00 <text:s text:c="2"/>|4.39 <text:s text:c="2"/>|5.04 <text:s text:c="3"/>|0.30 |2.05 <text:s text:c="2"/>|1.92 <text:s text:c="2"/>|1.68|21.37 <text:s text:c="2"/>|2.67|0.00 <text:s/>|0.70|2.73 |08 <text:s text:c="3"/>| </text:p>
      <text:p text:style-name="P1">3 <text:s text:c="2"/>|1 <text:s text:c="6"/>|3 <text:s text:c="6"/>|best_ <text:s text:c="6"/>|best_ <text:s text:c="6"/>|0 <text:s/>|05 <text:s/>|05 <text:s text:c="2"/>|00 <text:s text:c="2"/>|4.39 <text:s text:c="2"/>|4.91 <text:s text:c="3"/>|0.30 |2.73 <text:s text:c="2"/>|2.56 <text:s text:c="2"/>|2.30|26.06 <text:s text:c="2"/>|2.00|0.00 <text:s/>|0.70|2.73 |10 <text:s text:c="3"/>| </text:p>
      <text:p text:style-name="P1">3 <text:s text:c="2"/>|1 <text:s text:c="6"/>|3 <text:s text:c="6"/>|friend_ <text:s text:c="4"/>|friend_ <text:s text:c="4"/>|0 <text:s/>|07 <text:s/>|07 <text:s text:c="2"/>|00 <text:s text:c="2"/>|4.39 <text:s text:c="2"/>|5.00 <text:s text:c="3"/>|0.30 |2.73 <text:s text:c="2"/>|2.56 <text:s text:c="2"/>|2.27|37.08 <text:s text:c="2"/>|2.00|0.00 <text:s/>|0.70|2.73 |14 <text:s text:c="3"/>| </text:p>
      <text:p text:style-name="P1">3 <text:s text:c="2"/>|1 <text:s text:c="6"/>|3 <text:s text:c="6"/>|. <text:s text:c="10"/>|. <text:s text:c="10"/>|0 <text:s/>|01 <text:s/>|01 <text:s text:c="2"/>|00 <text:s text:c="2"/>|4.39 <text:s text:c="2"/>|5.13 <text:s text:c="3"/>|0.30 |2.73 <text:s text:c="2"/>|2.56 <text:s text:c="2"/>|2.21|5.43 <text:s text:c="3"/>|2.00|0.00 <text:s/>|0.70|2.73 |02 <text:s text:c="3"/>| </text:p>
      <text:p text:style-name="P1">3 <text:s text:c="2"/>|1 <text:s text:c="6"/>|3 <text:s text:c="6"/>|why_ <text:s text:c="7"/>|why_ <text:s text:c="7"/>|0 <text:s/>|04 <text:s/>|04 <text:s text:c="2"/>|00 <text:s text:c="2"/>|4.39 <text:s text:c="2"/>|5.01 <text:s text:c="3"/>|0.30 |2.73 <text:s text:c="2"/>|2.56 <text:s text:c="2"/>|2.26|21.25 <text:s text:c="2"/>|2.00|0.00 <text:s/>|0.70|2.73 |08 <text:s text:c="3"/>| </text:p>
      <text:p text:style-name="P1">3 <text:s text:c="2"/>|1 <text:s text:c="6"/>|3 <text:s text:c="6"/>|do_ <text:s text:c="8"/>|do_ <text:s text:c="8"/>|0 <text:s/>|07 <text:s/>|04 <text:s text:c="2"/>|00 <text:s text:c="2"/>|4.39 <text:s text:c="2"/>|5.02 <text:s text:c="3"/>|0.30 |1.17 <text:s text:c="2"/>|1.10 <text:s text:c="2"/>|0.97|37.25 <text:s text:c="2"/>|2.67|0.00 <text:s/>|0.70|2.73 |08 <text:s text:c="3"/>| </text:p>
      <text:p text:style-name="P1">3 <text:s text:c="2"/>|1 <text:s text:c="6"/>|3 <text:s text:c="6"/>|you_ <text:s text:c="7"/>|you_ <text:s text:c="7"/>|0 <text:s/>|04 <text:s/>|04 <text:s text:c="2"/>|00 <text:s text:c="2"/>|4.39 <text:s text:c="2"/>|4.96 <text:s text:c="3"/>|0.30 |2.73 <text:s text:c="2"/>|2.56 <text:s text:c="2"/>|2.28|21.04 <text:s text:c="2"/>|2.00|0.00 <text:s/>|0.70|2.73 |08 <text:s text:c="3"/>| </text:p>
      <text:p text:style-name="P1">3 <text:s text:c="2"/>|1 <text:s text:c="6"/>|3 <text:s text:c="6"/>|say_ <text:s text:c="7"/>|say_ <text:s text:c="7"/>|0 <text:s/>|04 <text:s/>|04 <text:s text:c="2"/>|00 <text:s text:c="2"/>|4.39 <text:s text:c="2"/>|5.02 <text:s text:c="3"/>|0.30 |2.73 <text:s text:c="2"/>|2.56 <text:s text:c="2"/>|2.26|21.28 <text:s text:c="2"/>|2.00|0.00 <text:s/>|0.70|2.73 |08 <text:s text:c="3"/>| </text:p>
      <text:p text:style-name="P1">3 <text:s text:c="2"/>|1 <text:s text:c="6"/>|3 <text:s text:c="6"/>|that_ <text:s text:c="6"/>|that_ <text:s text:c="6"/>|0 <text:s/>|04 <text:s/>|04 <text:s text:c="2"/>|00 <text:s text:c="2"/>|4.39 <text:s text:c="2"/>|4.99 <text:s text:c="3"/>|0.30 |3.42 <text:s text:c="2"/>|3.20 <text:s text:c="2"/>|2.84|21.16 <text:s text:c="2"/>|1.60|0.00 <text:s/>|0.70|2.73 |08 <text:s text:c="3"/>| </text:p>
      <text:p text:style-name="P1">3 <text:s text:c="2"/>|1 <text:s text:c="6"/>|3 <text:s text:c="6"/>|so_ <text:s text:c="8"/>|so_ <text:s text:c="8"/>|0 <text:s/>|03 <text:s/>|03 <text:s text:c="2"/>|00 <text:s text:c="2"/>|4.39 <text:s text:c="2"/>|5.03 <text:s text:c="3"/>|0.30 |2.73 <text:s text:c="2"/>|2.56 <text:s text:c="2"/>|2.25|15.98 <text:s text:c="2"/>|2.00|0.00 <text:s/>|0.70|2.73 |06 <text:s text:c="3"/>| </text:p>
      <text:p text:style-name="P1">3 <text:s text:c="2"/>|1 <text:s text:c="6"/>|3 <text:s text:c="6"/>|. <text:s text:c="10"/>|. <text:s text:c="10"/>|0 <text:s/>|01 <text:s/>|01 <text:s text:c="2"/>|00 <text:s text:c="2"/>|4.39 <text:s text:c="2"/>|5.00 <text:s text:c="3"/>|0.30 |2.73 <text:s text:c="2"/>|2.56 <text:s text:c="2"/>|2.27|5.30 <text:s text:c="3"/>|2.00|0.00 <text:s/>|0.70|2.73 |02 <text:s text:c="3"/>| </text:p>
      <text:p text:style-name="P1">3 <text:s text:c="2"/>|1 <text:s text:c="6"/>|3 <text:s text:c="6"/>|this_ <text:s text:c="6"/>|this_ <text:s text:c="6"/>|0 <text:s/>|04 <text:s/>|04 <text:s text:c="2"/>|00 <text:s text:c="2"/>|4.39 <text:s text:c="2"/>|5.02 <text:s text:c="3"/>|0.30 |3.42 <text:s text:c="2"/>|3.20 <text:s text:c="2"/>|2.82|21.29 <text:s text:c="2"/>|1.60|0.00 <text:s/>|0.70|2.73 |08 <text:s text:c="3"/>| </text:p>
      <text:p text:style-name="P1">3 <text:s text:c="2"/>|1 <text:s text:c="6"/>|3 <text:s text:c="6"/>|should_ <text:s text:c="4"/>|should_ <text:s text:c="4"/>|0 <text:s/>|06 <text:s/>|05 <text:s text:c="2"/>|00 <text:s text:c="2"/>|4.39 <text:s text:c="2"/>|5.00 <text:s text:c="3"/>|0.30 |3.19 <text:s text:c="2"/>|2.99 <text:s text:c="2"/>|2.64|31.77 <text:s text:c="2"/>|1.43|0.00 <text:s/>|0.70|2.73 |10 <text:s text:c="3"/>| </text:p>
      <text:p text:style-name="P1">3 <text:s text:c="2"/>|1 <text:s text:c="6"/>|3 <text:s text:c="6"/>|not_ <text:s text:c="7"/>|not_ <text:s text:c="7"/>|0 <text:s/>|04 <text:s/>|04 <text:s text:c="2"/>|00 <text:s text:c="2"/>|4.39 <text:s text:c="2"/>|5.01 <text:s text:c="3"/>|0.30 |2.73 <text:s text:c="2"/>|2.56 <text:s text:c="2"/>|2.26|21.25 <text:s text:c="2"/>|2.00|0.00 <text:s/>|0.70|2.73 |08 <text:s text:c="3"/>| </text:p>
      <text:p text:style-name="P1">3 <text:s text:c="2"/>|1 <text:s text:c="6"/>|3 <text:s text:c="6"/>|to_ <text:s text:c="8"/>|to_ <text:s text:c="8"/>|0 <text:s/>|03 <text:s/>|03 <text:s text:c="2"/>|00 <text:s text:c="2"/>|4.39 <text:s text:c="2"/>|4.98 <text:s text:c="3"/>|0.30 |2.73 <text:s text:c="2"/>|2.56 <text:s text:c="2"/>|2.27|15.85 <text:s text:c="2"/>|2.00|0.00 <text:s/>|0.70|2.73 |06 <text:s text:c="3"/>| </text:p>
      <text:p text:style-name="P1">3 <text:s text:c="2"/>|1 <text:s text:c="6"/>|3 <text:s text:c="6"/>|happen_ <text:s text:c="4"/>|happen_ <text:s text:c="4"/>|0 <text:s/>|07 <text:s/>|07 <text:s text:c="2"/>|00 <text:s text:c="2"/>|4.39 <text:s text:c="2"/>|5.03 <text:s text:c="3"/>|0.30 |2.73 <text:s text:c="2"/>|2.56 <text:s text:c="2"/>|2.25|37.29 <text:s text:c="2"/>|2.14|0.00 <text:s/>|0.70|2.73 |15 <text:s text:c="3"/>| </text:p>
      <text:p text:style-name="P1">3 <text:s text:c="2"/>|1 <text:s text:c="6"/>|3 <text:s text:c="6"/>|to_ <text:s text:c="8"/>|to_ <text:s text:c="8"/>|0 <text:s/>|03 <text:s/>|03 <text:s text:c="2"/>|00 <text:s text:c="2"/>|4.39 <text:s text:c="2"/>|5.03 <text:s text:c="3"/>|0.30 |2.73 <text:s text:c="2"/>|2.56 <text:s text:c="2"/>|2.25|16.00 <text:s text:c="2"/>|2.00|0.00 <text:s/>|0.70|2.73 |06 <text:s text:c="3"/>| </text:p>
      <text:p text:style-name="P1">3 <text:s text:c="2"/>|1 <text:s text:c="6"/>|3 <text:s text:c="6"/>|anyone_ <text:s text:c="4"/>|anyone_ <text:s text:c="4"/>|0 <text:s/>|05 <text:s/>|05 <text:s text:c="2"/>|00 <text:s text:c="2"/>|4.39 <text:s text:c="2"/>|5.01 <text:s text:c="3"/>|0.30 |3.83 <text:s text:c="2"/>|3.58 <text:s text:c="2"/>|3.16|26.57 <text:s text:c="2"/>|1.43|0.00 <text:s/>|0.70|2.73 |10 <text:s text:c="3"/>| </text:p>
      <text:p text:style-name="P1">3 <text:s text:c="2"/>|1 <text:s text:c="6"/>|3 <text:s text:c="6"/>|in_ <text:s text:c="8"/>|in_ <text:s text:c="8"/>|0 <text:s/>|03 <text:s/>|03 <text:s text:c="2"/>|00 <text:s text:c="2"/>|4.39 <text:s text:c="2"/>|5.00 <text:s text:c="3"/>|0.30 |2.73 <text:s text:c="2"/>|2.56 <text:s text:c="2"/>|2.27|15.89 <text:s text:c="2"/>|2.00|0.00 <text:s/>|0.70|2.73 |06 <text:s text:c="3"/>| </text:p>
      <text:p text:style-name="P1">3 <text:s text:c="2"/>|1 <text:s text:c="6"/>|3 <text:s text:c="6"/>|the_ <text:s text:c="7"/>|the_ <text:s text:c="7"/>|0 <text:s/>|05 <text:s/>|04 <text:s text:c="2"/>|00 <text:s text:c="2"/>|4.39 <text:s text:c="2"/>|5.05 <text:s text:c="3"/>|0.30 |2.19 <text:s text:c="2"/>|2.05 <text:s text:c="2"/>|1.80|26.73 <text:s text:c="2"/>|2.00|0.00 <text:s/>|0.70|2.73 |08 <text:s text:c="3"/>| </text:p>
      <text:p text:style-name="P1">3 <text:s text:c="2"/>|1 <text:s text:c="6"/>|3 <text:s text:c="6"/>|world_ <text:s text:c="5"/>|world_ <text:s text:c="5"/>|0 <text:s/>|04 <text:s/>|04 <text:s text:c="2"/>|00 <text:s text:c="2"/>|4.39 <text:s text:c="2"/>|4.97 <text:s text:c="3"/>|0.30 |4.10 <text:s text:c="2"/>|3.84 <text:s text:c="2"/>|3.42|21.08 <text:s text:c="2"/>|1.33|0.00 <text:s/>|0.70|2.73 |08 <text:s text:c="3"/>| </text:p>
      <text:p text:style-name="P1">3 <text:s text:c="2"/>|1 <text:s text:c="6"/>|3 <text:s text:c="6"/>|. <text:s text:c="10"/>|. <text:s text:c="10"/>|0 <text:s/>|01 <text:s/>|01 <text:s text:c="2"/>|00 <text:s text:c="2"/>|4.39 <text:s text:c="2"/>|5.07 <text:s text:c="3"/>|0.30 |2.73 <text:s text:c="2"/>|2.56 <text:s text:c="2"/>|2.23|5.37 <text:s text:c="3"/>|2.00|0.00 <text:s/>|0.70|2.73 |02 <text:s text:c="3"/>| </text:p>
      <text:p text:style-name="P1">3 <text:s text:c="2"/>|1 <text:s text:c="6"/>|4 <text:s text:c="6"/>|done_ <text:s text:c="6"/>|done_ <text:s text:c="6"/>|0 <text:s/>|06 <text:s/>|04 <text:s text:c="2"/>|00 <text:s text:c="2"/>|4.39 <text:s text:c="2"/>|5.66 <text:s text:c="3"/>|0.30 |2.28 <text:s text:c="2"/>|2.13 <text:s text:c="2"/>|1.68|35.76 <text:s text:c="2"/>|1.60|0.00 <text:s/>|0.70|2.73 |08 <text:s text:c="3"/>| </text:p>
      <text:p text:style-name="P1">3 <text:s text:c="2"/>|1 <text:s text:c="6"/>|4 <text:s text:c="6"/>|. <text:s text:c="10"/>|. <text:s text:c="10"/>|0 <text:s/>|01 <text:s/>|01 <text:s text:c="2"/>|00 <text:s text:c="2"/>|4.39 <text:s text:c="2"/>|5.66 <text:s text:c="3"/>|0.30 |2.73 <text:s text:c="2"/>|2.56 <text:s text:c="2"/>|2.01|5.96 <text:s text:c="3"/>|2.00|0.00 <text:s/>|0.70|2.73 |02 <text:s text:c="3"/>| </text:p>
      <text:p text:style-name="P1">3 <text:s text:c="2"/>|1 <text:s text:c="6"/>|4 <text:s text:c="6"/>|the_ <text:s text:c="7"/>|the_ <text:s text:c="7"/>|0 <text:s/>|05 <text:s/>|04 <text:s text:c="2"/>|00 <text:s text:c="2"/>|4.39 <text:s text:c="2"/>|5.64 <text:s text:c="3"/>|0.30 |2.19 <text:s text:c="2"/>|2.05 <text:s text:c="2"/>|1.61|29.72 <text:s text:c="2"/>|2.00|0.00 <text:s/>|0.70|2.73 |08 <text:s text:c="3"/>| </text:p>
      <text:p text:style-name="P1">3 <text:s text:c="2"/>|1 <text:s text:c="6"/>|4 <text:s text:c="6"/>|quick_ <text:s text:c="5"/>|quick_ <text:s text:c="5"/>|0 <text:s/>|07 <text:s/>|06 <text:s text:c="2"/>|00 <text:s text:c="2"/>|4.39 <text:s text:c="2"/>|5.65 <text:s text:c="3"/>|0.30 |2.34 <text:s text:c="2"/>|2.19 <text:s text:c="2"/>|1.73|41.64 <text:s text:c="2"/>|2.00|0.00 <text:s/>|0.70|2.73 |12 <text:s text:c="3"/>| </text:p>
      <text:p text:style-name="P1">3 <text:s text:c="2"/>|1 <text:s text:c="6"/>|4 <text:s text:c="6"/>|brown_ <text:s text:c="5"/>| <text:s text:c="11"/>|1 <text:s/>|12 <text:s/>|12 <text:s text:c="2"/>|00 <text:s text:c="2"/>|4.39 <text:s text:c="2"/>|5.67 <text:s text:c="3"/>|0.30 |0.00 <text:s text:c="2"/>|0.00 <text:s text:c="2"/>|0.00|71.59 <text:s text:c="2"/>|3.67|100.00|0.70|2.73 |22 <text:s text:c="3"/>| </text:p>
      <text:p text:style-name="P1">3 <text:s text:c="2"/>|1 <text:s text:c="6"/>|4 <text:s text:c="6"/>|fox_ <text:s text:c="7"/>|for_ <text:s text:c="7"/>|1 <text:s/>|05 <text:s/>|04 <text:s text:c="2"/>|00 <text:s text:c="2"/>|4.39 <text:s text:c="2"/>|5.67 <text:s text:c="3"/>|0.30 |2.19 <text:s text:c="2"/>|2.05 <text:s text:c="2"/>|1.61|29.86 <text:s text:c="2"/>|2.00|25.00 |0.70|2.73 |08 <text:s text:c="3"/>| </text:p>
      <text:p text:style-name="P1">3 <text:s text:c="2"/>|1 <text:s text:c="6"/>|4 <text:s text:c="6"/>|jumps_ <text:s text:c="5"/>| <text:s text:c="11"/>|1 <text:s/>|39 <text:s/>|22 <text:s text:c="2"/>|00 <text:s text:c="2"/>|4.39 <text:s text:c="2"/>|5.66 <text:s text:c="3"/>|0.30 |0.00 <text:s text:c="2"/>|0.00 <text:s text:c="2"/>|0.00|232.55 <text:s/>|7.17|100.00|0.70|2.73 |43 <text:s text:c="3"/>| </text:p>
      <text:p text:style-name="P1">3 <text:s text:c="2"/>|1 <text:s text:c="6"/>|4 <text:s text:c="6"/>|over_ <text:s text:c="6"/>|over_ <text:s text:c="6"/>|0 <text:s/>|05 <text:s/>|05 <text:s text:c="2"/>|00 <text:s text:c="2"/>|4.39 <text:s text:c="2"/>|5.69 <text:s text:c="3"/>|0.30 |2.73 <text:s text:c="2"/>|2.56 <text:s text:c="2"/>|2.00|29.96 <text:s text:c="2"/>|2.00|0.00 <text:s/>|0.70|2.73 |10 <text:s text:c="3"/>| </text:p>
      <text:p text:style-name="P1">3 <text:s text:c="2"/>|1 <text:s text:c="6"/>|4 <text:s text:c="6"/>|the_ <text:s text:c="7"/>|the_ <text:s text:c="7"/>|0 <text:s/>|04 <text:s/>|04 <text:s text:c="2"/>|00 <text:s text:c="2"/>|4.39 <text:s text:c="2"/>|5.67 <text:s text:c="3"/>|0.30 |2.73 <text:s text:c="2"/>|2.56 <text:s text:c="2"/>|2.01|23.88 <text:s text:c="2"/>|2.00|0.00 <text:s/>|0.70|2.73 |08 <text:s text:c="3"/>| </text:p>
      <text:p text:style-name="P1">3 <text:s text:c="2"/>|1 <text:s text:c="6"/>|4 <text:s text:c="6"/>|lazy_ <text:s text:c="6"/>|lazy_ <text:s text:c="6"/>|0 <text:s/>|09 <text:s/>|08 <text:s text:c="2"/>|00 <text:s text:c="2"/>|4.39 <text:s text:c="2"/>|5.64 <text:s text:c="3"/>|0.30 |1.52 <text:s text:c="2"/>|1.42 <text:s text:c="2"/>|1.12|53.49 <text:s text:c="2"/>|3.00|0.00 <text:s/>|0.70|2.73 |15 <text:s text:c="3"/>| </text:p>
      <text:p text:style-name="P1">3 <text:s text:c="2"/>|1 <text:s text:c="6"/>|4 <text:s text:c="6"/>|dog_ <text:s text:c="7"/>|dog_ <text:s text:c="7"/>|0 <text:s/>|04 <text:s/>|04 <text:s text:c="2"/>|00 <text:s text:c="2"/>|4.39 <text:s text:c="2"/>|5.66 <text:s text:c="3"/>|0.30 |2.73 <text:s text:c="2"/>|2.56 <text:s text:c="2"/>|2.01|23.84 <text:s text:c="2"/>|2.00|0.00 <text:s/>|0.70|2.73 |08 <text:s text:c="3"/>| </text:p>
      <text:p text:style-name="P1">3 <text:s text:c="2"/>|1 <text:s text:c="6"/>|4 <text:s text:c="6"/>|. <text:s text:c="10"/>|. <text:s text:c="10"/>|0 <text:s/>|01 <text:s/>|01 <text:s text:c="2"/>|00 <text:s text:c="2"/>|4.39 <text:s text:c="2"/>|5.61 <text:s text:c="3"/>|0.30 |2.73 <text:s text:c="2"/>|2.56 <text:s text:c="2"/>|2.03|5.91 <text:s text:c="3"/>|2.00|0.00 <text:s/>|0.70|2.73 |02 <text:s text:c="3"/>| </text:p>
      <text:p text:style-name="P1">3 <text:s text:c="2"/>|1 <text:s text:c="6"/>|4 <text:s text:c="6"/>|no_ <text:s text:c="8"/>| <text:s text:c="11"/>|1 <text:s/>|07 <text:s/>|06 <text:s text:c="2"/>|00 <text:s text:c="2"/>|4.39 <text:s text:c="2"/>|5.61 <text:s text:c="3"/>|0.30 |0.00 <text:s text:c="2"/>|0.00 <text:s text:c="2"/>|0.00|41.38 <text:s text:c="2"/>|4.00|100.00|0.70|2.73 |12 <text:s text:c="3"/>| </text:p>
      <text:p text:style-name="P1">3 <text:s text:c="2"/>|1 <text:s text:c="6"/>|5 <text:s text:c="6"/>|no_ <text:s text:c="8"/>| <text:s text:c="11"/>|1 <text:s/>|07 <text:s/>|06 <text:s text:c="2"/>|00 <text:s text:c="2"/>|4.39 <text:s text:c="2"/>|5.65 <text:s text:c="3"/>|0.30 |0.00 <text:s text:c="2"/>|0.00 <text:s text:c="2"/>|0.00|41.64 <text:s text:c="2"/>|4.00|100.00|0.70|2.73 |12 <text:s text:c="3"/>| </text:p>
      <text:p text:style-name="P1">3 <text:s text:c="2"/>|1 <text:s text:c="6"/>|5 <text:s text:c="6"/>|more_ <text:s text:c="6"/>|mitre_ <text:s text:c="5"/>|1 <text:s/>|06 <text:s/>|06 <text:s text:c="2"/>|00 <text:s text:c="2"/>|4.39 <text:s text:c="2"/>|5.67 <text:s text:c="3"/>|0.30 |2.73 <text:s text:c="2"/>|2.56 <text:s text:c="2"/>|2.01|35.80 <text:s text:c="2"/>|2.40|40.00 |0.70|2.73 |12 <text:s text:c="3"/>| </text:p>
      <text:p text:style-name="P1">3 <text:s text:c="2"/>|1 <text:s text:c="6"/>|5 <text:s text:c="6"/>|headaches_ <text:s/>|headaches_ <text:s/>|0 <text:s/>|10 <text:s/>|09 <text:s text:c="2"/>|01 <text:s text:c="2"/>|4.39 <text:s text:c="2"/>|5.64 <text:s text:c="3"/>|0.30 |2.73 <text:s text:c="2"/>|2.56 <text:s text:c="2"/>|2.02|59.40 <text:s text:c="2"/>|2.40|0.00 <text:s/>|0.70|2.73 |24 <text:s text:c="3"/>| </text:p>
      <text:p text:style-name="P1">3 <text:s text:c="2"/>|1 <text:s text:c="6"/>|5 <text:s text:c="6"/>|. <text:s text:c="10"/>|. <text:s text:c="10"/>|0 <text:s/>|02 <text:s/>|01 <text:s text:c="2"/>|01 <text:s text:c="2"/>|4.39 <text:s text:c="2"/>|5.64 <text:s text:c="3"/>|0.30 |1.37 <text:s text:c="2"/>|1.28 <text:s text:c="2"/>|1.01|11.88 <text:s text:c="2"/>|7.00|0.00 <text:s/>|0.70|2.73 |07 <text:s text:c="3"/>| </text:p>
      <text:p text:style-name="P1">3 <text:s text:c="2"/>|1 <text:s text:c="6"/>|5 <text:s text:c="6"/>|i_ <text:s text:c="9"/>|i_ <text:s text:c="9"/>|0 <text:s/>|02 <text:s/>|02 <text:s text:c="2"/>|00 <text:s text:c="2"/>|4.39 <text:s text:c="2"/>|5.68 <text:s text:c="3"/>|0.30 |2.73 <text:s text:c="2"/>|2.56 <text:s text:c="2"/>|2.01|11.95 <text:s text:c="2"/>|2.00|0.00 <text:s/>|0.70|2.73 |04 <text:s text:c="3"/>| </text:p>
      <text:p text:style-name="P1">3 <text:s text:c="2"/>|1 <text:s text:c="6"/>|5 <text:s text:c="6"/>|will_ <text:s text:c="6"/>|will_ <text:s text:c="6"/>|0 <text:s/>|04 <text:s/>|04 <text:s text:c="2"/>|00 <text:s text:c="2"/>|4.39 <text:s text:c="2"/>|5.66 <text:s text:c="3"/>|0.30 |3.42 <text:s text:c="2"/>|3.20 <text:s text:c="2"/>|2.52|23.82 <text:s text:c="2"/>|1.60|0.00 <text:s/>|0.70|2.73 |08 <text:s text:c="3"/>| </text:p>
      <text:p text:style-name="P1">3 <text:s text:c="2"/>|1 <text:s text:c="6"/>|5 <text:s text:c="6"/>|read_ <text:s text:c="6"/>|read_ <text:s text:c="6"/>|0 <text:s/>|05 <text:s/>|05 <text:s text:c="2"/>|00 <text:s text:c="2"/>|4.39 <text:s text:c="2"/>|5.60 <text:s text:c="3"/>|0.30 |2.73 <text:s text:c="2"/>|2.56 <text:s text:c="2"/>|2.03|29.49 <text:s text:c="2"/>|2.00|0.00 <text:s/>|0.70|2.73 |10 <text:s text:c="3"/>| </text:p>
      <text:p text:style-name="P1">3 <text:s text:c="2"/>|1 <text:s text:c="6"/>|5 <text:s text:c="6"/>|it_ <text:s text:c="8"/>| <text:s text:c="11"/>|1 <text:s/>|06 <text:s/>|06 <text:s text:c="2"/>|00 <text:s text:c="2"/>|4.39 <text:s text:c="2"/>|5.67 <text:s text:c="3"/>|0.30 |0.00 <text:s text:c="2"/>|0.00 <text:s text:c="2"/>|0.00|35.83 <text:s text:c="2"/>|4.00|100.00|0.70|2.73 |12 <text:s text:c="3"/>| </text:p>
      <text:p text:style-name="P1">3 <text:s text:c="2"/>|1 <text:s text:c="6"/>|5 <text:s text:c="6"/>|to_ <text:s text:c="8"/>|to_ <text:s text:c="8"/>|0 <text:s/>|03 <text:s/>|03 <text:s text:c="2"/>|00 <text:s text:c="2"/>|4.39 <text:s text:c="2"/>|5.71 <text:s text:c="3"/>|0.30 |2.73 <text:s text:c="2"/>|2.56 <text:s text:c="2"/>|2.00|18.03 <text:s text:c="2"/>|2.00|0.00 <text:s/>|0.70|2.73 |06 <text:s text:c="3"/>| </text:p>
      <text:p text:style-name="P1">3 <text:s text:c="2"/>|1 <text:s text:c="6"/>|5 <text:s text:c="6"/>|you_ <text:s text:c="7"/>|you_ <text:s text:c="7"/>|0 <text:s/>|04 <text:s/>|04 <text:s text:c="2"/>|00 <text:s text:c="2"/>|4.39 <text:s text:c="2"/>|5.55 <text:s text:c="3"/>|0.30 |2.73 <text:s text:c="2"/>|2.56 <text:s text:c="2"/>|2.05|23.40 <text:s text:c="2"/>|2.00|0.00 <text:s/>|0.70|2.73 |08 <text:s text:c="3"/>| </text:p>
      <text:p text:style-name="P1">3 <text:s text:c="2"/>|1 <text:s text:c="6"/>|5 <text:s text:c="6"/>|. <text:s text:c="10"/>|. <text:s text:c="10"/>|0 <text:s/>|01 <text:s/>|01 <text:s text:c="2"/>|00 <text:s text:c="2"/>|4.39 <text:s text:c="2"/>|5.24 <text:s text:c="3"/>|0.30 |2.73 <text:s text:c="2"/>|2.56 <text:s text:c="2"/>|2.17|5.54 <text:s text:c="3"/>|2.00|0.00 <text:s/>|0.70|2.73 |02 <text:s text:c="3"/>| </text:p>
      <text:p text:style-name="P1">3 <text:s text:c="2"/>|1 <text:s text:c="6"/>|5 <text:s text:c="6"/>|i_ <text:s text:c="9"/>|i_ <text:s text:c="9"/>|0 <text:s/>|02 <text:s/>|02 <text:s text:c="2"/>|00 <text:s text:c="2"/>|4.39 <text:s text:c="2"/>|5.44 <text:s text:c="3"/>|0.30 |2.73 <text:s text:c="2"/>|2.56 <text:s text:c="2"/>|2.09|11.49 <text:s text:c="2"/>|2.00|0.00 <text:s/>|0.70|2.73 |04 <text:s text:c="3"/>| </text:p>
      <text:p text:style-name="P1">3 <text:s text:c="2"/>|1 <text:s text:c="6"/>|5 <text:s text:c="6"/>|would_ <text:s text:c="5"/>|would_ <text:s text:c="5"/>|0 <text:s/>|03 <text:s/>|03 <text:s text:c="2"/>|00 <text:s text:c="2"/>|4.39 <text:s text:c="2"/>|5.68 <text:s text:c="3"/>|0.30 |5.47 <text:s text:c="2"/>|5.12 <text:s text:c="2"/>|4.02|17.93 <text:s text:c="2"/>|1.00|0.00 <text:s/>|0.70|2.73 |06 <text:s text:c="3"/>| </text:p>
      <text:p text:style-name="P1">3 <text:s text:c="2"/>|1 <text:s text:c="6"/>|5 <text:s text:c="6"/>|like_ <text:s text:c="6"/>|like_ <text:s text:c="6"/>|0 <text:s/>|05 <text:s/>|05 <text:s text:c="2"/>|00 <text:s text:c="2"/>|4.39 <text:s text:c="2"/>|5.68 <text:s text:c="3"/>|0.30 |2.73 <text:s text:c="2"/>|2.56 <text:s text:c="2"/>|2.01|29.92 <text:s text:c="2"/>|2.00|0.00 <text:s/>|0.70|2.73 |10 <text:s text:c="3"/>| </text:p>
      <text:p text:style-name="P1">3 <text:s text:c="2"/>|1 <text:s text:c="6"/>|5 <text:s text:c="6"/>|some_ <text:s text:c="6"/>|some_ <text:s text:c="6"/>|0 <text:s/>|05 <text:s/>|05 <text:s text:c="2"/>|00 <text:s text:c="2"/>|4.39 <text:s text:c="2"/>|5.65 <text:s text:c="3"/>|0.30 |2.73 <text:s text:c="2"/>|2.56 <text:s text:c="2"/>|2.02|29.77 <text:s text:c="2"/>|2.00|0.00 <text:s/>|0.70|2.73 |10 <text:s text:c="3"/>| </text:p>
      <text:p text:style-name="P1"><text:soft-page-break/>user|session |subsess |grnd_truth <text:s/>|select <text:s text:c="5"/>|err|iter|citer|nundo|chr_thr|chr_time|delay|wpm_min|wpm_thr|wpm |tot_time|cpc |%error|over|speed|nclicks| </text:p>
      <text:p text:style-name="P1">3 <text:s text:c="2"/>|1 <text:s text:c="6"/>|5 <text:s text:c="6"/>|soup_ <text:s text:c="6"/>|soup_ <text:s text:c="6"/>|0 <text:s/>|05 <text:s/>|05 <text:s text:c="2"/>|00 <text:s text:c="2"/>|4.39 <text:s text:c="2"/>|5.58 <text:s text:c="3"/>|0.30 |2.73 <text:s text:c="2"/>|2.56 <text:s text:c="2"/>|2.04|29.38 <text:s text:c="2"/>|2.00|0.00 <text:s/>|0.70|2.73 |10 <text:s text:c="3"/>| </text:p>
      <text:p text:style-name="P1">3 <text:s text:c="2"/>|1 <text:s text:c="6"/>|5 <text:s text:c="6"/>|for_ <text:s text:c="7"/>|for_ <text:s text:c="7"/>|0 <text:s/>|04 <text:s/>|04 <text:s text:c="2"/>|00 <text:s text:c="2"/>|4.39 <text:s text:c="2"/>|5.63 <text:s text:c="3"/>|0.30 |2.73 <text:s text:c="2"/>|2.56 <text:s text:c="2"/>|2.02|23.71 <text:s text:c="2"/>|2.00|0.00 <text:s/>|0.70|2.73 |08 <text:s text:c="3"/>| </text:p>
      <text:p text:style-name="P1">3 <text:s text:c="2"/>|1 <text:s text:c="6"/>|5 <text:s text:c="6"/>|lunch_ <text:s text:c="5"/>|lunch_ <text:s text:c="5"/>|0 <text:s/>|06 <text:s/>|06 <text:s text:c="2"/>|00 <text:s text:c="2"/>|4.39 <text:s text:c="2"/>|5.68 <text:s text:c="3"/>|0.30 |2.73 <text:s text:c="2"/>|2.56 <text:s text:c="2"/>|2.01|35.90 <text:s text:c="2"/>|2.00|0.00 <text:s/>|0.70|2.73 |12 <text:s text:c="3"/>| </text:p>
      <text:p text:style-name="P1">3 <text:s text:c="2"/>|1 <text:s text:c="6"/>|5 <text:s text:c="6"/>|. <text:s text:c="10"/>|. <text:s text:c="10"/>|0 <text:s/>|01 <text:s/>|01 <text:s text:c="2"/>|00 <text:s text:c="2"/>|4.39 <text:s text:c="2"/>|5.64 <text:s text:c="3"/>|0.30 |2.73 <text:s text:c="2"/>|2.56 <text:s text:c="2"/>|2.02|5.94 <text:s text:c="3"/>|2.00|0.00 <text:s/>|0.70|2.73 |02 <text:s text:c="3"/>| </text:p>
      <text:p text:style-name="P1">3 <text:s text:c="2"/>|1 <text:s text:c="6"/>|5 <text:s text:c="6"/>|saw_ <text:s text:c="7"/>|saw_ <text:s text:c="7"/>|0 <text:s/>|05 <text:s/>|04 <text:s text:c="2"/>|00 <text:s text:c="2"/>|4.39 <text:s text:c="2"/>|5.67 <text:s text:c="3"/>|0.30 |2.19 <text:s text:c="2"/>|2.05 <text:s text:c="2"/>|1.61|29.86 <text:s text:c="2"/>|2.00|0.00 <text:s/>|0.70|2.73 |08 <text:s text:c="3"/>| </text:p>
      <text:p text:style-name="P1">3 <text:s text:c="2"/>|1 <text:s text:c="6"/>|5 <text:s text:c="6"/>|your_ <text:s text:c="6"/>|your_ <text:s text:c="6"/>|0 <text:s/>|06 <text:s/>|05 <text:s text:c="2"/>|00 <text:s text:c="2"/>|4.39 <text:s text:c="2"/>|5.59 <text:s text:c="3"/>|0.30 |2.28 <text:s text:c="2"/>|2.13 <text:s text:c="2"/>|1.70|35.31 <text:s text:c="2"/>|1.80|0.00 <text:s/>|0.70|2.73 |09 <text:s text:c="3"/>| </text:p>
      <text:p text:style-name="P1">3 <text:s text:c="2"/>|1 <text:s text:c="6"/>|5 <text:s text:c="6"/>|keys_ <text:s text:c="6"/>|keys_ <text:s text:c="6"/>|0 <text:s/>|04 <text:s/>|04 <text:s text:c="2"/>|00 <text:s text:c="2"/>|4.39 <text:s text:c="2"/>|5.62 <text:s text:c="3"/>|0.30 |3.42 <text:s text:c="2"/>|3.20 <text:s text:c="2"/>|2.53|23.69 <text:s text:c="2"/>|1.60|0.00 <text:s/>|0.70|2.73 |08 <text:s text:c="3"/>| </text:p>
      <text:p text:style-name="P1">3 <text:s text:c="2"/>|1 <text:s text:c="6"/>|5 <text:s text:c="6"/>|by_ <text:s text:c="8"/>|by_ <text:s text:c="8"/>|0 <text:s/>|02 <text:s/>|02 <text:s text:c="2"/>|00 <text:s text:c="2"/>|4.39 <text:s text:c="2"/>|5.66 <text:s text:c="3"/>|0.30 |4.10 <text:s text:c="2"/>|3.84 <text:s text:c="2"/>|3.02|11.92 <text:s text:c="2"/>|1.33|0.00 <text:s/>|0.70|2.73 |04 <text:s text:c="3"/>| </text:p>
      <text:p text:style-name="P1">3 <text:s text:c="2"/>|1 <text:s text:c="6"/>|5 <text:s text:c="6"/>|the_ <text:s text:c="7"/>|the_ <text:s text:c="7"/>|0 <text:s/>|04 <text:s/>|04 <text:s text:c="2"/>|00 <text:s text:c="2"/>|4.39 <text:s text:c="2"/>|5.66 <text:s text:c="3"/>|0.30 |2.73 <text:s text:c="2"/>|2.56 <text:s text:c="2"/>|2.01|23.85 <text:s text:c="2"/>|2.00|0.00 <text:s/>|0.70|2.73 |08 <text:s text:c="3"/>| </text:p>
      <text:p text:style-name="P1">3 <text:s text:c="2"/>|1 <text:s text:c="6"/>|5 <text:s text:c="6"/>|sink_ <text:s text:c="6"/>|sink_ <text:s text:c="6"/>|0 <text:s/>|05 <text:s/>|05 <text:s text:c="2"/>|00 <text:s text:c="2"/>|4.39 <text:s text:c="2"/>|5.68 <text:s text:c="3"/>|0.30 |2.73 <text:s text:c="2"/>|2.56 <text:s text:c="2"/>|2.01|29.90 <text:s text:c="2"/>|2.20|0.00 <text:s/>|0.70|2.73 |11 <text:s text:c="3"/>| </text:p>
      <text:p text:style-name="P1">3 <text:s text:c="2"/>|1 <text:s text:c="6"/>|5 <text:s text:c="6"/>|. <text:s text:c="10"/>|. <text:s text:c="10"/>|0 <text:s/>|02 <text:s/>|02 <text:s text:c="2"/>|00 <text:s text:c="2"/>|4.39 <text:s text:c="2"/>|5.67 <text:s text:c="3"/>|0.30 |1.37 <text:s text:c="2"/>|1.28 <text:s text:c="2"/>|1.01|11.94 <text:s text:c="2"/>|4.00|0.00 <text:s/>|0.70|2.73 |04 <text:s text:c="3"/>| </text:p>
      <text:p text:style-name="P1">3 <text:s text:c="2"/>|1 <text:s text:c="6"/>|6 <text:s text:c="6"/>|what_ <text:s text:c="6"/>|what_ <text:s text:c="6"/>|0 <text:s/>|03 <text:s/>|03 <text:s text:c="2"/>|00 <text:s text:c="2"/>|4.39 <text:s text:c="2"/>|5.71 <text:s text:c="3"/>|0.30 |4.56 <text:s text:c="2"/>|4.27 <text:s text:c="2"/>|3.33|18.04 <text:s text:c="2"/>|1.20|0.00 <text:s/>|0.70|2.73 |06 <text:s text:c="3"/>| </text:p>
      <text:p text:style-name="P1">3 <text:s text:c="2"/>|1 <text:s text:c="6"/>|6 <text:s text:c="6"/>|time_ <text:s text:c="6"/>|time_ <text:s text:c="6"/>|0 <text:s/>|06 <text:s/>|05 <text:s text:c="2"/>|00 <text:s text:c="2"/>|4.39 <text:s text:c="2"/>|5.65 <text:s text:c="3"/>|0.30 |2.28 <text:s text:c="2"/>|2.13 <text:s text:c="2"/>|1.68|35.71 <text:s text:c="2"/>|1.80|0.00 <text:s/>|0.70|2.73 |09 <text:s text:c="3"/>| </text:p>
      <text:p text:style-name="P1">3 <text:s text:c="2"/>|1 <text:s text:c="6"/>|6 <text:s text:c="6"/>|is_ <text:s text:c="8"/>|is_ <text:s text:c="8"/>|0 <text:s/>|03 <text:s/>|03 <text:s text:c="2"/>|00 <text:s text:c="2"/>|4.39 <text:s text:c="2"/>|5.67 <text:s text:c="3"/>|0.30 |2.73 <text:s text:c="2"/>|2.56 <text:s text:c="2"/>|2.01|17.90 <text:s text:c="2"/>|2.00|0.00 <text:s/>|0.70|2.73 |06 <text:s text:c="3"/>| </text:p>
      <text:p text:style-name="P1">3 <text:s text:c="2"/>|1 <text:s text:c="6"/>|6 <text:s text:c="6"/>|it_ <text:s text:c="8"/>|it_ <text:s text:c="8"/>|0 <text:s/>|03 <text:s/>|03 <text:s text:c="2"/>|00 <text:s text:c="2"/>|4.39 <text:s text:c="2"/>|5.63 <text:s text:c="3"/>|0.30 |2.73 <text:s text:c="2"/>|2.56 <text:s text:c="2"/>|2.03|17.78 <text:s text:c="2"/>|2.00|0.00 <text:s/>|0.70|2.73 |06 <text:s text:c="3"/>| </text:p>
      <text:p text:style-name="P1">3 <text:s text:c="2"/>|1 <text:s text:c="6"/>|6 <text:s text:c="6"/>|. <text:s text:c="10"/>|. <text:s text:c="10"/>|0 <text:s/>|01 <text:s/>|01 <text:s text:c="2"/>|00 <text:s text:c="2"/>|4.39 <text:s text:c="2"/>|5.63 <text:s text:c="3"/>|0.30 |2.73 <text:s text:c="2"/>|2.56 <text:s text:c="2"/>|2.02|5.93 <text:s text:c="3"/>|2.00|0.00 <text:s/>|0.70|2.73 |02 <text:s text:c="3"/>| </text:p>
      <text:p text:style-name="P1">3 <text:s text:c="2"/>|1 <text:s text:c="6"/>|6 <text:s text:c="6"/>|take_ <text:s text:c="6"/>|take_ <text:s text:c="6"/>|0 <text:s/>|07 <text:s/>|05 <text:s text:c="2"/>|00 <text:s text:c="2"/>|4.39 <text:s text:c="2"/>|5.65 <text:s text:c="3"/>|0.30 |1.95 <text:s text:c="2"/>|1.83 <text:s text:c="2"/>|1.44|41.65 <text:s text:c="2"/>|2.00|0.00 <text:s/>|0.70|2.73 |10 <text:s text:c="3"/>| </text:p>
      <text:p text:style-name="P1">3 <text:s text:c="2"/>|1 <text:s text:c="6"/>|6 <text:s text:c="6"/>|care_ <text:s text:c="6"/>|care_ <text:s text:c="6"/>|0 <text:s/>|05 <text:s/>|05 <text:s text:c="2"/>|00 <text:s text:c="2"/>|4.39 <text:s text:c="2"/>|5.68 <text:s text:c="3"/>|0.30 |2.73 <text:s text:c="2"/>|2.56 <text:s text:c="2"/>|2.01|29.89 <text:s text:c="2"/>|2.00|0.00 <text:s/>|0.70|2.73 |10 <text:s text:c="3"/>| </text:p>
      <text:p text:style-name="P1">3 <text:s text:c="2"/>|1 <text:s text:c="6"/>|6 <text:s text:c="6"/>|. <text:s text:c="10"/>|. <text:s text:c="10"/>|0 <text:s/>|01 <text:s/>|01 <text:s text:c="2"/>|00 <text:s text:c="2"/>|4.39 <text:s text:c="2"/>|5.65 <text:s text:c="3"/>|0.30 |2.73 <text:s text:c="2"/>|2.56 <text:s text:c="2"/>|2.02|5.95 <text:s text:c="3"/>|2.00|0.00 <text:s/>|0.70|2.73 |02 <text:s text:c="3"/>| </text:p>
      <text:p text:style-name="P1">3 <text:s text:c="2"/>|1 <text:s text:c="6"/>|6 <text:s text:c="6"/>|i_ <text:s text:c="9"/>|i_ <text:s text:c="9"/>|0 <text:s/>|02 <text:s/>|02 <text:s text:c="2"/>|00 <text:s text:c="2"/>|4.39 <text:s text:c="2"/>|5.66 <text:s text:c="3"/>|0.30 |2.73 <text:s text:c="2"/>|2.56 <text:s text:c="2"/>|2.01|11.92 <text:s text:c="2"/>|2.00|0.00 <text:s/>|0.70|2.73 |04 <text:s text:c="3"/>| </text:p>
      <text:p text:style-name="P1">3 <text:s text:c="2"/>|1 <text:s text:c="6"/>|6 <text:s text:c="6"/>|enjoy_ <text:s text:c="5"/>|enjoy_ <text:s text:c="5"/>|0 <text:s/>|06 <text:s/>|06 <text:s text:c="2"/>|00 <text:s text:c="2"/>|4.39 <text:s text:c="2"/>|5.59 <text:s text:c="3"/>|0.30 |2.73 <text:s text:c="2"/>|2.56 <text:s text:c="2"/>|2.04|35.31 <text:s text:c="2"/>|2.00|0.00 <text:s/>|0.70|2.73 |12 <text:s text:c="3"/>| </text:p>
      <text:p text:style-name="P1">3 <text:s text:c="2"/>|1 <text:s text:c="6"/>|6 <text:s text:c="6"/>|the_ <text:s text:c="7"/>|the_ <text:s text:c="7"/>|0 <text:s/>|04 <text:s/>|04 <text:s text:c="2"/>|00 <text:s text:c="2"/>|4.39 <text:s text:c="2"/>|5.55 <text:s text:c="3"/>|0.30 |2.73 <text:s text:c="2"/>|2.56 <text:s text:c="2"/>|2.05|23.40 <text:s text:c="2"/>|2.00|0.00 <text:s/>|0.70|2.73 |08 <text:s text:c="3"/>| </text:p>
      <text:p text:style-name="P1">3 <text:s text:c="2"/>|1 <text:s text:c="6"/>|6 <text:s text:c="6"/>|music_ <text:s text:c="5"/>|music_ <text:s text:c="5"/>|0 <text:s/>|06 <text:s/>|06 <text:s text:c="2"/>|00 <text:s text:c="2"/>|4.39 <text:s text:c="2"/>|5.59 <text:s text:c="3"/>|0.30 |2.73 <text:s text:c="2"/>|2.56 <text:s text:c="2"/>|2.04|35.35 <text:s text:c="2"/>|2.00|0.00 <text:s/>|0.70|2.73 |12 <text:s text:c="3"/>| </text:p>
      <text:p text:style-name="P1">3 <text:s text:c="2"/>|1 <text:s text:c="6"/>|6 <text:s text:c="6"/>|. <text:s text:c="10"/>|. <text:s text:c="10"/>|0 <text:s/>|01 <text:s/>|01 <text:s text:c="2"/>|00 <text:s text:c="2"/>|4.39 <text:s text:c="2"/>|5.66 <text:s text:c="3"/>|0.30 |2.73 <text:s text:c="2"/>|2.56 <text:s text:c="2"/>|2.01|5.96 <text:s text:c="3"/>|2.00|0.00 <text:s/>|0.70|2.73 |02 <text:s text:c="3"/>| </text:p>
      <text:p text:style-name="P1">3 <text:s text:c="2"/>|1 <text:s text:c="6"/>|6 <text:s text:c="6"/>|turn_ <text:s text:c="6"/>|turn_ <text:s text:c="6"/>|0 <text:s/>|05 <text:s/>|05 <text:s text:c="2"/>|00 <text:s text:c="2"/>|4.39 <text:s text:c="2"/>|5.68 <text:s text:c="3"/>|0.30 |2.73 <text:s text:c="2"/>|2.56 <text:s text:c="2"/>|2.01|29.91 <text:s text:c="2"/>|2.00|0.00 <text:s/>|0.70|2.73 |10 <text:s text:c="3"/>| </text:p>
      <text:p text:style-name="P1">3 <text:s text:c="2"/>|1 <text:s text:c="6"/>|6 <text:s text:c="6"/>|on_ <text:s text:c="8"/>|on_ <text:s text:c="8"/>|0 <text:s/>|03 <text:s/>|03 <text:s text:c="2"/>|00 <text:s text:c="2"/>|4.39 <text:s text:c="2"/>|5.68 <text:s text:c="3"/>|0.30 |2.73 <text:s text:c="2"/>|2.56 <text:s text:c="2"/>|2.01|17.95 <text:s text:c="2"/>|2.00|0.00 <text:s/>|0.70|2.73 |06 <text:s text:c="3"/>| </text:p>
      <text:p text:style-name="P1">3 <text:s text:c="2"/>|1 <text:s text:c="6"/>|6 <text:s text:c="6"/>|the_ <text:s text:c="7"/>|the_ <text:s text:c="7"/>|0 <text:s/>|04 <text:s/>|04 <text:s text:c="2"/>|00 <text:s text:c="2"/>|4.39 <text:s text:c="2"/>|5.69 <text:s text:c="3"/>|0.30 |2.73 <text:s text:c="2"/>|2.56 <text:s text:c="2"/>|2.00|23.97 <text:s text:c="2"/>|2.00|0.00 <text:s/>|0.70|2.73 |08 <text:s text:c="3"/>| </text:p>
      <text:p text:style-name="P1">3 <text:s text:c="2"/>|1 <text:s text:c="6"/>|6 <text:s text:c="6"/>|tv_ <text:s text:c="8"/>|tv_ <text:s text:c="8"/>|0 <text:s/>|03 <text:s/>|03 <text:s text:c="2"/>|00 <text:s text:c="2"/>|4.39 <text:s text:c="2"/>|5.65 <text:s text:c="3"/>|0.30 |2.73 <text:s text:c="2"/>|2.56 <text:s text:c="2"/>|2.02|17.85 <text:s text:c="2"/>|2.00|0.00 <text:s/>|0.70|2.73 |06 <text:s text:c="3"/>| </text:p>
      <text:p text:style-name="P1">3 <text:s text:c="2"/>|1 <text:s text:c="6"/>|6 <text:s text:c="6"/>|. <text:s text:c="10"/>|. <text:s text:c="10"/>|0 <text:s/>|01 <text:s/>|01 <text:s text:c="2"/>|00 <text:s text:c="2"/>|4.39 <text:s text:c="2"/>|5.59 <text:s text:c="3"/>|0.30 |2.73 <text:s text:c="2"/>|2.56 <text:s text:c="2"/>|2.04|5.89 <text:s text:c="3"/>|2.00|0.00 <text:s/>|0.70|2.73 |02 <text:s text:c="3"/>| </text:p>
      <text:p text:style-name="P1">3 <text:s text:c="2"/>|1 <text:s text:c="6"/>|6 <text:s text:c="6"/>|i_ <text:s text:c="9"/>|i_ <text:s text:c="9"/>|0 <text:s/>|02 <text:s/>|02 <text:s text:c="2"/>|00 <text:s text:c="2"/>|4.39 <text:s text:c="2"/>|5.64 <text:s text:c="3"/>|0.30 |2.73 <text:s text:c="2"/>|2.56 <text:s text:c="2"/>|2.02|11.88 <text:s text:c="2"/>|2.00|0.00 <text:s/>|0.70|2.73 |04 <text:s text:c="3"/>| </text:p>
      <text:p text:style-name="P1">3 <text:s text:c="2"/>|1 <text:s text:c="6"/>|6 <text:s text:c="6"/>|cant_ <text:s text:c="6"/>| <text:s text:c="11"/>|1 <text:s/>|11 <text:s/>|10 <text:s text:c="2"/>|01 <text:s text:c="2"/>|4.39 <text:s text:c="2"/>|5.66 <text:s text:c="3"/>|0.30 |0.00 <text:s text:c="2"/>|0.00 <text:s text:c="2"/>|0.00|65.61 <text:s text:c="2"/>|5.20|100.00|0.70|2.73 |26 <text:s text:c="3"/>| </text:p>
      <text:p text:style-name="P1">3 <text:s text:c="2"/>|1 <text:s text:c="6"/>|6 <text:s text:c="6"/>|wait_ <text:s text:c="6"/>|wait_ <text:s text:c="6"/>|0 <text:s/>|11 <text:s/>|08 <text:s text:c="2"/>|00 <text:s text:c="2"/>|4.39 <text:s text:c="2"/>|5.67 <text:s text:c="3"/>|0.30 |1.24 <text:s text:c="2"/>|1.16 <text:s text:c="2"/>|0.91|65.66 <text:s text:c="2"/>|3.00|0.00 <text:s/>|0.70|2.73 |15 <text:s text:c="3"/>| </text:p>
      <text:p text:style-name="P1">3 <text:s text:c="2"/>|1 <text:s text:c="6"/>|6 <text:s text:c="6"/>|for_ <text:s text:c="7"/>|for_ <text:s text:c="7"/>|0 <text:s/>|04 <text:s/>|04 <text:s text:c="2"/>|00 <text:s text:c="2"/>|4.39 <text:s text:c="2"/>|5.67 <text:s text:c="3"/>|0.30 |2.73 <text:s text:c="2"/>|2.56 <text:s text:c="2"/>|2.01|23.89 <text:s text:c="2"/>|2.00|0.00 <text:s/>|0.70|2.73 |08 <text:s text:c="3"/>| </text:p>
      <text:p text:style-name="P1">3 <text:s text:c="2"/>|1 <text:s text:c="6"/>|6 <text:s text:c="6"/>|the_ <text:s text:c="7"/>|the_ <text:s text:c="7"/>|0 <text:s/>|04 <text:s/>|04 <text:s text:c="2"/>|00 <text:s text:c="2"/>|4.39 <text:s text:c="2"/>|5.66 <text:s text:c="3"/>|0.30 |2.73 <text:s text:c="2"/>|2.56 <text:s text:c="2"/>|2.01|23.82 <text:s text:c="2"/>|2.00|0.00 <text:s/>|0.70|2.73 |08 <text:s text:c="3"/>| </text:p>
      <text:p text:style-name="P1">3 <text:s text:c="2"/>|1 <text:s text:c="6"/>|6 <text:s text:c="6"/>|pain_ <text:s text:c="6"/>|pain_ <text:s text:c="6"/>|0 <text:s/>|05 <text:s/>|05 <text:s text:c="2"/>|00 <text:s text:c="2"/>|4.39 <text:s text:c="2"/>|5.66 <text:s text:c="3"/>|0.30 |2.73 <text:s text:c="2"/>|2.56 <text:s text:c="2"/>|2.01|29.82 <text:s text:c="2"/>|2.00|0.00 <text:s/>|0.70|2.73 |10 <text:s text:c="3"/>| </text:p>
      <text:p text:style-name="P1">3 <text:s text:c="2"/>|1 <text:s text:c="6"/>|6 <text:s text:c="6"/>|to_ <text:s text:c="8"/>|to_ <text:s text:c="8"/>|0 <text:s/>|03 <text:s/>|03 <text:s text:c="2"/>|00 <text:s text:c="2"/>|4.39 <text:s text:c="2"/>|5.66 <text:s text:c="3"/>|0.30 |2.73 <text:s text:c="2"/>|2.56 <text:s text:c="2"/>|2.01|17.89 <text:s text:c="2"/>|2.00|0.00 <text:s/>|0.70|2.73 |06 <text:s text:c="3"/>| </text:p>
      <text:p text:style-name="P1">3 <text:s text:c="2"/>|1 <text:s text:c="6"/>|6 <text:s text:c="6"/>|go_ <text:s text:c="8"/>|go_ <text:s text:c="8"/>|0 <text:s/>|04 <text:s/>|04 <text:s text:c="2"/>|00 <text:s text:c="2"/>|4.39 <text:s text:c="2"/>|5.68 <text:s text:c="3"/>|0.30 |2.05 <text:s text:c="2"/>|1.92 <text:s text:c="2"/>|1.50|23.92 <text:s text:c="2"/>|2.00|0.00 <text:s/>|0.70|2.73 |06 <text:s text:c="3"/>| </text:p>
      <text:p text:style-name="P1">3 <text:s text:c="2"/>|1 <text:s text:c="6"/>|6 <text:s text:c="6"/>|away_ <text:s text:c="6"/>|away_ <text:s text:c="6"/>|0 <text:s/>|04 <text:s/>|04 <text:s text:c="2"/>|00 <text:s text:c="2"/>|4.39 <text:s text:c="2"/>|5.68 <text:s text:c="3"/>|0.30 |3.42 <text:s text:c="2"/>|3.20 <text:s text:c="2"/>|2.51|23.92 <text:s text:c="2"/>|1.40|0.00 <text:s/>|0.70|2.73 |07 <text:s text:c="3"/>| </text:p>
      <text:p text:style-name="P1">3 <text:s text:c="2"/>|1 <text:s text:c="6"/>|6 <text:s text:c="6"/>|though_ <text:s text:c="4"/>|though_ <text:s text:c="4"/>|0 <text:s/>|07 <text:s/>|07 <text:s text:c="2"/>|00 <text:s text:c="2"/>|4.39 <text:s text:c="2"/>|5.67 <text:s text:c="3"/>|0.30 |2.73 <text:s text:c="2"/>|2.56 <text:s text:c="2"/>|2.01|41.76 <text:s text:c="2"/>|2.00|0.00 <text:s/>|0.70|2.73 |14 <text:s text:c="3"/>| </text:p>
      <text:p text:style-name="P1">3 <text:s text:c="2"/>|1 <text:s text:c="6"/>|6 <text:s text:c="6"/>|. <text:s text:c="10"/>|. <text:s text:c="10"/>|0 <text:s/>|01 <text:s/>|01 <text:s text:c="2"/>|00 <text:s text:c="2"/>|4.39 <text:s text:c="2"/>|5.67 <text:s text:c="3"/>|0.30 |2.73 <text:s text:c="2"/>|2.56 <text:s text:c="2"/>|2.01|5.97 <text:s text:c="3"/>|2.00|0.00 <text:s/>|0.70|2.73 |02 <text:s text:c="3"/>| </text:p>
      <text:p text:style-name="P1">3 <text:s text:c="2"/>|2 <text:s text:c="6"/>|1 <text:s text:c="6"/>|done_ <text:s text:c="6"/>|done_ <text:s text:c="6"/>|0 <text:s/>|04 <text:s/>|04 <text:s text:c="2"/>|00 <text:s text:c="2"/>|4.39 <text:s text:c="2"/>|4.81 <text:s text:c="3"/>|0.30 |3.42 <text:s text:c="2"/>|3.20 <text:s text:c="2"/>|2.94|20.42 <text:s text:c="2"/>|1.60|0.00 <text:s/>|0.70|2.73 |08 <text:s text:c="3"/>| </text:p>
      <text:p text:style-name="P1">3 <text:s text:c="2"/>|2 <text:s text:c="6"/>|1 <text:s text:c="6"/>|. <text:s text:c="10"/>|. <text:s text:c="10"/>|0 <text:s/>|03 <text:s/>|01 <text:s text:c="2"/>|00 <text:s text:c="2"/>|4.39 <text:s text:c="2"/>|4.80 <text:s text:c="3"/>|0.30 |0.91 <text:s text:c="2"/>|0.85 <text:s text:c="2"/>|0.79|15.29 <text:s text:c="2"/>|2.00|0.00 <text:s/>|0.70|2.73 |02 <text:s text:c="3"/>| </text:p>
      <text:p text:style-name="P1">3 <text:s text:c="2"/>|2 <text:s text:c="6"/>|1 <text:s text:c="6"/>|the_ <text:s text:c="7"/>|the_ <text:s text:c="7"/>|0 <text:s/>|05 <text:s/>|04 <text:s text:c="2"/>|00 <text:s text:c="2"/>|4.39 <text:s text:c="2"/>|4.83 <text:s text:c="3"/>|0.30 |2.19 <text:s text:c="2"/>|2.05 <text:s text:c="2"/>|1.87|25.64 <text:s text:c="2"/>|1.50|0.00 <text:s/>|0.70|2.73 |06 <text:s text:c="3"/>| </text:p>
      <text:p text:style-name="P1">3 <text:s text:c="2"/>|2 <text:s text:c="6"/>|1 <text:s text:c="6"/>|quick_ <text:s text:c="5"/>|quite_ <text:s text:c="5"/>|1 <text:s/>|04 <text:s/>|04 <text:s text:c="2"/>|00 <text:s text:c="2"/>|4.39 <text:s text:c="2"/>|4.73 <text:s text:c="3"/>|0.30 |4.10 <text:s text:c="2"/>|3.84 <text:s text:c="2"/>|3.58|20.13 <text:s text:c="2"/>|1.33|33.33 |0.70|2.73 |08 <text:s text:c="3"/>| </text:p>
      <text:p text:style-name="P1">3 <text:s text:c="2"/>|2 <text:s text:c="6"/>|1 <text:s text:c="6"/>|brown_ <text:s text:c="5"/>|triathlon_ <text:s/>|1 <text:s/>|11 <text:s/>|11 <text:s text:c="2"/>|00 <text:s text:c="2"/>|4.39 <text:s text:c="2"/>|4.84 <text:s text:c="3"/>|0.30 |2.49 <text:s text:c="2"/>|2.33 <text:s text:c="2"/>|2.12|56.52 <text:s text:c="2"/>|3.67|116.67|0.70|2.73 |22 <text:s text:c="3"/>| </text:p>
      <text:p text:style-name="P1">3 <text:s text:c="2"/>|2 <text:s text:c="6"/>|1 <text:s text:c="6"/>|fox_ <text:s text:c="7"/>|for_ <text:s text:c="7"/>|1 <text:s/>|05 <text:s/>|04 <text:s text:c="2"/>|00 <text:s text:c="2"/>|4.39 <text:s text:c="2"/>|4.77 <text:s text:c="3"/>|0.30 |2.19 <text:s text:c="2"/>|2.05 <text:s text:c="2"/>|1.89|25.37 <text:s text:c="2"/>|2.25|25.00 |0.70|2.73 |09 <text:s text:c="3"/>| </text:p>
      <text:p text:style-name="P1">3 <text:s text:c="2"/>|2 <text:s text:c="6"/>|1 <text:s text:c="6"/>|jumps_ <text:s text:c="5"/>|jumps_ <text:s text:c="5"/>|0 <text:s/>|08 <text:s/>|08 <text:s text:c="2"/>|00 <text:s text:c="2"/>|4.39 <text:s text:c="2"/>|4.85 <text:s text:c="3"/>|0.30 |2.05 <text:s text:c="2"/>|1.92 <text:s text:c="2"/>|1.75|41.22 <text:s text:c="2"/>|2.67|0.00 <text:s/>|0.70|2.73 |16 <text:s text:c="3"/>| </text:p>
      <text:p text:style-name="P1">3 <text:s text:c="2"/>|2 <text:s text:c="6"/>|1 <text:s text:c="6"/>|over_ <text:s text:c="6"/>|over_ <text:s text:c="6"/>|0 <text:s/>|11 <text:s/>|06 <text:s text:c="2"/>|00 <text:s text:c="2"/>|4.39 <text:s text:c="2"/>|4.82 <text:s text:c="3"/>|0.30 |1.24 <text:s text:c="2"/>|1.16 <text:s text:c="2"/>|1.06|56.34 <text:s text:c="2"/>|2.40|0.00 <text:s/>|0.70|2.73 |12 <text:s text:c="3"/>| </text:p>
      <text:p text:style-name="P1">3 <text:s text:c="2"/>|2 <text:s text:c="6"/>|1 <text:s text:c="6"/>|the_ <text:s text:c="7"/>|the_ <text:s text:c="7"/>|0 <text:s/>|04 <text:s/>|04 <text:s text:c="2"/>|00 <text:s text:c="2"/>|4.39 <text:s text:c="2"/>|4.86 <text:s text:c="3"/>|0.30 |2.73 <text:s text:c="2"/>|2.56 <text:s text:c="2"/>|2.33|20.62 <text:s text:c="2"/>|2.00|0.00 <text:s/>|0.70|2.73 |08 <text:s text:c="3"/>| </text:p>
      <text:p text:style-name="P1">3 <text:s text:c="2"/>|2 <text:s text:c="6"/>|1 <text:s text:c="6"/>|lazy_ <text:s text:c="6"/>|lazy_ <text:s text:c="6"/>|0 <text:s/>|05 <text:s/>|05 <text:s text:c="2"/>|00 <text:s text:c="2"/>|4.39 <text:s text:c="2"/>|4.87 <text:s text:c="3"/>|0.30 |2.73 <text:s text:c="2"/>|2.56 <text:s text:c="2"/>|2.32|25.84 <text:s text:c="2"/>|2.00|0.00 <text:s/>|0.70|2.73 |10 <text:s text:c="3"/>| </text:p>
      <text:p text:style-name="P1">3 <text:s text:c="2"/>|2 <text:s text:c="6"/>|1 <text:s text:c="6"/>|dog_ <text:s text:c="7"/>|dog_ <text:s text:c="7"/>|0 <text:s/>|05 <text:s/>|05 <text:s text:c="2"/>|00 <text:s text:c="2"/>|4.39 <text:s text:c="2"/>|4.81 <text:s text:c="3"/>|0.30 |2.19 <text:s text:c="2"/>|2.05 <text:s text:c="2"/>|1.88|25.54 <text:s text:c="2"/>|2.25|0.00 <text:s/>|0.70|2.73 |09 <text:s text:c="3"/>| </text:p>
      <text:p text:style-name="P1">3 <text:s text:c="2"/>|2 <text:s text:c="6"/>|1 <text:s text:c="6"/>|. <text:s text:c="10"/>|. <text:s text:c="10"/>|0 <text:s/>|01 <text:s/>|01 <text:s text:c="2"/>|00 <text:s text:c="2"/>|4.39 <text:s text:c="2"/>|4.80 <text:s text:c="3"/>|0.30 |2.73 <text:s text:c="2"/>|2.56 <text:s text:c="2"/>|2.35|5.10 <text:s text:c="3"/>|2.00|0.00 <text:s/>|0.70|2.73 |02 <text:s text:c="3"/>| </text:p>
      <text:p text:style-name="P1">3 <text:s text:c="2"/>|2 <text:s text:c="6"/>|2 <text:s text:c="6"/>|you_ <text:s text:c="7"/>|you_ <text:s text:c="7"/>|0 <text:s/>|04 <text:s/>|04 <text:s text:c="2"/>|00 <text:s text:c="2"/>|4.39 <text:s text:c="2"/>|4.80 <text:s text:c="3"/>|0.30 |2.73 <text:s text:c="2"/>|2.56 <text:s text:c="2"/>|2.35|20.39 <text:s text:c="2"/>|2.00|0.00 <text:s/>|0.70|2.73 |08 <text:s text:c="3"/>| </text:p>
      <text:p text:style-name="P1">3 <text:s text:c="2"/>|2 <text:s text:c="6"/>|2 <text:s text:c="6"/>|got_ <text:s text:c="7"/>|got_ <text:s text:c="7"/>|0 <text:s/>|04 <text:s/>|04 <text:s text:c="2"/>|00 <text:s text:c="2"/>|4.39 <text:s text:c="2"/>|4.81 <text:s text:c="3"/>|0.30 |2.73 <text:s text:c="2"/>|2.56 <text:s text:c="2"/>|2.35|20.44 <text:s text:c="2"/>|2.00|0.00 <text:s/>|0.70|2.73 |08 <text:s text:c="3"/>| </text:p>
      <text:p text:style-name="P1">3 <text:s text:c="2"/>|2 <text:s text:c="6"/>|2 <text:s text:c="6"/>|to_ <text:s text:c="8"/>|to_ <text:s text:c="8"/>|0 <text:s/>|03 <text:s/>|03 <text:s text:c="2"/>|00 <text:s text:c="2"/>|4.39 <text:s text:c="2"/>|4.86 <text:s text:c="3"/>|0.30 |2.73 <text:s text:c="2"/>|2.56 <text:s text:c="2"/>|2.32|15.49 <text:s text:c="2"/>|2.00|0.00 <text:s/>|0.70|2.73 |06 <text:s text:c="3"/>| </text:p>
      <text:p text:style-name="P1">3 <text:s text:c="2"/>|2 <text:s text:c="6"/>|2 <text:s text:c="6"/>|figure_ <text:s text:c="4"/>|figure_ <text:s text:c="4"/>|0 <text:s/>|07 <text:s/>|07 <text:s text:c="2"/>|00 <text:s text:c="2"/>|4.39 <text:s text:c="2"/>|4.81 <text:s text:c="3"/>|0.30 |2.73 <text:s text:c="2"/>|2.56 <text:s text:c="2"/>|2.35|35.79 <text:s text:c="2"/>|2.00|0.00 <text:s/>|0.70|2.73 |14 <text:s text:c="3"/>| </text:p>
      <text:p text:style-name="P1">3 <text:s text:c="2"/>|2 <text:s text:c="6"/>|2 <text:s text:c="6"/>|it_ <text:s text:c="8"/>|it_ <text:s text:c="8"/>|0 <text:s/>|03 <text:s/>|03 <text:s text:c="2"/>|00 <text:s text:c="2"/>|4.39 <text:s text:c="2"/>|4.74 <text:s text:c="3"/>|0.30 |2.73 <text:s text:c="2"/>|2.56 <text:s text:c="2"/>|2.38|15.11 <text:s text:c="2"/>|2.00|0.00 <text:s/>|0.70|2.73 |06 <text:s text:c="3"/>| </text:p>
      <text:p text:style-name="P1">3 <text:s text:c="2"/>|2 <text:s text:c="6"/>|2 <text:s text:c="6"/>|out_ <text:s text:c="7"/>|out_ <text:s text:c="7"/>|0 <text:s/>|04 <text:s/>|04 <text:s text:c="2"/>|00 <text:s text:c="2"/>|4.39 <text:s text:c="2"/>|4.86 <text:s text:c="3"/>|0.30 |2.73 <text:s text:c="2"/>|2.56 <text:s text:c="2"/>|2.32|20.65 <text:s text:c="2"/>|2.00|0.00 <text:s/>|0.70|2.73 |08 <text:s text:c="3"/>| </text:p>
      <text:p text:style-name="P1">3 <text:s text:c="2"/>|2 <text:s text:c="6"/>|2 <text:s text:c="6"/>|. <text:s text:c="10"/>|. <text:s text:c="10"/>|0 <text:s/>|01 <text:s/>|01 <text:s text:c="2"/>|00 <text:s text:c="2"/>|4.39 <text:s text:c="2"/>|4.86 <text:s text:c="3"/>|0.30 |2.73 <text:s text:c="2"/>|2.56 <text:s text:c="2"/>|2.33|5.16 <text:s text:c="3"/>|2.00|0.00 <text:s/>|0.70|2.73 |02 <text:s text:c="3"/>| </text:p>
      <text:p text:style-name="P1">3 <text:s text:c="2"/>|2 <text:s text:c="6"/>|2 <text:s text:c="6"/>|could_ <text:s text:c="5"/>|could_ <text:s text:c="5"/>|0 <text:s/>|04 <text:s/>|04 <text:s text:c="2"/>|00 <text:s text:c="2"/>|4.39 <text:s text:c="2"/>|4.79 <text:s text:c="3"/>|0.30 |4.10 <text:s text:c="2"/>|3.84 <text:s text:c="2"/>|3.53|20.38 <text:s text:c="2"/>|1.33|0.00 <text:s/>|0.70|2.73 |08 <text:s text:c="3"/>| </text:p>
      <text:p text:style-name="P1">3 <text:s text:c="2"/>|2 <text:s text:c="6"/>|2 <text:s text:c="6"/>|you_ <text:s text:c="7"/>|you_ <text:s text:c="7"/>|0 <text:s/>|04 <text:s/>|04 <text:s text:c="2"/>|00 <text:s text:c="2"/>|4.39 <text:s text:c="2"/>|4.83 <text:s text:c="3"/>|0.30 |2.73 <text:s text:c="2"/>|2.56 <text:s text:c="2"/>|2.34|20.53 <text:s text:c="2"/>|2.00|0.00 <text:s/>|0.70|2.73 |08 <text:s text:c="3"/>| </text:p>
      <text:p text:style-name="P1">3 <text:s text:c="2"/>|2 <text:s text:c="6"/>|2 <text:s text:c="6"/>|do_ <text:s text:c="8"/>|do_ <text:s text:c="8"/>|0 <text:s/>|03 <text:s/>|03 <text:s text:c="2"/>|00 <text:s text:c="2"/>|4.39 <text:s text:c="2"/>|4.85 <text:s text:c="3"/>|0.30 |2.73 <text:s text:c="2"/>|2.56 <text:s text:c="2"/>|2.33|15.46 <text:s text:c="2"/>|2.00|0.00 <text:s/>|0.70|2.73 |06 <text:s text:c="3"/>| </text:p>
      <text:p text:style-name="P1">3 <text:s text:c="2"/>|2 <text:s text:c="6"/>|2 <text:s text:c="6"/>|it_ <text:s text:c="8"/>|it_ <text:s text:c="8"/>|0 <text:s/>|03 <text:s/>|03 <text:s text:c="2"/>|00 <text:s text:c="2"/>|4.39 <text:s text:c="2"/>|4.81 <text:s text:c="3"/>|0.30 |2.73 <text:s text:c="2"/>|2.56 <text:s text:c="2"/>|2.35|15.32 <text:s text:c="2"/>|2.00|0.00 <text:s/>|0.70|2.73 |06 <text:s text:c="3"/>| </text:p>
      <text:p text:style-name="P1">3 <text:s text:c="2"/>|2 <text:s text:c="6"/>|2 <text:s text:c="6"/>|for_ <text:s text:c="7"/>|for_ <text:s text:c="7"/>|0 <text:s/>|04 <text:s/>|04 <text:s text:c="2"/>|00 <text:s text:c="2"/>|4.39 <text:s text:c="2"/>|4.85 <text:s text:c="3"/>|0.30 |2.73 <text:s text:c="2"/>|2.56 <text:s text:c="2"/>|2.33|20.59 <text:s text:c="2"/>|1.75|0.00 <text:s/>|0.70|2.73 |07 <text:s text:c="3"/>| </text:p>
      <text:p text:style-name="P1">3 <text:s text:c="2"/>|2 <text:s text:c="6"/>|2 <text:s text:c="6"/>|me_ <text:s text:c="8"/>|me_ <text:s text:c="8"/>|0 <text:s/>|03 <text:s/>|03 <text:s text:c="2"/>|00 <text:s text:c="2"/>|4.39 <text:s text:c="2"/>|4.82 <text:s text:c="3"/>|0.30 |2.73 <text:s text:c="2"/>|2.56 <text:s text:c="2"/>|2.34|15.37 <text:s text:c="2"/>|2.00|0.00 <text:s/>|0.70|2.73 |06 <text:s text:c="3"/>| </text:p>
      <text:p text:style-name="P1">3 <text:s text:c="2"/>|2 <text:s text:c="6"/>|2 <text:s text:c="6"/>|. <text:s text:c="10"/>|. <text:s text:c="10"/>|0 <text:s/>|01 <text:s/>|01 <text:s text:c="2"/>|00 <text:s text:c="2"/>|4.39 <text:s text:c="2"/>|4.83 <text:s text:c="3"/>|0.30 |2.73 <text:s text:c="2"/>|2.56 <text:s text:c="2"/>|2.34|5.13 <text:s text:c="3"/>|2.00|0.00 <text:s/>|0.70|2.73 |02 <text:s text:c="3"/>| </text:p>
      <text:p text:style-name="P1">3 <text:s text:c="2"/>|2 <text:s text:c="6"/>|2 <text:s text:c="6"/>|you_ <text:s text:c="7"/>|you_ <text:s text:c="7"/>|0 <text:s/>|04 <text:s/>|04 <text:s text:c="2"/>|00 <text:s text:c="2"/>|4.10 <text:s text:c="2"/>|4.57 <text:s text:c="3"/>|0.30 |2.93 <text:s text:c="2"/>|2.73 <text:s text:c="2"/>|2.46|19.50 <text:s text:c="2"/>|2.00|0.00 <text:s/>|0.72|2.93 |08 <text:s text:c="3"/>| </text:p>
      <text:p text:style-name="P1">3 <text:s text:c="2"/>|2 <text:s text:c="6"/>|2 <text:s text:c="6"/>|are_ <text:s text:c="7"/>|are_ <text:s text:c="7"/>|0 <text:s/>|04 <text:s/>|04 <text:s text:c="2"/>|00 <text:s text:c="2"/>|4.10 <text:s text:c="2"/>|4.57 <text:s text:c="3"/>|0.30 |2.93 <text:s text:c="2"/>|2.73 <text:s text:c="2"/>|2.46|19.47 <text:s text:c="2"/>|2.00|0.00 <text:s/>|0.72|2.93 |08 <text:s text:c="3"/>| </text:p>
      <text:p text:style-name="P1">3 <text:s text:c="2"/>|2 <text:s text:c="6"/>|2 <text:s text:c="6"/>|great_ <text:s text:c="5"/>|great_ <text:s text:c="5"/>|0 <text:s/>|06 <text:s/>|06 <text:s text:c="2"/>|00 <text:s text:c="2"/>|4.10 <text:s text:c="2"/>|4.53 <text:s text:c="3"/>|0.30 |2.93 <text:s text:c="2"/>|2.73 <text:s text:c="2"/>|2.48|29.00 <text:s text:c="2"/>|2.00|0.00 <text:s/>|0.72|2.93 |12 <text:s text:c="3"/>| </text:p>
      <text:p text:style-name="P1">3 <text:s text:c="2"/>|2 <text:s text:c="6"/>|2 <text:s text:c="6"/>|. <text:s text:c="10"/>|. <text:s text:c="10"/>|0 <text:s/>|01 <text:s/>|01 <text:s text:c="2"/>|00 <text:s text:c="2"/>|4.10 <text:s text:c="2"/>|4.58 <text:s text:c="3"/>|0.30 |2.93 <text:s text:c="2"/>|2.73 <text:s text:c="2"/>|2.46|4.88 <text:s text:c="3"/>|2.00|0.00 <text:s/>|0.72|2.93 |02 <text:s text:c="3"/>| </text:p>
      <text:p text:style-name="P1">3 <text:s text:c="2"/>|2 <text:s text:c="6"/>|2 <text:s text:c="6"/>|where_ <text:s text:c="5"/>|where_ <text:s text:c="5"/>|0 <text:s/>|05 <text:s/>|05 <text:s text:c="2"/>|00 <text:s text:c="2"/>|4.10 <text:s text:c="2"/>|4.60 <text:s text:c="3"/>|0.30 |3.52 <text:s text:c="2"/>|3.28 <text:s text:c="2"/>|2.94|24.51 <text:s text:c="2"/>|1.67|0.00 <text:s/>|0.72|2.93 |10 <text:s text:c="3"/>| </text:p>
      <text:p text:style-name="P1">3 <text:s text:c="2"/>|2 <text:s text:c="6"/>|2 <text:s text:c="6"/>|are_ <text:s text:c="7"/>|are_ <text:s text:c="7"/>|0 <text:s/>|04 <text:s/>|04 <text:s text:c="2"/>|00 <text:s text:c="2"/>|4.10 <text:s text:c="2"/>|4.59 <text:s text:c="3"/>|0.30 |2.93 <text:s text:c="2"/>|2.73 <text:s text:c="2"/>|2.45|19.58 <text:s text:c="2"/>|2.00|0.00 <text:s/>|0.72|2.93 |08 <text:s text:c="3"/>| </text:p>
      <text:p text:style-name="P1">3 <text:s text:c="2"/>|2 <text:s text:c="6"/>|2 <text:s text:c="6"/>|you_ <text:s text:c="7"/>|you_ <text:s text:c="7"/>|0 <text:s/>|05 <text:s/>|04 <text:s text:c="2"/>|00 <text:s text:c="2"/>|4.10 <text:s text:c="2"/>|4.60 <text:s text:c="3"/>|0.30 |2.34 <text:s text:c="2"/>|2.18 <text:s text:c="2"/>|1.96|24.49 <text:s text:c="2"/>|2.00|0.00 <text:s/>|0.72|2.93 |08 <text:s text:c="3"/>| </text:p>
      <text:p text:style-name="P1">3 <text:s text:c="2"/>|2 <text:s text:c="6"/>|2 <text:s text:c="6"/>|going_ <text:s text:c="5"/>|going_ <text:s text:c="5"/>|0 <text:s/>|04 <text:s/>|04 <text:s text:c="2"/>|00 <text:s text:c="2"/>|4.10 <text:s text:c="2"/>|4.58 <text:s text:c="3"/>|0.30 |4.40 <text:s text:c="2"/>|4.10 <text:s text:c="2"/>|3.69|19.53 <text:s text:c="2"/>|1.33|0.00 <text:s/>|0.72|2.93 |08 <text:s text:c="3"/>| </text:p>
      <text:p text:style-name="P1">3 <text:s text:c="2"/>|2 <text:s text:c="6"/>|2 <text:s text:c="6"/>|. <text:s text:c="10"/>|. <text:s text:c="10"/>|0 <text:s/>|01 <text:s/>|01 <text:s text:c="2"/>|00 <text:s text:c="2"/>|4.10 <text:s text:c="2"/>|4.59 <text:s text:c="3"/>|0.30 |2.93 <text:s text:c="2"/>|2.73 <text:s text:c="2"/>|2.45|4.89 <text:s text:c="3"/>|2.00|0.00 <text:s/>|0.72|2.93 |02 <text:s text:c="3"/>| </text:p>
      <text:p text:style-name="P1">3 <text:s text:c="2"/>|2 <text:s text:c="6"/>|2 <text:s text:c="6"/>|i_ <text:s text:c="9"/>|i_ <text:s text:c="9"/>|0 <text:s/>|02 <text:s/>|02 <text:s text:c="2"/>|00 <text:s text:c="2"/>|3.95 <text:s text:c="2"/>|4.31 <text:s text:c="3"/>|0.30 |3.04 <text:s text:c="2"/>|2.82 <text:s text:c="2"/>|2.60|9.22 <text:s text:c="3"/>|2.00|0.00 <text:s/>|0.73|3.04 |04 <text:s text:c="3"/>| </text:p>
      <text:p text:style-name="P1">3 <text:s text:c="2"/>|2 <text:s text:c="6"/>|2 <text:s text:c="6"/>|love_ <text:s text:c="6"/>|love_ <text:s text:c="6"/>|0 <text:s/>|06 <text:s/>|05 <text:s text:c="2"/>|01 <text:s text:c="2"/>|3.95 <text:s text:c="2"/>|4.53 <text:s text:c="3"/>|0.30 |2.53 <text:s text:c="2"/>|2.35 <text:s text:c="2"/>|2.07|28.99 <text:s text:c="2"/>|3.20|0.00 <text:s/>|0.73|3.04 |16 <text:s text:c="3"/>| </text:p>
      <text:p text:style-name="P1">3 <text:s text:c="2"/>|2 <text:s text:c="6"/>|2 <text:s text:c="6"/>|you_ <text:s text:c="7"/>|you_ <text:s text:c="7"/>|0 <text:s/>|06 <text:s/>|05 <text:s text:c="2"/>|00 <text:s text:c="2"/>|3.95 <text:s text:c="2"/>|4.53 <text:s text:c="3"/>|0.30 |2.03 <text:s text:c="2"/>|1.88 <text:s text:c="2"/>|1.66|28.99 <text:s text:c="2"/>|2.50|0.00 <text:s/>|0.73|3.04 |10 <text:s text:c="3"/>| </text:p>
      <text:p text:style-name="P1">3 <text:s text:c="2"/>|2 <text:s text:c="6"/>|2 <text:s text:c="6"/>|. <text:s text:c="10"/>|. <text:s text:c="10"/>|0 <text:s/>|01 <text:s/>|01 <text:s text:c="2"/>|00 <text:s text:c="2"/>|3.95 <text:s text:c="2"/>|4.53 <text:s text:c="3"/>|0.30 |3.04 <text:s text:c="2"/>|2.82 <text:s text:c="2"/>|2.48|4.83 <text:s text:c="3"/>|2.00|0.00 <text:s/>|0.73|3.04 |02 <text:s text:c="3"/>| </text:p>
      <text:p text:style-name="P1">3 <text:s text:c="2"/>|2 <text:s text:c="6"/>|2 <text:s text:c="6"/>|wishing_ <text:s text:c="3"/>|wishing_ <text:s text:c="3"/>|0 <text:s/>|06 <text:s/>|06 <text:s text:c="2"/>|00 <text:s text:c="2"/>|3.95 <text:s text:c="2"/>|4.47 <text:s text:c="3"/>|0.30 |4.05 <text:s text:c="2"/>|3.77 <text:s text:c="2"/>|3.35|28.63 <text:s text:c="2"/>|1.50|0.00 <text:s/>|0.73|3.04 |12 <text:s text:c="3"/>| </text:p>
      <text:p text:style-name="P1">3 <text:s text:c="2"/>|2 <text:s text:c="6"/>|2 <text:s text:c="6"/>|you_ <text:s text:c="7"/>|you_ <text:s text:c="7"/>|0 <text:s/>|04 <text:s/>|04 <text:s text:c="2"/>|00 <text:s text:c="2"/>|3.95 <text:s text:c="2"/>|4.43 <text:s text:c="3"/>|0.30 |3.04 <text:s text:c="2"/>|2.82 <text:s text:c="2"/>|2.54|18.93 <text:s text:c="2"/>|2.00|0.00 <text:s/>|0.73|3.04 |08 <text:s text:c="3"/>| </text:p>
      <text:p text:style-name="P1">3 <text:s text:c="2"/>|2 <text:s text:c="6"/>|2 <text:s text:c="6"/>|all_ <text:s text:c="7"/>|all_ <text:s text:c="7"/>|0 <text:s/>|04 <text:s/>|04 <text:s text:c="2"/>|00 <text:s text:c="2"/>|3.95 <text:s text:c="2"/>|4.55 <text:s text:c="3"/>|0.30 |3.04 <text:s text:c="2"/>|2.82 <text:s text:c="2"/>|2.48|19.39 <text:s text:c="2"/>|1.75|0.00 <text:s/>|0.73|3.04 |07 <text:s text:c="3"/>| </text:p>
      <text:p text:style-name="P1">3 <text:s text:c="2"/>|2 <text:s text:c="6"/>|2 <text:s text:c="6"/>|the_ <text:s text:c="7"/>|the_ <text:s text:c="7"/>|0 <text:s/>|04 <text:s/>|04 <text:s text:c="2"/>|00 <text:s text:c="2"/>|3.95 <text:s text:c="2"/>|4.53 <text:s text:c="3"/>|0.30 |3.04 <text:s text:c="2"/>|2.82 <text:s text:c="2"/>|2.49|19.31 <text:s text:c="2"/>|2.00|0.00 <text:s/>|0.73|3.04 |08 <text:s text:c="3"/>| </text:p>
      <text:p text:style-name="P1">3 <text:s text:c="2"/>|2 <text:s text:c="6"/>|3 <text:s text:c="6"/>|water_ <text:s text:c="5"/>|water_ <text:s text:c="5"/>|0 <text:s/>|07 <text:s/>|06 <text:s text:c="2"/>|00 <text:s text:c="2"/>|3.95 <text:s text:c="2"/>|4.52 <text:s text:c="3"/>|0.30 |2.60 <text:s text:c="2"/>|2.42 <text:s text:c="2"/>|2.13|33.72 <text:s text:c="2"/>|2.00|0.00 <text:s/>|0.73|3.04 |12 <text:s text:c="3"/>| </text:p>
      <text:p text:style-name="P1">3 <text:s text:c="2"/>|2 <text:s text:c="6"/>|3 <text:s text:c="6"/>|. <text:s text:c="10"/>|. <text:s text:c="10"/>|0 <text:s/>|01 <text:s/>|01 <text:s text:c="2"/>|00 <text:s text:c="2"/>|3.95 <text:s text:c="2"/>|4.50 <text:s text:c="3"/>|0.30 |3.04 <text:s text:c="2"/>|2.82 <text:s text:c="2"/>|2.50|4.80 <text:s text:c="3"/>|2.00|0.00 <text:s/>|0.73|3.04 |02 <text:s text:c="3"/>| </text:p>
      <text:p text:style-name="P1">3 <text:s text:c="2"/>|2 <text:s text:c="6"/>|3 <text:s text:c="6"/>|i_ <text:s text:c="9"/>|i_ <text:s text:c="9"/>|0 <text:s/>|03 <text:s/>|03 <text:s text:c="2"/>|00 <text:s text:c="2"/>|3.95 <text:s text:c="2"/>|4.52 <text:s text:c="3"/>|0.30 |2.03 <text:s text:c="2"/>|1.88 <text:s text:c="2"/>|1.66|14.45 <text:s text:c="2"/>|3.00|0.00 <text:s/>|0.73|3.04 |06 <text:s text:c="3"/>| </text:p>
      <text:p text:style-name="P1"><text:soft-page-break/>user|session |subsess |grnd_truth <text:s/>|select <text:s text:c="5"/>|err|iter|citer|nundo|chr_thr|chr_time|delay|wpm_min|wpm_thr|wpm |tot_time|cpc |%error|over|speed|nclicks| </text:p>
      <text:p text:style-name="P1">3 <text:s text:c="2"/>|2 <text:s text:c="6"/>|3 <text:s text:c="6"/>|wish_ <text:s text:c="6"/>|wish_ <text:s text:c="6"/>|0 <text:s/>|09 <text:s/>|08 <text:s text:c="2"/>|00 <text:s text:c="2"/>|3.95 <text:s text:c="2"/>|4.54 <text:s text:c="3"/>|0.30 |1.69 <text:s text:c="2"/>|1.57 <text:s text:c="2"/>|1.38|43.53 <text:s text:c="2"/>|3.20|0.00 <text:s/>|0.73|3.04 |16 <text:s text:c="3"/>| </text:p>
      <text:p text:style-name="P1">3 <text:s text:c="2"/>|2 <text:s text:c="6"/>|3 <text:s text:c="6"/>|i_ <text:s text:c="9"/>|i_ <text:s text:c="9"/>|0 <text:s/>|02 <text:s/>|02 <text:s text:c="2"/>|00 <text:s text:c="2"/>|3.95 <text:s text:c="2"/>|4.52 <text:s text:c="3"/>|0.30 |3.04 <text:s text:c="2"/>|2.82 <text:s text:c="2"/>|2.49|9.65 <text:s text:c="3"/>|2.00|0.00 <text:s/>|0.73|3.04 |04 <text:s text:c="3"/>| </text:p>
      <text:p text:style-name="P1">3 <text:s text:c="2"/>|2 <text:s text:c="6"/>|3 <text:s text:c="6"/>|could_ <text:s text:c="5"/>|could_ <text:s text:c="5"/>|0 <text:s/>|04 <text:s/>|04 <text:s text:c="2"/>|00 <text:s text:c="2"/>|3.95 <text:s text:c="2"/>|4.52 <text:s text:c="3"/>|0.30 |4.56 <text:s text:c="2"/>|4.24 <text:s text:c="2"/>|3.73|19.30 <text:s text:c="2"/>|1.33|0.00 <text:s/>|0.73|3.04 |08 <text:s text:c="3"/>| </text:p>
      <text:p text:style-name="P1">3 <text:s text:c="2"/>|2 <text:s text:c="6"/>|3 <text:s text:c="6"/>|. <text:s text:c="10"/>|. <text:s text:c="10"/>|0 <text:s/>|01 <text:s/>|01 <text:s text:c="2"/>|00 <text:s text:c="2"/>|3.95 <text:s text:c="2"/>|4.52 <text:s text:c="3"/>|0.30 |3.04 <text:s text:c="2"/>|2.82 <text:s text:c="2"/>|2.49|4.82 <text:s text:c="3"/>|2.00|0.00 <text:s/>|0.73|3.04 |02 <text:s text:c="3"/>| </text:p>
      <text:p text:style-name="P1">3 <text:s text:c="2"/>|2 <text:s text:c="6"/>|3 <text:s text:c="6"/>|you_ <text:s text:c="7"/>|you_ <text:s text:c="7"/>|0 <text:s/>|04 <text:s/>|04 <text:s text:c="2"/>|00 <text:s text:c="2"/>|3.80 <text:s text:c="2"/>|4.30 <text:s text:c="3"/>|0.30 |3.16 <text:s text:c="2"/>|2.92 <text:s text:c="2"/>|2.61|18.40 <text:s text:c="2"/>|2.00|0.00 <text:s/>|0.74|3.16 |08 <text:s text:c="3"/>| </text:p>
      <text:p text:style-name="P1">3 <text:s text:c="2"/>|2 <text:s text:c="6"/>|3 <text:s text:c="6"/>|are_ <text:s text:c="7"/>|are_ <text:s text:c="7"/>|0 <text:s/>|04 <text:s/>|04 <text:s text:c="2"/>|00 <text:s text:c="2"/>|3.80 <text:s text:c="2"/>|4.26 <text:s text:c="3"/>|0.30 |3.16 <text:s text:c="2"/>|2.92 <text:s text:c="2"/>|2.63|18.22 <text:s text:c="2"/>|2.00|0.00 <text:s/>|0.74|3.16 |08 <text:s text:c="3"/>| </text:p>
      <text:p text:style-name="P1">3 <text:s text:c="2"/>|2 <text:s text:c="6"/>|3 <text:s text:c="6"/>|a_ <text:s text:c="9"/>|a_ <text:s text:c="9"/>|0 <text:s/>|02 <text:s/>|02 <text:s text:c="2"/>|00 <text:s text:c="2"/>|3.80 <text:s text:c="2"/>|4.34 <text:s text:c="3"/>|0.30 |3.16 <text:s text:c="2"/>|2.92 <text:s text:c="2"/>|2.59|9.27 <text:s text:c="3"/>|2.00|0.00 <text:s/>|0.74|3.16 |04 <text:s text:c="3"/>| </text:p>
      <text:p text:style-name="P1">3 <text:s text:c="2"/>|2 <text:s text:c="6"/>|3 <text:s text:c="6"/>|true_ <text:s text:c="6"/>|true_ <text:s text:c="6"/>|0 <text:s/>|04 <text:s/>|04 <text:s text:c="2"/>|00 <text:s text:c="2"/>|3.80 <text:s text:c="2"/>|4.35 <text:s text:c="3"/>|0.30 |3.94 <text:s text:c="2"/>|3.66 <text:s text:c="2"/>|3.23|18.60 <text:s text:c="2"/>|1.60|0.00 <text:s/>|0.74|3.16 |08 <text:s text:c="3"/>| </text:p>
      <text:p text:style-name="P1">3 <text:s text:c="2"/>|2 <text:s text:c="6"/>|3 <text:s text:c="6"/>|friend_ <text:s text:c="4"/>|friend_ <text:s text:c="4"/>|0 <text:s/>|07 <text:s/>|07 <text:s text:c="2"/>|00 <text:s text:c="2"/>|3.80 <text:s text:c="2"/>|4.27 <text:s text:c="3"/>|0.30 |3.16 <text:s text:c="2"/>|2.92 <text:s text:c="2"/>|2.63|31.98 <text:s text:c="2"/>|2.00|0.00 <text:s/>|0.74|3.16 |14 <text:s text:c="3"/>| </text:p>
      <text:p text:style-name="P1">3 <text:s text:c="2"/>|2 <text:s text:c="6"/>|3 <text:s text:c="6"/>|. <text:s text:c="10"/>|. <text:s text:c="10"/>|0 <text:s/>|01 <text:s/>|01 <text:s text:c="2"/>|00 <text:s text:c="2"/>|3.80 <text:s text:c="2"/>|4.36 <text:s text:c="3"/>|0.30 |3.16 <text:s text:c="2"/>|2.92 <text:s text:c="2"/>|2.57|4.66 <text:s text:c="3"/>|2.00|0.00 <text:s/>|0.74|3.16 |02 <text:s text:c="3"/>| </text:p>
      <text:p text:style-name="P1">3 <text:s text:c="2"/>|2 <text:s text:c="6"/>|3 <text:s text:c="6"/>|you_ <text:s text:c="7"/>|you_ <text:s text:c="7"/>|0 <text:s/>|04 <text:s/>|04 <text:s text:c="2"/>|00 <text:s text:c="2"/>|3.66 <text:s text:c="2"/>|4.16 <text:s text:c="3"/>|0.30 |3.28 <text:s text:c="2"/>|3.03 <text:s text:c="2"/>|2.69|17.86 <text:s text:c="2"/>|2.00|0.00 <text:s/>|0.75|3.28 |08 <text:s text:c="3"/>| </text:p>
      <text:p text:style-name="P1">3 <text:s text:c="2"/>|2 <text:s text:c="6"/>|3 <text:s text:c="6"/>|go_ <text:s text:c="8"/>|go_ <text:s text:c="8"/>|0 <text:s/>|04 <text:s/>|04 <text:s text:c="2"/>|00 <text:s text:c="2"/>|3.66 <text:s text:c="2"/>|4.17 <text:s text:c="3"/>|0.30 |2.46 <text:s text:c="2"/>|2.27 <text:s text:c="2"/>|2.01|17.88 <text:s text:c="2"/>|2.67|0.00 <text:s/>|0.75|3.28 |08 <text:s text:c="3"/>| </text:p>
      <text:p text:style-name="P1">3 <text:s text:c="2"/>|2 <text:s text:c="6"/>|3 <text:s text:c="6"/>|and_ <text:s text:c="7"/>|and_ <text:s text:c="7"/>|0 <text:s/>|03 <text:s/>|03 <text:s text:c="2"/>|00 <text:s text:c="2"/>|3.66 <text:s text:c="2"/>|4.17 <text:s text:c="3"/>|0.30 |4.38 <text:s text:c="2"/>|4.04 <text:s text:c="2"/>|3.58|13.40 <text:s text:c="2"/>|1.50|0.00 <text:s/>|0.75|3.28 |06 <text:s text:c="3"/>| </text:p>
      <text:p text:style-name="P1">3 <text:s text:c="2"/>|2 <text:s text:c="6"/>|3 <text:s text:c="6"/>|rest_ <text:s text:c="6"/>|rest_ <text:s text:c="6"/>|0 <text:s/>|07 <text:s/>|06 <text:s text:c="2"/>|00 <text:s text:c="2"/>|3.66 <text:s text:c="2"/>|4.20 <text:s text:c="3"/>|0.30 |2.34 <text:s text:c="2"/>|2.17 <text:s text:c="2"/>|1.90|31.50 <text:s text:c="2"/>|2.40|0.00 <text:s/>|0.75|3.28 |12 <text:s text:c="3"/>| </text:p>
      <text:p text:style-name="P1">3 <text:s text:c="2"/>|2 <text:s text:c="6"/>|3 <text:s text:c="6"/>|. <text:s text:c="10"/>|. <text:s text:c="10"/>|0 <text:s/>|01 <text:s/>|01 <text:s text:c="2"/>|00 <text:s text:c="2"/>|3.66 <text:s text:c="2"/>|4.20 <text:s text:c="3"/>|0.30 |3.28 <text:s text:c="2"/>|3.03 <text:s text:c="2"/>|2.67|4.50 <text:s text:c="3"/>|2.00|0.00 <text:s/>|0.75|3.28 |02 <text:s text:c="3"/>| </text:p>
      <text:p text:style-name="P1">3 <text:s text:c="2"/>|2 <text:s text:c="6"/>|3 <text:s text:c="6"/>|find_ <text:s text:c="6"/>|find_ <text:s text:c="6"/>|0 <text:s/>|05 <text:s/>|05 <text:s text:c="2"/>|00 <text:s text:c="2"/>|3.66 <text:s text:c="2"/>|4.17 <text:s text:c="3"/>|0.30 |3.28 <text:s text:c="2"/>|3.03 <text:s text:c="2"/>|2.68|22.35 <text:s text:c="2"/>|2.00|0.00 <text:s/>|0.75|3.28 |10 <text:s text:c="3"/>| </text:p>
      <text:p text:style-name="P1">3 <text:s text:c="2"/>|2 <text:s text:c="6"/>|3 <text:s text:c="6"/>|the_ <text:s text:c="7"/>|the_ <text:s text:c="7"/>|0 <text:s/>|04 <text:s/>|04 <text:s text:c="2"/>|00 <text:s text:c="2"/>|3.66 <text:s text:c="2"/>|4.18 <text:s text:c="3"/>|0.30 |3.28 <text:s text:c="2"/>|3.03 <text:s text:c="2"/>|2.68|17.93 <text:s text:c="2"/>|2.00|0.00 <text:s/>|0.75|3.28 |08 <text:s text:c="3"/>| </text:p>
      <text:p text:style-name="P1">3 <text:s text:c="2"/>|2 <text:s text:c="6"/>|3 <text:s text:c="6"/>|tv_ <text:s text:c="8"/>|tv_ <text:s text:c="8"/>|0 <text:s/>|05 <text:s/>|05 <text:s text:c="2"/>|00 <text:s text:c="2"/>|3.66 <text:s text:c="2"/>|4.19 <text:s text:c="3"/>|0.30 |1.97 <text:s text:c="2"/>|1.82 <text:s text:c="2"/>|1.61|22.43 <text:s text:c="2"/>|3.33|0.00 <text:s/>|0.75|3.28 |10 <text:s text:c="3"/>| </text:p>
      <text:p text:style-name="P1">3 <text:s text:c="2"/>|2 <text:s text:c="6"/>|3 <text:s text:c="6"/>|remote_ <text:s text:c="4"/>|remote_ <text:s text:c="4"/>|0 <text:s/>|07 <text:s/>|07 <text:s text:c="2"/>|00 <text:s text:c="2"/>|3.66 <text:s text:c="2"/>|4.19 <text:s text:c="3"/>|0.30 |3.28 <text:s text:c="2"/>|3.03 <text:s text:c="2"/>|2.67|31.41 <text:s text:c="2"/>|2.00|0.00 <text:s/>|0.75|3.28 |14 <text:s text:c="3"/>| </text:p>
      <text:p text:style-name="P1">3 <text:s text:c="2"/>|2 <text:s text:c="6"/>|3 <text:s text:c="6"/>|for_ <text:s text:c="7"/>|for_ <text:s text:c="7"/>|0 <text:s/>|04 <text:s/>|04 <text:s text:c="2"/>|00 <text:s text:c="2"/>|3.66 <text:s text:c="2"/>|4.17 <text:s text:c="3"/>|0.30 |3.28 <text:s text:c="2"/>|3.03 <text:s text:c="2"/>|2.68|17.88 <text:s text:c="2"/>|2.00|0.00 <text:s/>|0.75|3.28 |08 <text:s text:c="3"/>| </text:p>
      <text:p text:style-name="P1">3 <text:s text:c="2"/>|2 <text:s text:c="6"/>|3 <text:s text:c="6"/>|me_ <text:s text:c="8"/>|me_ <text:s text:c="8"/>|0 <text:s/>|04 <text:s/>|04 <text:s text:c="2"/>|00 <text:s text:c="2"/>|3.66 <text:s text:c="2"/>|4.17 <text:s text:c="3"/>|0.30 |2.46 <text:s text:c="2"/>|2.27 <text:s text:c="2"/>|2.01|17.88 <text:s text:c="2"/>|2.67|0.00 <text:s/>|0.75|3.28 |08 <text:s text:c="3"/>| </text:p>
      <text:p text:style-name="P1">3 <text:s text:c="2"/>|2 <text:s text:c="6"/>|3 <text:s text:c="6"/>|. <text:s text:c="10"/>|. <text:s text:c="10"/>|0 <text:s/>|01 <text:s/>|01 <text:s text:c="2"/>|00 <text:s text:c="2"/>|3.66 <text:s text:c="2"/>|4.17 <text:s text:c="3"/>|0.30 |3.28 <text:s text:c="2"/>|3.03 <text:s text:c="2"/>|2.68|4.47 <text:s text:c="3"/>|2.00|0.00 <text:s/>|0.75|3.28 |02 <text:s text:c="3"/>| </text:p>
      <text:p text:style-name="P1">3 <text:s text:c="2"/>|2 <text:s text:c="6"/>|3 <text:s text:c="6"/>|why_ <text:s text:c="7"/>|why_ <text:s text:c="7"/>|0 <text:s/>|06 <text:s/>|06 <text:s text:c="2"/>|00 <text:s text:c="2"/>|3.51 <text:s text:c="2"/>|3.97 <text:s text:c="3"/>|0.30 |2.28 <text:s text:c="2"/>|2.10 <text:s text:c="2"/>|1.87|25.64 <text:s text:c="2"/>|3.00|0.00 <text:s/>|0.76|3.42 |12 <text:s text:c="3"/>| </text:p>
      <text:p text:style-name="P1">3 <text:s text:c="2"/>|2 <text:s text:c="6"/>|3 <text:s text:c="6"/>|not_ <text:s text:c="7"/>|not_ <text:s text:c="7"/>|0 <text:s/>|05 <text:s/>|05 <text:s text:c="2"/>|00 <text:s text:c="2"/>|3.51 <text:s text:c="2"/>|3.96 <text:s text:c="3"/>|0.30 |2.73 <text:s text:c="2"/>|2.52 <text:s text:c="2"/>|2.25|21.32 <text:s text:c="2"/>|2.50|0.00 <text:s/>|0.76|3.42 |10 <text:s text:c="3"/>| </text:p>
      <text:p text:style-name="P1">3 <text:s text:c="2"/>|2 <text:s text:c="6"/>|3 <text:s text:c="6"/>|. <text:s text:c="10"/>|. <text:s text:c="10"/>|0 <text:s/>|01 <text:s/>|01 <text:s text:c="2"/>|00 <text:s text:c="2"/>|3.51 <text:s text:c="2"/>|3.91 <text:s text:c="3"/>|0.30 |3.42 <text:s text:c="2"/>|3.15 <text:s text:c="2"/>|2.85|4.21 <text:s text:c="3"/>|2.00|0.00 <text:s/>|0.76|3.42 |02 <text:s text:c="3"/>| </text:p>
      <text:p text:style-name="P1">3 <text:s text:c="2"/>|2 <text:s text:c="6"/>|3 <text:s text:c="6"/>|feeling_ <text:s text:c="3"/>|feeling_ <text:s text:c="3"/>|0 <text:s/>|08 <text:s/>|08 <text:s text:c="2"/>|00 <text:s text:c="2"/>|3.51 <text:s text:c="2"/>|3.96 <text:s text:c="3"/>|0.30 |3.42 <text:s text:c="2"/>|3.15 <text:s text:c="2"/>|2.81|34.11 <text:s text:c="2"/>|2.38|0.00 <text:s/>|0.76|3.42 |19 <text:s text:c="3"/>| </text:p>
      <text:p text:style-name="P1">3 <text:s text:c="2"/>|2 <text:s text:c="6"/>|3 <text:s text:c="6"/>|better_ <text:s text:c="4"/>|better_ <text:s text:c="4"/>|0 <text:s/>|05 <text:s/>|05 <text:s text:c="2"/>|00 <text:s text:c="2"/>|3.51 <text:s text:c="2"/>|3.96 <text:s text:c="3"/>|0.30 |4.79 <text:s text:c="2"/>|4.41 <text:s text:c="2"/>|3.94|21.30 <text:s text:c="2"/>|1.43|0.00 <text:s/>|0.76|3.42 |10 <text:s text:c="3"/>| </text:p>
      <text:p text:style-name="P1">3 <text:s text:c="2"/>|2 <text:s text:c="6"/>|3 <text:s text:c="6"/>|now_ <text:s text:c="7"/>|now_ <text:s text:c="7"/>|0 <text:s/>|04 <text:s/>|04 <text:s text:c="2"/>|00 <text:s text:c="2"/>|3.51 <text:s text:c="2"/>|3.95 <text:s text:c="3"/>|0.30 |3.42 <text:s text:c="2"/>|3.15 <text:s text:c="2"/>|2.82|17.01 <text:s text:c="2"/>|2.00|0.00 <text:s/>|0.76|3.42 |08 <text:s text:c="3"/>| </text:p>
      <text:p text:style-name="P1">3 <text:s text:c="2"/>|2 <text:s text:c="6"/>|3 <text:s text:c="6"/>|. <text:s text:c="10"/>|. <text:s text:c="10"/>|0 <text:s/>|01 <text:s/>|01 <text:s text:c="2"/>|00 <text:s text:c="2"/>|3.51 <text:s text:c="2"/>|3.98 <text:s text:c="3"/>|0.30 |3.42 <text:s text:c="2"/>|3.15 <text:s text:c="2"/>|2.81|4.28 <text:s text:c="3"/>|2.00|0.00 <text:s/>|0.76|3.42 |02 <text:s text:c="3"/>| </text:p>
      <text:p text:style-name="P1">3 <text:s text:c="2"/>|2 <text:s text:c="6"/>|3 <text:s text:c="6"/>|i_ <text:s text:c="9"/>|i_ <text:s text:c="9"/>|0 <text:s/>|02 <text:s/>|02 <text:s text:c="2"/>|00 <text:s text:c="2"/>|3.51 <text:s text:c="2"/>|3.97 <text:s text:c="3"/>|0.30 |3.42 <text:s text:c="2"/>|3.15 <text:s text:c="2"/>|2.81|8.53 <text:s text:c="3"/>|2.00|0.00 <text:s/>|0.76|3.42 |04 <text:s text:c="3"/>| </text:p>
      <text:p text:style-name="P1">3 <text:s text:c="2"/>|2 <text:s text:c="6"/>|3 <text:s text:c="6"/>|need_ <text:s text:c="6"/>|needed_ <text:s text:c="4"/>|1 <text:s/>|05 <text:s/>|05 <text:s text:c="2"/>|00 <text:s text:c="2"/>|3.51 <text:s text:c="2"/>|3.89 <text:s text:c="3"/>|0.30 |4.79 <text:s text:c="2"/>|4.41 <text:s text:c="2"/>|4.01|20.93 <text:s text:c="2"/>|2.00|40.00 |0.76|3.42 |10 <text:s text:c="3"/>| </text:p>
      <text:p text:style-name="P1">3 <text:s text:c="2"/>|2 <text:s text:c="6"/>|3 <text:s text:c="6"/>|to_ <text:s text:c="8"/>|to_ <text:s text:c="8"/>|0 <text:s/>|05 <text:s/>|03 <text:s text:c="2"/>|00 <text:s text:c="2"/>|3.51 <text:s text:c="2"/>|3.95 <text:s text:c="3"/>|0.30 |2.05 <text:s text:c="2"/>|1.89 <text:s text:c="2"/>|1.69|21.25 <text:s text:c="2"/>|2.00|0.00 <text:s/>|0.76|3.42 |06 <text:s text:c="3"/>| </text:p>
      <text:p text:style-name="P1">3 <text:s text:c="2"/>|2 <text:s text:c="6"/>|4 <text:s text:c="6"/>|can_ <text:s text:c="7"/>|can_ <text:s text:c="7"/>|0 <text:s/>|04 <text:s/>|04 <text:s text:c="2"/>|00 <text:s text:c="2"/>|3.36 <text:s text:c="2"/>|3.88 <text:s text:c="3"/>|0.30 |3.57 <text:s text:c="2"/>|3.27 <text:s text:c="2"/>|2.87|16.71 <text:s text:c="2"/>|2.00|0.00 <text:s/>|0.77|3.57 |08 <text:s text:c="3"/>| </text:p>
      <text:p text:style-name="P1">3 <text:s text:c="2"/>|2 <text:s text:c="6"/>|4 <text:s text:c="6"/>|you_ <text:s text:c="7"/>|you_ <text:s text:c="7"/>|0 <text:s/>|04 <text:s/>|04 <text:s text:c="2"/>|00 <text:s text:c="2"/>|3.36 <text:s text:c="2"/>|3.86 <text:s text:c="3"/>|0.30 |3.57 <text:s text:c="2"/>|3.27 <text:s text:c="2"/>|2.89|16.63 <text:s text:c="2"/>|2.25|0.00 <text:s/>|0.77|3.57 |09 <text:s text:c="3"/>| </text:p>
      <text:p text:style-name="P1">3 <text:s text:c="2"/>|2 <text:s text:c="6"/>|4 <text:s text:c="6"/>|walk_ <text:s text:c="6"/>|walk_ <text:s text:c="6"/>|0 <text:s/>|05 <text:s/>|05 <text:s text:c="2"/>|00 <text:s text:c="2"/>|3.36 <text:s text:c="2"/>|3.86 <text:s text:c="3"/>|0.30 |3.57 <text:s text:c="2"/>|3.27 <text:s text:c="2"/>|2.88|20.81 <text:s text:c="2"/>|2.00|0.00 <text:s/>|0.77|3.57 |10 <text:s text:c="3"/>| </text:p>
      <text:p text:style-name="P1">3 <text:s text:c="2"/>|2 <text:s text:c="6"/>|4 <text:s text:c="6"/>|the_ <text:s text:c="7"/>|the_ <text:s text:c="7"/>|0 <text:s/>|04 <text:s/>|04 <text:s text:c="2"/>|00 <text:s text:c="2"/>|3.36 <text:s text:c="2"/>|3.88 <text:s text:c="3"/>|0.30 |3.57 <text:s text:c="2"/>|3.27 <text:s text:c="2"/>|2.87|16.74 <text:s text:c="2"/>|2.00|0.00 <text:s/>|0.77|3.57 |08 <text:s text:c="3"/>| </text:p>
      <text:p text:style-name="P1">3 <text:s text:c="2"/>|2 <text:s text:c="6"/>|4 <text:s text:c="6"/>|dog_ <text:s text:c="7"/>|dog_ <text:s text:c="7"/>|0 <text:s/>|05 <text:s/>|04 <text:s text:c="2"/>|00 <text:s text:c="2"/>|3.36 <text:s text:c="2"/>|3.81 <text:s text:c="3"/>|0.30 |2.85 <text:s text:c="2"/>|2.62 <text:s text:c="2"/>|2.34|20.54 <text:s text:c="2"/>|2.00|0.00 <text:s/>|0.77|3.57 |08 <text:s text:c="3"/>| </text:p>
      <text:p text:style-name="P1">3 <text:s text:c="2"/>|2 <text:s text:c="6"/>|4 <text:s text:c="6"/>|for_ <text:s text:c="7"/>|for_ <text:s text:c="7"/>|0 <text:s/>|04 <text:s/>|04 <text:s text:c="2"/>|00 <text:s text:c="2"/>|3.36 <text:s text:c="2"/>|3.85 <text:s text:c="3"/>|0.30 |3.57 <text:s text:c="2"/>|3.27 <text:s text:c="2"/>|2.89|16.61 <text:s text:c="2"/>|2.00|0.00 <text:s/>|0.77|3.57 |08 <text:s text:c="3"/>| </text:p>
      <text:p text:style-name="P1">3 <text:s text:c="2"/>|2 <text:s text:c="6"/>|4 <text:s text:c="6"/>|me_ <text:s text:c="8"/>|me_ <text:s text:c="8"/>|0 <text:s/>|05 <text:s/>|05 <text:s text:c="2"/>|00 <text:s text:c="2"/>|3.36 <text:s text:c="2"/>|3.87 <text:s text:c="3"/>|0.30 |2.14 <text:s text:c="2"/>|1.96 <text:s text:c="2"/>|1.73|20.84 <text:s text:c="2"/>|3.33|0.00 <text:s/>|0.77|3.57 |10 <text:s text:c="3"/>| </text:p>
      <text:p text:style-name="P1">3 <text:s text:c="2"/>|2 <text:s text:c="6"/>|4 <text:s text:c="6"/>|. <text:s text:c="10"/>|. <text:s text:c="10"/>|0 <text:s/>|01 <text:s/>|01 <text:s text:c="2"/>|00 <text:s text:c="2"/>|3.36 <text:s text:c="2"/>|3.87 <text:s text:c="3"/>|0.30 |3.57 <text:s text:c="2"/>|3.27 <text:s text:c="2"/>|2.88|4.17 <text:s text:c="3"/>|2.00|0.00 <text:s/>|0.77|3.57 |02 <text:s text:c="3"/>| </text:p>
      <text:p text:style-name="P1">3 <text:s text:c="2"/>|2 <text:s text:c="6"/>|4 <text:s text:c="6"/>|please_ <text:s text:c="4"/>|please_ <text:s text:c="4"/>|0 <text:s/>|07 <text:s/>|07 <text:s text:c="2"/>|00 <text:s text:c="2"/>|3.36 <text:s text:c="2"/>|3.82 <text:s text:c="3"/>|0.30 |3.57 <text:s text:c="2"/>|3.27 <text:s text:c="2"/>|2.91|28.83 <text:s text:c="2"/>|2.00|0.00 <text:s/>|0.77|3.57 |14 <text:s text:c="3"/>| </text:p>
      <text:p text:style-name="P1">3 <text:s text:c="2"/>|2 <text:s text:c="6"/>|4 <text:s text:c="6"/>|help_ <text:s text:c="6"/>|help_ <text:s text:c="6"/>|0 <text:s/>|08 <text:s/>|08 <text:s text:c="2"/>|00 <text:s text:c="2"/>|3.36 <text:s text:c="2"/>|3.89 <text:s text:c="3"/>|0.30 |2.23 <text:s text:c="2"/>|2.05 <text:s text:c="2"/>|1.79|33.50 <text:s text:c="2"/>|3.20|0.00 <text:s/>|0.77|3.57 |16 <text:s text:c="3"/>| </text:p>
      <text:p text:style-name="P1">3 <text:s text:c="2"/>|2 <text:s text:c="6"/>|4 <text:s text:c="6"/>|me_ <text:s text:c="8"/>|me_ <text:s text:c="8"/>|0 <text:s/>|05 <text:s/>|05 <text:s text:c="2"/>|00 <text:s text:c="2"/>|3.36 <text:s text:c="2"/>|3.86 <text:s text:c="3"/>|0.30 |2.14 <text:s text:c="2"/>|1.96 <text:s text:c="2"/>|1.73|20.82 <text:s text:c="2"/>|3.33|0.00 <text:s/>|0.77|3.57 |10 <text:s text:c="3"/>| </text:p>
      <text:p text:style-name="P1">3 <text:s text:c="2"/>|2 <text:s text:c="6"/>|4 <text:s text:c="6"/>|miss_ <text:s text:c="6"/>|miss_ <text:s text:c="6"/>|0 <text:s/>|05 <text:s/>|05 <text:s text:c="2"/>|00 <text:s text:c="2"/>|3.36 <text:s text:c="2"/>|3.88 <text:s text:c="3"/>|0.30 |3.57 <text:s text:c="2"/>|3.27 <text:s text:c="2"/>|2.87|20.92 <text:s text:c="2"/>|2.00|0.00 <text:s/>|0.77|3.57 |10 <text:s text:c="3"/>| </text:p>
      <text:p text:style-name="P1">3 <text:s text:c="2"/>|2 <text:s text:c="6"/>|4 <text:s text:c="6"/>|. <text:s text:c="10"/>|. <text:s text:c="10"/>|0 <text:s/>|01 <text:s/>|01 <text:s text:c="2"/>|00 <text:s text:c="2"/>|3.36 <text:s text:c="2"/>|3.83 <text:s text:c="3"/>|0.30 |3.57 <text:s text:c="2"/>|3.27 <text:s text:c="2"/>|2.90|4.13 <text:s text:c="3"/>|2.00|0.00 <text:s/>|0.77|3.57 |02 <text:s text:c="3"/>| </text:p>
      <text:p text:style-name="P1">3 <text:s text:c="2"/>|2 <text:s text:c="6"/>|4 <text:s text:c="6"/>|what_ <text:s text:c="6"/>|what_ <text:s text:c="6"/>|0 <text:s/>|04 <text:s/>|04 <text:s text:c="2"/>|00 <text:s text:c="2"/>|3.22 <text:s text:c="2"/>|3.72 <text:s text:c="3"/>|0.30 |4.66 <text:s text:c="2"/>|4.26 <text:s text:c="2"/>|3.73|16.07 <text:s text:c="2"/>|1.60|0.00 <text:s/>|0.78|3.73 |08 <text:s text:c="3"/>| </text:p>
      <text:p text:style-name="P1">3 <text:s text:c="2"/>|2 <text:s text:c="6"/>|4 <text:s text:c="6"/>|is_ <text:s text:c="8"/>|is_ <text:s text:c="8"/>|0 <text:s/>|05 <text:s/>|05 <text:s text:c="2"/>|00 <text:s text:c="2"/>|3.22 <text:s text:c="2"/>|3.62 <text:s text:c="3"/>|0.30 |2.24 <text:s text:c="2"/>|2.05 <text:s text:c="2"/>|1.84|19.61 <text:s text:c="2"/>|3.33|0.00 <text:s/>|0.78|3.73 |10 <text:s text:c="3"/>| </text:p>
      <text:p text:style-name="P1">3 <text:s text:c="2"/>|2 <text:s text:c="6"/>|4 <text:s text:c="6"/>|the_ <text:s text:c="7"/>|the_ <text:s text:c="7"/>|0 <text:s/>|04 <text:s/>|04 <text:s text:c="2"/>|00 <text:s text:c="2"/>|3.22 <text:s text:c="2"/>|3.70 <text:s text:c="3"/>|0.30 |3.73 <text:s text:c="2"/>|3.41 <text:s text:c="2"/>|3.00|16.02 <text:s text:c="2"/>|2.00|0.00 <text:s/>|0.78|3.73 |08 <text:s text:c="3"/>| </text:p>
      <text:p text:style-name="P1">3 <text:s text:c="2"/>|2 <text:s text:c="6"/>|4 <text:s text:c="6"/>|time_ <text:s text:c="6"/>|time_ <text:s text:c="6"/>|0 <text:s/>|05 <text:s/>|05 <text:s text:c="2"/>|00 <text:s text:c="2"/>|3.22 <text:s text:c="2"/>|3.69 <text:s text:c="3"/>|0.30 |3.73 <text:s text:c="2"/>|3.41 <text:s text:c="2"/>|3.00|19.97 <text:s text:c="2"/>|2.00|0.00 <text:s/>|0.78|3.73 |10 <text:s text:c="3"/>| </text:p>
      <text:p text:style-name="P1">3 <text:s text:c="2"/>|2 <text:s text:c="6"/>|4 <text:s text:c="6"/>|. <text:s text:c="10"/>|. <text:s text:c="10"/>|0 <text:s/>|01 <text:s/>|01 <text:s text:c="2"/>|00 <text:s text:c="2"/>|3.22 <text:s text:c="2"/>|3.72 <text:s text:c="3"/>|0.30 |3.73 <text:s text:c="2"/>|3.41 <text:s text:c="2"/>|2.99|4.02 <text:s text:c="3"/>|2.00|0.00 <text:s/>|0.78|3.73 |02 <text:s text:c="3"/>| </text:p>
      <text:p text:style-name="P1">3 <text:s text:c="2"/>|2 <text:s text:c="6"/>|4 <text:s text:c="6"/>|could_ <text:s text:c="5"/>|could_ <text:s text:c="5"/>|0 <text:s/>|05 <text:s/>|04 <text:s text:c="2"/>|00 <text:s text:c="2"/>|3.22 <text:s text:c="2"/>|3.67 <text:s text:c="3"/>|0.30 |4.47 <text:s text:c="2"/>|4.09 <text:s text:c="2"/>|3.63|19.86 <text:s text:c="2"/>|1.33|0.00 <text:s/>|0.78|3.73 |08 <text:s text:c="3"/>| </text:p>
      <text:p text:style-name="P1">3 <text:s text:c="2"/>|2 <text:s text:c="6"/>|4 <text:s text:c="6"/>|you_ <text:s text:c="7"/>|you_ <text:s text:c="7"/>|0 <text:s/>|04 <text:s/>|04 <text:s text:c="2"/>|00 <text:s text:c="2"/>|3.22 <text:s text:c="2"/>|3.70 <text:s text:c="3"/>|0.30 |3.73 <text:s text:c="2"/>|3.41 <text:s text:c="2"/>|3.00|16.00 <text:s text:c="2"/>|2.00|0.00 <text:s/>|0.78|3.73 |08 <text:s text:c="3"/>| </text:p>
      <text:p text:style-name="P1">3 <text:s text:c="2"/>|2 <text:s text:c="6"/>|4 <text:s text:c="6"/>|please_ <text:s text:c="4"/>|please_ <text:s text:c="4"/>|0 <text:s/>|07 <text:s/>|07 <text:s text:c="2"/>|00 <text:s text:c="2"/>|3.22 <text:s text:c="2"/>|3.71 <text:s text:c="3"/>|0.30 |3.73 <text:s text:c="2"/>|3.41 <text:s text:c="2"/>|2.99|28.07 <text:s text:c="2"/>|2.00|0.00 <text:s/>|0.78|3.73 |14 <text:s text:c="3"/>| </text:p>
      <text:p text:style-name="P1">3 <text:s text:c="2"/>|2 <text:s text:c="6"/>|4 <text:s text:c="6"/>|massage_ <text:s text:c="3"/>|massage_ <text:s text:c="3"/>|0 <text:s/>|08 <text:s/>|08 <text:s text:c="2"/>|00 <text:s text:c="2"/>|3.22 <text:s text:c="2"/>|3.65 <text:s text:c="3"/>|0.30 |3.73 <text:s text:c="2"/>|3.41 <text:s text:c="2"/>|3.04|31.63 <text:s text:c="2"/>|2.00|0.00 <text:s/>|0.78|3.73 |16 <text:s text:c="3"/>| </text:p>
      <text:p text:style-name="P1">3 <text:s text:c="2"/>|2 <text:s text:c="6"/>|4 <text:s text:c="6"/>|my_ <text:s text:c="8"/>|my_ <text:s text:c="8"/>|0 <text:s/>|03 <text:s/>|03 <text:s text:c="2"/>|00 <text:s text:c="2"/>|3.22 <text:s text:c="2"/>|3.69 <text:s text:c="3"/>|0.30 |3.73 <text:s text:c="2"/>|3.41 <text:s text:c="2"/>|3.01|11.96 <text:s text:c="2"/>|2.00|0.00 <text:s/>|0.78|3.73 |06 <text:s text:c="3"/>| </text:p>
      <text:p text:style-name="P1">3 <text:s text:c="2"/>|2 <text:s text:c="6"/>|4 <text:s text:c="6"/>|shoulder_ <text:s text:c="2"/>|should_ <text:s text:c="4"/>|1 <text:s/>|05 <text:s/>|05 <text:s text:c="2"/>|00 <text:s text:c="2"/>|3.22 <text:s text:c="2"/>|3.69 <text:s text:c="3"/>|0.30 |5.22 <text:s text:c="2"/>|4.78 <text:s text:c="2"/>|4.21|19.97 <text:s text:c="2"/>|1.11|22.22 |0.78|3.73 |10 <text:s text:c="3"/>| </text:p>
      <text:p text:style-name="P1">3 <text:s text:c="2"/>|2 <text:s text:c="6"/>|4 <text:s text:c="6"/>|. <text:s text:c="10"/>|. <text:s text:c="10"/>|0 <text:s/>|02 <text:s/>|01 <text:s text:c="2"/>|00 <text:s text:c="2"/>|3.22 <text:s text:c="2"/>|3.71 <text:s text:c="3"/>|0.30 |1.86 <text:s text:c="2"/>|1.71 <text:s text:c="2"/>|1.50|8.03 <text:s text:c="3"/>|2.00|0.00 <text:s/>|0.78|3.73 |02 <text:s text:c="3"/>| </text:p>
      <text:p text:style-name="P1">3 <text:s text:c="2"/>|2 <text:s text:c="6"/>|4 <text:s text:c="6"/>|how_ <text:s text:c="7"/>|how_ <text:s text:c="7"/>|0 <text:s/>|04 <text:s/>|04 <text:s text:c="2"/>|00 <text:s text:c="2"/>|3.07 <text:s text:c="2"/>|3.55 <text:s text:c="3"/>|0.30 |3.91 <text:s text:c="2"/>|3.56 <text:s text:c="2"/>|3.12|15.40 <text:s text:c="2"/>|2.00|0.00 <text:s/>|0.79|3.91 |08 <text:s text:c="3"/>| </text:p>
      <text:p text:style-name="P1">3 <text:s text:c="2"/>|2 <text:s text:c="6"/>|4 <text:s text:c="6"/>|have_ <text:s text:c="6"/>|have_ <text:s text:c="6"/>|0 <text:s/>|03 <text:s/>|03 <text:s text:c="2"/>|00 <text:s text:c="2"/>|3.07 <text:s text:c="2"/>|3.53 <text:s text:c="3"/>|0.30 |6.51 <text:s text:c="2"/>|5.93 <text:s text:c="2"/>|5.23|11.48 <text:s text:c="2"/>|1.20|0.00 <text:s/>|0.79|3.91 |06 <text:s text:c="3"/>| </text:p>
      <text:p text:style-name="P1">3 <text:s text:c="2"/>|2 <text:s text:c="6"/>|4 <text:s text:c="6"/>|you_ <text:s text:c="7"/>| <text:s text:c="11"/>|1 <text:s/>|08 <text:s/>|08 <text:s text:c="2"/>|00 <text:s text:c="2"/>|3.07 <text:s text:c="2"/>|3.54 <text:s text:c="3"/>|0.30 |0.00 <text:s text:c="2"/>|0.00 <text:s text:c="2"/>|0.00|30.71 <text:s text:c="2"/>|4.00|100.00|0.79|3.91 |16 <text:s text:c="3"/>| </text:p>
      <text:p text:style-name="P1">3 <text:s text:c="2"/>|2 <text:s text:c="6"/>|4 <text:s text:c="6"/>|been_ <text:s text:c="6"/>|been_ <text:s text:c="6"/>|0 <text:s/>|04 <text:s/>|03 <text:s text:c="2"/>|00 <text:s text:c="2"/>|3.07 <text:s text:c="2"/>|3.55 <text:s text:c="3"/>|0.30 |4.88 <text:s text:c="2"/>|4.45 <text:s text:c="2"/>|3.90|15.39 <text:s text:c="2"/>|1.20|0.00 <text:s/>|0.79|3.91 |06 <text:s text:c="3"/>| </text:p>
      <text:p text:style-name="P1">3 <text:s text:c="2"/>|2 <text:s text:c="6"/>|4 <text:s text:c="6"/>|. <text:s text:c="10"/>|. <text:s text:c="10"/>|0 <text:s/>|02 <text:s/>|02 <text:s text:c="2"/>|00 <text:s text:c="2"/>|3.07 <text:s text:c="2"/>|3.55 <text:s text:c="3"/>|0.30 |1.95 <text:s text:c="2"/>|1.78 <text:s text:c="2"/>|1.56|7.70 <text:s text:c="3"/>|4.00|0.00 <text:s/>|0.79|3.91 |04 <text:s text:c="3"/>| </text:p>
      <text:p text:style-name="P1">3 <text:s text:c="2"/>|2 <text:s text:c="6"/>|4 <text:s text:c="6"/>|when_ <text:s text:c="6"/>|when_ <text:s text:c="6"/>|0 <text:s/>|06 <text:s/>|05 <text:s text:c="2"/>|00 <text:s text:c="2"/>|3.07 <text:s text:c="2"/>|3.53 <text:s text:c="3"/>|0.30 |3.26 <text:s text:c="2"/>|2.97 <text:s text:c="2"/>|2.61|22.98 <text:s text:c="2"/>|3.00|0.00 <text:s/>|0.79|3.91 |15 <text:s text:c="3"/>| </text:p>
      <text:p text:style-name="P1">3 <text:s text:c="2"/>|2 <text:s text:c="6"/>|4 <text:s text:c="6"/>|are_ <text:s text:c="7"/>|are_ <text:s text:c="7"/>|0 <text:s/>|04 <text:s/>|04 <text:s text:c="2"/>|00 <text:s text:c="2"/>|3.07 <text:s text:c="2"/>|3.55 <text:s text:c="3"/>|0.30 |3.91 <text:s text:c="2"/>|3.56 <text:s text:c="2"/>|3.12|15.39 <text:s text:c="2"/>|2.00|0.00 <text:s/>|0.79|3.91 |08 <text:s text:c="3"/>| </text:p>
      <text:p text:style-name="P1">3 <text:s text:c="2"/>|2 <text:s text:c="6"/>|4 <text:s text:c="6"/>|you_ <text:s text:c="7"/>|you_ <text:s text:c="7"/>|0 <text:s/>|05 <text:s/>|04 <text:s text:c="2"/>|00 <text:s text:c="2"/>|3.07 <text:s text:c="2"/>|3.53 <text:s text:c="3"/>|0.30 |3.13 <text:s text:c="2"/>|2.85 <text:s text:c="2"/>|2.51|19.14 <text:s text:c="2"/>|2.00|0.00 <text:s/>|0.79|3.91 |08 <text:s text:c="3"/>| </text:p>
      <text:p text:style-name="P1">3 <text:s text:c="2"/>|2 <text:s text:c="6"/>|4 <text:s text:c="6"/>|coming_ <text:s text:c="4"/>|coming_ <text:s text:c="4"/>|0 <text:s/>|06 <text:s/>|06 <text:s text:c="2"/>|00 <text:s text:c="2"/>|3.07 <text:s text:c="2"/>|3.47 <text:s text:c="3"/>|0.30 |4.56 <text:s text:c="2"/>|4.15 <text:s text:c="2"/>|3.71|22.62 <text:s text:c="2"/>|1.71|0.00 <text:s/>|0.79|3.91 |12 <text:s text:c="3"/>| </text:p>
      <text:p text:style-name="P1">3 <text:s text:c="2"/>|2 <text:s text:c="6"/>|4 <text:s text:c="6"/>|back_ <text:s text:c="6"/>|back_ <text:s text:c="6"/>|0 <text:s/>|05 <text:s/>|05 <text:s text:c="2"/>|00 <text:s text:c="2"/>|3.07 <text:s text:c="2"/>|3.50 <text:s text:c="3"/>|0.30 |3.91 <text:s text:c="2"/>|3.56 <text:s text:c="2"/>|3.16|19.00 <text:s text:c="2"/>|1.80|0.00 <text:s/>|0.79|3.91 |09 <text:s text:c="3"/>| </text:p>
      <text:p text:style-name="P1">3 <text:s text:c="2"/>|2 <text:s text:c="6"/>|4 <text:s text:c="6"/>|. <text:s text:c="10"/>|. <text:s text:c="10"/>|0 <text:s/>|01 <text:s/>|01 <text:s text:c="2"/>|00 <text:s text:c="2"/>|3.07 <text:s text:c="2"/>|3.47 <text:s text:c="3"/>|0.30 |3.91 <text:s text:c="2"/>|3.56 <text:s text:c="2"/>|3.18|3.77 <text:s text:c="3"/>|2.00|0.00 <text:s/>|0.79|3.91 |02 <text:s text:c="3"/>| </text:p>
      <text:p text:style-name="P1">3 <text:s text:c="2"/>|3 <text:s text:c="6"/>|1 <text:s text:c="6"/>|the_ <text:s text:c="7"/>|the_ <text:s text:c="7"/>|0 <text:s/>|05 <text:s/>|04 <text:s text:c="2"/>|00 <text:s text:c="2"/>|3.07 <text:s text:c="2"/>|3.52 <text:s text:c="3"/>|0.30 |3.13 <text:s text:c="2"/>|2.85 <text:s text:c="2"/>|2.51|19.10 <text:s text:c="2"/>|2.00|0.00 <text:s/>|0.79|3.91 |08 <text:s text:c="3"/>| </text:p>
      <text:p text:style-name="P1">3 <text:s text:c="2"/>|3 <text:s text:c="6"/>|1 <text:s text:c="6"/>|quick_ <text:s text:c="5"/>|quick_ <text:s text:c="5"/>|0 <text:s/>|06 <text:s/>|06 <text:s text:c="2"/>|00 <text:s text:c="2"/>|3.07 <text:s text:c="2"/>|3.52 <text:s text:c="3"/>|0.30 |3.91 <text:s text:c="2"/>|3.56 <text:s text:c="2"/>|3.14|22.93 <text:s text:c="2"/>|2.00|0.00 <text:s/>|0.79|3.91 |12 <text:s text:c="3"/>| </text:p>
      <text:p text:style-name="P1">3 <text:s text:c="2"/>|3 <text:s text:c="6"/>|1 <text:s text:c="6"/>|brown_ <text:s text:c="5"/>|brown_ <text:s text:c="5"/>|0 <text:s/>|06 <text:s/>|06 <text:s text:c="2"/>|00 <text:s text:c="2"/>|3.07 <text:s text:c="2"/>|3.52 <text:s text:c="3"/>|0.30 |3.91 <text:s text:c="2"/>|3.56 <text:s text:c="2"/>|3.14|22.94 <text:s text:c="2"/>|2.00|0.00 <text:s/>|0.79|3.91 |12 <text:s text:c="3"/>| </text:p>
      <text:p text:style-name="P1">3 <text:s text:c="2"/>|3 <text:s text:c="6"/>|1 <text:s text:c="6"/>|fox_ <text:s text:c="7"/>|for_ <text:s text:c="7"/>|1 <text:s/>|05 <text:s/>|04 <text:s text:c="2"/>|00 <text:s text:c="2"/>|3.07 <text:s text:c="2"/>|3.52 <text:s text:c="3"/>|0.30 |3.13 <text:s text:c="2"/>|2.85 <text:s text:c="2"/>|2.51|19.10 <text:s text:c="2"/>|2.00|25.00 |0.79|3.91 |08 <text:s text:c="3"/>| </text:p>
      <text:p text:style-name="P1">3 <text:s text:c="2"/>|3 <text:s text:c="6"/>|1 <text:s text:c="6"/>|jumps_ <text:s text:c="5"/>|jumps_ <text:s text:c="5"/>|0 <text:s/>|08 <text:s/>|07 <text:s text:c="2"/>|00 <text:s text:c="2"/>|3.07 <text:s text:c="2"/>|3.51 <text:s text:c="3"/>|0.30 |2.93 <text:s text:c="2"/>|2.67 <text:s text:c="2"/>|2.36|30.44 <text:s text:c="2"/>|2.33|0.00 <text:s/>|0.79|3.91 |14 <text:s text:c="3"/>| </text:p>
      <text:p text:style-name="P1">3 <text:s text:c="2"/>|3 <text:s text:c="6"/>|1 <text:s text:c="6"/>|over_ <text:s text:c="6"/>|over_ <text:s text:c="6"/>|0 <text:s/>|05 <text:s/>|05 <text:s text:c="2"/>|00 <text:s text:c="2"/>|3.07 <text:s text:c="2"/>|3.50 <text:s text:c="3"/>|0.30 |3.91 <text:s text:c="2"/>|3.56 <text:s text:c="2"/>|3.16|18.99 <text:s text:c="2"/>|1.80|0.00 <text:s/>|0.79|3.91 |09 <text:s text:c="3"/>| </text:p>
      <text:p text:style-name="P1">3 <text:s text:c="2"/>|3 <text:s text:c="6"/>|1 <text:s text:c="6"/>|the_ <text:s text:c="7"/>|the_ <text:s text:c="7"/>|0 <text:s/>|04 <text:s/>|04 <text:s text:c="2"/>|00 <text:s text:c="2"/>|3.07 <text:s text:c="2"/>|3.49 <text:s text:c="3"/>|0.30 |3.91 <text:s text:c="2"/>|3.56 <text:s text:c="2"/>|3.17|15.16 <text:s text:c="2"/>|2.00|0.00 <text:s/>|0.79|3.91 |08 <text:s text:c="3"/>| </text:p>
      <text:p text:style-name="P1">3 <text:s text:c="2"/>|3 <text:s text:c="6"/>|1 <text:s text:c="6"/>|lazy_ <text:s text:c="6"/>| <text:s text:c="11"/>|1 <text:s/>|13 <text:s/>|10 <text:s text:c="2"/>|00 <text:s text:c="2"/>|3.07 <text:s text:c="2"/>|3.52 <text:s text:c="3"/>|0.30 |0.00 <text:s text:c="2"/>|0.00 <text:s text:c="2"/>|0.00|49.68 <text:s text:c="2"/>|4.00|100.00|0.79|3.91 |20 <text:s text:c="3"/>| </text:p>
      <text:p text:style-name="P1">3 <text:s text:c="2"/>|3 <text:s text:c="6"/>|1 <text:s text:c="6"/>|dog_ <text:s text:c="7"/>|dog_ <text:s text:c="7"/>|0 <text:s/>|05 <text:s/>|05 <text:s text:c="2"/>|00 <text:s text:c="2"/>|3.07 <text:s text:c="2"/>|3.51 <text:s text:c="3"/>|0.30 |3.13 <text:s text:c="2"/>|2.85 <text:s text:c="2"/>|2.52|19.03 <text:s text:c="2"/>|2.50|0.00 <text:s/>|0.79|3.91 |10 <text:s text:c="3"/>| </text:p>
      <text:p text:style-name="P1">3 <text:s text:c="2"/>|3 <text:s text:c="6"/>|1 <text:s text:c="6"/>|. <text:s text:c="10"/>|. <text:s text:c="10"/>|0 <text:s/>|01 <text:s/>|01 <text:s text:c="2"/>|00 <text:s text:c="2"/>|3.07 <text:s text:c="2"/>|3.54 <text:s text:c="3"/>|0.30 |3.91 <text:s text:c="2"/>|3.56 <text:s text:c="2"/>|3.12|3.84 <text:s text:c="3"/>|2.00|0.00 <text:s/>|0.79|3.91 |02 <text:s text:c="3"/>| </text:p>
      <text:p text:style-name="P1">3 <text:s text:c="2"/>|3 <text:s text:c="6"/>|2 <text:s text:c="6"/>|it_ <text:s text:c="8"/>|it_ <text:s text:c="8"/>|0 <text:s/>|05 <text:s/>|05 <text:s text:c="2"/>|00 <text:s text:c="2"/>|3.07 <text:s text:c="2"/>|3.46 <text:s text:c="3"/>|0.30 |2.34 <text:s text:c="2"/>|2.14 <text:s text:c="2"/>|1.91|18.81 <text:s text:c="2"/>|3.33|0.00 <text:s/>|0.79|3.91 |10 <text:s text:c="3"/>| </text:p>
      <text:p text:style-name="P1">3 <text:s text:c="2"/>|3 <text:s text:c="6"/>|2 <text:s text:c="6"/>|hurts_ <text:s text:c="5"/>|hurts_ <text:s text:c="5"/>|0 <text:s/>|08 <text:s/>|08 <text:s text:c="2"/>|00 <text:s text:c="2"/>|3.07 <text:s text:c="2"/>|3.50 <text:s text:c="3"/>|0.30 |2.93 <text:s text:c="2"/>|2.67 <text:s text:c="2"/>|2.37|30.39 <text:s text:c="2"/>|2.67|0.00 <text:s/>|0.79|3.91 |16 <text:s text:c="3"/>| </text:p>
      <text:p text:style-name="P1">3 <text:s text:c="2"/>|3 <text:s text:c="6"/>|2 <text:s text:c="6"/>|a_ <text:s text:c="9"/>|a_ <text:s text:c="9"/>|0 <text:s/>|03 <text:s/>|02 <text:s text:c="2"/>|00 <text:s text:c="2"/>|3.07 <text:s text:c="2"/>|3.50 <text:s text:c="3"/>|0.30 |2.60 <text:s text:c="2"/>|2.37 <text:s text:c="2"/>|2.11|11.40 <text:s text:c="2"/>|2.00|0.00 <text:s/>|0.79|3.91 |04 <text:s text:c="3"/>| </text:p>
      <text:p text:style-name="P1">3 <text:s text:c="2"/>|3 <text:s text:c="6"/>|2 <text:s text:c="6"/>|bit_ <text:s text:c="7"/>|bit_ <text:s text:c="7"/>|0 <text:s/>|04 <text:s/>|04 <text:s text:c="2"/>|00 <text:s text:c="2"/>|3.07 <text:s text:c="2"/>|3.54 <text:s text:c="3"/>|0.30 |3.91 <text:s text:c="2"/>|3.56 <text:s text:c="2"/>|3.12|15.38 <text:s text:c="2"/>|2.00|0.00 <text:s/>|0.79|3.91 |08 <text:s text:c="3"/>| </text:p>
      <text:p text:style-name="P1">3 <text:s text:c="2"/>|3 <text:s text:c="6"/>|2 <text:s text:c="6"/>|on_ <text:s text:c="8"/>|on_ <text:s text:c="8"/>|0 <text:s/>|03 <text:s/>|03 <text:s text:c="2"/>|00 <text:s text:c="2"/>|3.07 <text:s text:c="2"/>|3.52 <text:s text:c="3"/>|0.30 |3.91 <text:s text:c="2"/>|3.56 <text:s text:c="2"/>|3.14|11.46 <text:s text:c="2"/>|2.00|0.00 <text:s/>|0.79|3.91 |06 <text:s text:c="3"/>| </text:p>
      <text:p text:style-name="P1">3 <text:s text:c="2"/>|3 <text:s text:c="6"/>|2 <text:s text:c="6"/>|my_ <text:s text:c="8"/>|my_ <text:s text:c="8"/>|0 <text:s/>|04 <text:s/>|04 <text:s text:c="2"/>|00 <text:s text:c="2"/>|3.07 <text:s text:c="2"/>|3.52 <text:s text:c="3"/>|0.30 |2.93 <text:s text:c="2"/>|2.67 <text:s text:c="2"/>|2.36|15.27 <text:s text:c="2"/>|2.67|0.00 <text:s/>|0.79|3.91 |08 <text:s text:c="3"/>| </text:p>
      <text:p text:style-name="P1">3 <text:s text:c="2"/>|3 <text:s text:c="6"/>|2 <text:s text:c="6"/>|right_ <text:s text:c="5"/>| <text:s text:c="11"/>|1 <text:s/>|13 <text:s/>|12 <text:s text:c="2"/>|01 <text:s text:c="2"/>|3.07 <text:s text:c="2"/>|3.55 <text:s text:c="3"/>|0.30 |0.00 <text:s text:c="2"/>|0.00 <text:s text:c="2"/>|0.00|50.01 <text:s text:c="2"/>|4.50|100.00|0.79|3.91 |27 <text:s text:c="3"/>| </text:p>
      <text:p text:style-name="P1">3 <text:s text:c="2"/>|3 <text:s text:c="6"/>|2 <text:s text:c="6"/>|side_ <text:s text:c="6"/>|side_ <text:s text:c="6"/>|0 <text:s/>|05 <text:s/>|05 <text:s text:c="2"/>|00 <text:s text:c="2"/>|3.07 <text:s text:c="2"/>|3.47 <text:s text:c="3"/>|0.30 |3.91 <text:s text:c="2"/>|3.56 <text:s text:c="2"/>|3.18|18.85 <text:s text:c="2"/>|2.00|0.00 <text:s/>|0.79|3.91 |10 <text:s text:c="3"/>| </text:p>
      <text:p text:style-name="P1"><text:soft-page-break/>user|session |subsess |grnd_truth <text:s/>|select <text:s text:c="5"/>|err|iter|citer|nundo|chr_thr|chr_time|delay|wpm_min|wpm_thr|wpm |tot_time|cpc |%error|over|speed|nclicks| </text:p>
      <text:p text:style-name="P1">3 <text:s text:c="2"/>|3 <text:s text:c="6"/>|2 <text:s text:c="6"/>|. <text:s text:c="10"/>|. <text:s text:c="10"/>|0 <text:s/>|01 <text:s/>|01 <text:s text:c="2"/>|00 <text:s text:c="2"/>|3.07 <text:s text:c="2"/>|3.57 <text:s text:c="3"/>|0.30 |3.91 <text:s text:c="2"/>|3.56 <text:s text:c="2"/>|3.10|3.87 <text:s text:c="3"/>|2.00|0.00 <text:s/>|0.79|3.91 |02 <text:s text:c="3"/>| </text:p>
      <text:p text:style-name="P1">3 <text:s text:c="2"/>|3 <text:s text:c="6"/>|2 <text:s text:c="6"/>|i_ <text:s text:c="9"/>|i_ <text:s text:c="9"/>|0 <text:s/>|02 <text:s/>|02 <text:s text:c="2"/>|00 <text:s text:c="2"/>|3.07 <text:s text:c="2"/>|3.52 <text:s text:c="3"/>|0.30 |3.91 <text:s text:c="2"/>|3.56 <text:s text:c="2"/>|3.14|7.65 <text:s text:c="3"/>|2.00|0.00 <text:s/>|0.79|3.91 |04 <text:s text:c="3"/>| </text:p>
      <text:p text:style-name="P1">3 <text:s text:c="2"/>|3 <text:s text:c="6"/>|2 <text:s text:c="6"/>|would_ <text:s text:c="5"/>|would_ <text:s text:c="5"/>|0 <text:s/>|03 <text:s/>|03 <text:s text:c="2"/>|00 <text:s text:c="2"/>|3.07 <text:s text:c="2"/>|3.56 <text:s text:c="3"/>|0.30 |7.81 <text:s text:c="2"/>|7.12 <text:s text:c="2"/>|6.22|11.58 <text:s text:c="2"/>|1.00|0.00 <text:s/>|0.79|3.91 |06 <text:s text:c="3"/>| </text:p>
      <text:p text:style-name="P1">3 <text:s text:c="2"/>|3 <text:s text:c="6"/>|2 <text:s text:c="6"/>|like_ <text:s text:c="6"/>|like_ <text:s text:c="6"/>|0 <text:s/>|05 <text:s/>|05 <text:s text:c="2"/>|00 <text:s text:c="2"/>|3.07 <text:s text:c="2"/>|3.54 <text:s text:c="3"/>|0.30 |3.91 <text:s text:c="2"/>|3.56 <text:s text:c="2"/>|3.13|19.19 <text:s text:c="2"/>|2.00|0.00 <text:s/>|0.79|3.91 |10 <text:s text:c="3"/>| </text:p>
      <text:p text:style-name="P1">3 <text:s text:c="2"/>|3 <text:s text:c="6"/>|2 <text:s text:c="6"/>|a_ <text:s text:c="9"/>|a_ <text:s text:c="9"/>|0 <text:s/>|02 <text:s/>|02 <text:s text:c="2"/>|00 <text:s text:c="2"/>|3.07 <text:s text:c="2"/>|3.52 <text:s text:c="3"/>|0.30 |3.91 <text:s text:c="2"/>|3.56 <text:s text:c="2"/>|3.14|7.64 <text:s text:c="3"/>|2.00|0.00 <text:s/>|0.79|3.91 |04 <text:s text:c="3"/>| </text:p>
      <text:p text:style-name="P1">3 <text:s text:c="2"/>|3 <text:s text:c="6"/>|2 <text:s text:c="6"/>|cake_ <text:s text:c="6"/>|cake_ <text:s text:c="6"/>|0 <text:s/>|06 <text:s/>|06 <text:s text:c="2"/>|00 <text:s text:c="2"/>|3.07 <text:s text:c="2"/>|3.45 <text:s text:c="3"/>|0.30 |3.26 <text:s text:c="2"/>|2.97 <text:s text:c="2"/>|2.66|22.53 <text:s text:c="2"/>|2.40|0.00 <text:s/>|0.79|3.91 |12 <text:s text:c="3"/>| </text:p>
      <text:p text:style-name="P1">3 <text:s text:c="2"/>|3 <text:s text:c="6"/>|2 <text:s text:c="6"/>|for_ <text:s text:c="7"/>|for_ <text:s text:c="7"/>|0 <text:s/>|05 <text:s/>|04 <text:s text:c="2"/>|00 <text:s text:c="2"/>|3.07 <text:s text:c="2"/>|3.54 <text:s text:c="3"/>|0.30 |3.13 <text:s text:c="2"/>|2.85 <text:s text:c="2"/>|2.50|19.19 <text:s text:c="2"/>|2.00|0.00 <text:s/>|0.79|3.91 |08 <text:s text:c="3"/>| </text:p>
      <text:p text:style-name="P1">3 <text:s text:c="2"/>|3 <text:s text:c="6"/>|2 <text:s text:c="6"/>|my_ <text:s text:c="8"/>|my_ <text:s text:c="8"/>|0 <text:s/>|04 <text:s/>|04 <text:s text:c="2"/>|00 <text:s text:c="2"/>|3.07 <text:s text:c="2"/>|3.54 <text:s text:c="3"/>|0.30 |2.93 <text:s text:c="2"/>|2.67 <text:s text:c="2"/>|2.35|15.35 <text:s text:c="2"/>|2.67|0.00 <text:s/>|0.79|3.91 |08 <text:s text:c="3"/>| </text:p>
      <text:p text:style-name="P1">3 <text:s text:c="2"/>|3 <text:s text:c="6"/>|2 <text:s text:c="6"/>|birthday_ <text:s text:c="2"/>|another_ <text:s text:c="3"/>|1 <text:s/>|07 <text:s/>|07 <text:s text:c="2"/>|00 <text:s text:c="2"/>|3.07 <text:s text:c="2"/>|3.48 <text:s text:c="3"/>|0.30 |4.46 <text:s text:c="2"/>|4.07 <text:s text:c="2"/>|3.63|26.43 <text:s text:c="2"/>|1.56|66.67 |0.79|3.91 |14 <text:s text:c="3"/>| </text:p>
      <text:p text:style-name="P1">3 <text:s text:c="2"/>|3 <text:s text:c="6"/>|2 <text:s text:c="6"/>|. <text:s text:c="10"/>|. <text:s text:c="10"/>|0 <text:s/>|01 <text:s/>|01 <text:s text:c="2"/>|00 <text:s text:c="2"/>|3.07 <text:s text:c="2"/>|3.51 <text:s text:c="3"/>|0.30 |3.91 <text:s text:c="2"/>|3.56 <text:s text:c="2"/>|3.15|3.81 <text:s text:c="3"/>|2.00|0.00 <text:s/>|0.79|3.91 |02 <text:s text:c="3"/>| </text:p>
      <text:p text:style-name="P1">3 <text:s text:c="2"/>|3 <text:s text:c="6"/>|2 <text:s text:c="6"/>|i_ <text:s text:c="9"/>|i_ <text:s text:c="9"/>|0 <text:s/>|04 <text:s/>|03 <text:s text:c="2"/>|00 <text:s text:c="2"/>|3.07 <text:s text:c="2"/>|3.44 <text:s text:c="3"/>|0.30 |1.95 <text:s text:c="2"/>|1.78 <text:s text:c="2"/>|1.61|14.95 <text:s text:c="2"/>|3.00|0.00 <text:s/>|0.79|3.91 |06 <text:s text:c="3"/>| </text:p>
      <text:p text:style-name="P1">3 <text:s text:c="2"/>|3 <text:s text:c="6"/>|2 <text:s text:c="6"/>|prefer_ <text:s text:c="4"/>|prefer_ <text:s text:c="4"/>|0 <text:s/>|07 <text:s/>|07 <text:s text:c="2"/>|00 <text:s text:c="2"/>|3.07 <text:s text:c="2"/>|3.53 <text:s text:c="3"/>|0.30 |3.91 <text:s text:c="2"/>|3.56 <text:s text:c="2"/>|3.13|26.81 <text:s text:c="2"/>|2.00|0.00 <text:s/>|0.79|3.91 |14 <text:s text:c="3"/>| </text:p>
      <text:p text:style-name="P1">3 <text:s text:c="2"/>|3 <text:s text:c="6"/>|2 <text:s text:c="6"/>|the_ <text:s text:c="7"/>|the_ <text:s text:c="7"/>|0 <text:s/>|04 <text:s/>|04 <text:s text:c="2"/>|00 <text:s text:c="2"/>|3.07 <text:s text:c="2"/>|3.51 <text:s text:c="3"/>|0.30 |3.91 <text:s text:c="2"/>|3.56 <text:s text:c="2"/>|3.15|15.25 <text:s text:c="2"/>|2.00|0.00 <text:s/>|0.79|3.91 |08 <text:s text:c="3"/>| </text:p>
      <text:p text:style-name="P1">3 <text:s text:c="2"/>|3 <text:s text:c="6"/>|2 <text:s text:c="6"/>|other_ <text:s text:c="5"/>|the_ <text:s text:c="7"/>|1 <text:s/>|04 <text:s/>|04 <text:s text:c="2"/>|00 <text:s text:c="2"/>|3.07 <text:s text:c="2"/>|3.53 <text:s text:c="3"/>|0.30 |3.91 <text:s text:c="2"/>|3.56 <text:s text:c="2"/>|3.13|15.32 <text:s text:c="2"/>|1.33|50.00 |0.79|3.91 |08 <text:s text:c="3"/>| </text:p>
      <text:p text:style-name="P1">3 <text:s text:c="2"/>|3 <text:s text:c="6"/>|2 <text:s text:c="6"/>|one_ <text:s text:c="7"/>|other_ <text:s text:c="5"/>|1 <text:s/>|06 <text:s/>|06 <text:s text:c="2"/>|00 <text:s text:c="2"/>|3.07 <text:s text:c="2"/>|3.52 <text:s text:c="3"/>|0.30 |3.91 <text:s text:c="2"/>|3.56 <text:s text:c="2"/>|3.14|22.95 <text:s text:c="2"/>|3.00|75.00 |0.79|3.91 |12 <text:s text:c="3"/>| </text:p>
      <text:p text:style-name="P1">3 <text:s text:c="2"/>|3 <text:s text:c="6"/>|2 <text:s text:c="6"/>|. <text:s text:c="10"/>|. <text:s text:c="10"/>|0 <text:s/>|01 <text:s/>|01 <text:s text:c="2"/>|00 <text:s text:c="2"/>|3.07 <text:s text:c="2"/>|3.56 <text:s text:c="3"/>|0.30 |3.91 <text:s text:c="2"/>|3.56 <text:s text:c="2"/>|3.11|3.86 <text:s text:c="3"/>|2.00|0.00 <text:s/>|0.79|3.91 |02 <text:s text:c="3"/>| </text:p>
      <text:p text:style-name="P1">3 <text:s text:c="2"/>|3 <text:s text:c="6"/>|2 <text:s text:c="6"/>|i_ <text:s text:c="9"/>|i_ <text:s text:c="9"/>|0 <text:s/>|02 <text:s/>|02 <text:s text:c="2"/>|00 <text:s text:c="2"/>|3.07 <text:s text:c="2"/>|3.53 <text:s text:c="3"/>|0.30 |3.91 <text:s text:c="2"/>|3.56 <text:s text:c="2"/>|3.13|7.67 <text:s text:c="3"/>|2.00|0.00 <text:s/>|0.79|3.91 |04 <text:s text:c="3"/>| </text:p>
      <text:p text:style-name="P1">3 <text:s text:c="2"/>|3 <text:s text:c="6"/>|2 <text:s text:c="6"/>|like_ <text:s text:c="6"/>|like_ <text:s text:c="6"/>|0 <text:s/>|05 <text:s/>|05 <text:s text:c="2"/>|00 <text:s text:c="2"/>|3.07 <text:s text:c="2"/>|3.53 <text:s text:c="3"/>|0.30 |3.91 <text:s text:c="2"/>|3.56 <text:s text:c="2"/>|3.13|19.14 <text:s text:c="2"/>|2.00|0.00 <text:s/>|0.79|3.91 |10 <text:s text:c="3"/>| </text:p>
      <text:p text:style-name="P1">3 <text:s text:c="2"/>|3 <text:s text:c="6"/>|2 <text:s text:c="6"/>|to_ <text:s text:c="8"/>|to_ <text:s text:c="8"/>|0 <text:s/>|03 <text:s/>|03 <text:s text:c="2"/>|00 <text:s text:c="2"/>|3.07 <text:s text:c="2"/>|3.54 <text:s text:c="3"/>|0.30 |3.91 <text:s text:c="2"/>|3.56 <text:s text:c="2"/>|3.13|11.52 <text:s text:c="2"/>|2.00|0.00 <text:s/>|0.79|3.91 |06 <text:s text:c="3"/>| </text:p>
      <text:p text:style-name="P1">3 <text:s text:c="2"/>|3 <text:s text:c="6"/>|2 <text:s text:c="6"/>|go_ <text:s text:c="8"/>|go_ <text:s text:c="8"/>|0 <text:s/>|04 <text:s/>|04 <text:s text:c="2"/>|00 <text:s text:c="2"/>|3.07 <text:s text:c="2"/>|3.53 <text:s text:c="3"/>|0.30 |2.93 <text:s text:c="2"/>|2.67 <text:s text:c="2"/>|2.35|15.33 <text:s text:c="2"/>|2.67|0.00 <text:s/>|0.79|3.91 |08 <text:s text:c="3"/>| </text:p>
      <text:p text:style-name="P1">3 <text:s text:c="2"/>|3 <text:s text:c="6"/>|2 <text:s text:c="6"/>|places_ <text:s text:c="4"/>|that_ <text:s text:c="6"/>|1 <text:s/>|06 <text:s/>|06 <text:s text:c="2"/>|00 <text:s text:c="2"/>|3.07 <text:s text:c="2"/>|3.54 <text:s text:c="3"/>|0.30 |3.26 <text:s text:c="2"/>|2.97 <text:s text:c="2"/>|2.61|23.02 <text:s text:c="2"/>|1.57|71.43 |0.79|3.91 |11 <text:s text:c="3"/>| </text:p>
      <text:p text:style-name="P1">3 <text:s text:c="2"/>|3 <text:s text:c="6"/>|2 <text:s text:c="6"/>|. <text:s text:c="10"/>|. <text:s text:c="10"/>|0 <text:s/>|01 <text:s/>|01 <text:s text:c="2"/>|00 <text:s text:c="2"/>|3.07 <text:s text:c="2"/>|3.52 <text:s text:c="3"/>|0.30 |3.91 <text:s text:c="2"/>|3.56 <text:s text:c="2"/>|3.14|3.82 <text:s text:c="3"/>|2.00|0.00 <text:s/>|0.79|3.91 |02 <text:s text:c="3"/>| </text:p>
      <text:p text:style-name="P1">3 <text:s text:c="2"/>|3 <text:s text:c="6"/>|3 <text:s text:c="6"/>|do_ <text:s text:c="8"/>|do_ <text:s text:c="8"/>|0 <text:s/>|04 <text:s/>|03 <text:s text:c="2"/>|00 <text:s text:c="2"/>|3.36 <text:s text:c="2"/>|3.86 <text:s text:c="3"/>|0.30 |2.68 <text:s text:c="2"/>|2.46 <text:s text:c="2"/>|2.16|16.65 <text:s text:c="2"/>|2.00|0.00 <text:s/>|0.77|3.57 |06 <text:s text:c="3"/>| </text:p>
      <text:p text:style-name="P1">3 <text:s text:c="2"/>|3 <text:s text:c="6"/>|3 <text:s text:c="6"/>|you_ <text:s text:c="7"/>|you_ <text:s text:c="7"/>|0 <text:s/>|04 <text:s/>|04 <text:s text:c="2"/>|00 <text:s text:c="2"/>|3.36 <text:s text:c="2"/>|3.86 <text:s text:c="3"/>|0.30 |3.57 <text:s text:c="2"/>|3.27 <text:s text:c="2"/>|2.88|16.64 <text:s text:c="2"/>|2.00|0.00 <text:s/>|0.77|3.57 |08 <text:s text:c="3"/>| </text:p>
      <text:p text:style-name="P1">3 <text:s text:c="2"/>|3 <text:s text:c="6"/>|3 <text:s text:c="6"/>|think_ <text:s text:c="5"/>|think_ <text:s text:c="5"/>|0 <text:s/>|06 <text:s/>|06 <text:s text:c="2"/>|00 <text:s text:c="2"/>|3.36 <text:s text:c="2"/>|3.86 <text:s text:c="3"/>|0.30 |3.57 <text:s text:c="2"/>|3.27 <text:s text:c="2"/>|2.89|24.95 <text:s text:c="2"/>|2.00|0.00 <text:s/>|0.77|3.57 |12 <text:s text:c="3"/>| </text:p>
      <text:p text:style-name="P1">3 <text:s text:c="2"/>|3 <text:s text:c="6"/>|3 <text:s text:c="6"/>|mom_ <text:s text:c="7"/>| <text:s text:c="11"/>|1 <text:s/>|08 <text:s/>|08 <text:s text:c="2"/>|00 <text:s text:c="2"/>|3.36 <text:s text:c="2"/>|3.87 <text:s text:c="3"/>|0.30 |0.00 <text:s text:c="2"/>|0.00 <text:s text:c="2"/>|0.00|33.38 <text:s text:c="2"/>|4.00|100.00|0.77|3.57 |16 <text:s text:c="3"/>| </text:p>
      <text:p text:style-name="P1">3 <text:s text:c="2"/>|3 <text:s text:c="6"/>|3 <text:s text:c="6"/>|will_ <text:s text:c="6"/>|will_ <text:s text:c="6"/>|0 <text:s/>|05 <text:s/>|04 <text:s text:c="2"/>|00 <text:s text:c="2"/>|3.36 <text:s text:c="2"/>|3.89 <text:s text:c="3"/>|0.30 |3.57 <text:s text:c="2"/>|3.27 <text:s text:c="2"/>|2.86|20.94 <text:s text:c="2"/>|1.60|0.00 <text:s/>|0.77|3.57 |08 <text:s text:c="3"/>| </text:p>
      <text:p text:style-name="P1">3 <text:s text:c="2"/>|3 <text:s text:c="6"/>|3 <text:s text:c="6"/>|come_ <text:s text:c="6"/>|come_ <text:s text:c="6"/>|0 <text:s/>|05 <text:s/>|05 <text:s text:c="2"/>|00 <text:s text:c="2"/>|3.36 <text:s text:c="2"/>|3.87 <text:s text:c="3"/>|0.30 |3.57 <text:s text:c="2"/>|3.27 <text:s text:c="2"/>|2.88|20.83 <text:s text:c="2"/>|2.00|0.00 <text:s/>|0.77|3.57 |10 <text:s text:c="3"/>| </text:p>
      <text:p text:style-name="P1">3 <text:s text:c="2"/>|3 <text:s text:c="6"/>|3 <text:s text:c="6"/>|. <text:s text:c="10"/>|. <text:s text:c="10"/>|0 <text:s/>|01 <text:s/>|01 <text:s text:c="2"/>|00 <text:s text:c="2"/>|3.36 <text:s text:c="2"/>|3.86 <text:s text:c="3"/>|0.30 |3.57 <text:s text:c="2"/>|3.27 <text:s text:c="2"/>|2.89|4.16 <text:s text:c="3"/>|2.00|0.00 <text:s/>|0.77|3.57 |02 <text:s text:c="3"/>| </text:p>
      <text:p text:style-name="P1">3 <text:s text:c="2"/>|3 <text:s text:c="6"/>|3 <text:s text:c="6"/>|bath_ <text:s text:c="6"/>|bath_ <text:s text:c="6"/>|0 <text:s/>|05 <text:s/>|05 <text:s text:c="2"/>|00 <text:s text:c="2"/>|3.36 <text:s text:c="2"/>|3.85 <text:s text:c="3"/>|0.30 |3.57 <text:s text:c="2"/>|3.27 <text:s text:c="2"/>|2.89|20.75 <text:s text:c="2"/>|2.00|0.00 <text:s/>|0.77|3.57 |10 <text:s text:c="3"/>| </text:p>
      <text:p text:style-name="P1">3 <text:s text:c="2"/>|3 <text:s text:c="6"/>|3 <text:s text:c="6"/>|time_ <text:s text:c="6"/>|time_ <text:s text:c="6"/>|0 <text:s/>|06 <text:s/>|05 <text:s text:c="2"/>|00 <text:s text:c="2"/>|3.36 <text:s text:c="2"/>|3.86 <text:s text:c="3"/>|0.30 |2.97 <text:s text:c="2"/>|2.73 <text:s text:c="2"/>|2.41|24.93 <text:s text:c="2"/>|2.00|0.00 <text:s/>|0.77|3.57 |10 <text:s text:c="3"/>| </text:p>
      <text:p text:style-name="P1">3 <text:s text:c="2"/>|3 <text:s text:c="6"/>|3 <text:s text:c="6"/>|. <text:s text:c="10"/>|. <text:s text:c="10"/>|0 <text:s/>|01 <text:s/>|01 <text:s text:c="2"/>|00 <text:s text:c="2"/>|3.36 <text:s text:c="2"/>|3.85 <text:s text:c="3"/>|0.30 |3.57 <text:s text:c="2"/>|3.27 <text:s text:c="2"/>|2.89|4.15 <text:s text:c="3"/>|2.00|0.00 <text:s/>|0.77|3.57 |02 <text:s text:c="3"/>| </text:p>
      <text:p text:style-name="P1">3 <text:s text:c="2"/>|3 <text:s text:c="6"/>|3 <text:s text:c="6"/>|why_ <text:s text:c="7"/>|why_ <text:s text:c="7"/>|0 <text:s/>|07 <text:s/>|07 <text:s text:c="2"/>|00 <text:s text:c="2"/>|3.36 <text:s text:c="2"/>|3.87 <text:s text:c="3"/>|0.30 |2.04 <text:s text:c="2"/>|1.87 <text:s text:c="2"/>|1.65|29.17 <text:s text:c="2"/>|3.25|0.00 <text:s/>|0.77|3.57 |13 <text:s text:c="3"/>| </text:p>
      <text:p text:style-name="P1">3 <text:s text:c="2"/>|3 <text:s text:c="6"/>|3 <text:s text:c="6"/>|. <text:s text:c="10"/>|. <text:s text:c="10"/>|0 <text:s/>|01 <text:s/>|01 <text:s text:c="2"/>|00 <text:s text:c="2"/>|3.36 <text:s text:c="2"/>|3.84 <text:s text:c="3"/>|0.30 |3.57 <text:s text:c="2"/>|3.27 <text:s text:c="2"/>|2.90|4.14 <text:s text:c="3"/>|2.00|0.00 <text:s/>|0.77|3.57 |02 <text:s text:c="3"/>| </text:p>
      <text:p text:style-name="P1">3 <text:s text:c="2"/>|3 <text:s text:c="6"/>|3 <text:s text:c="6"/>|for_ <text:s text:c="7"/>|for_ <text:s text:c="7"/>|0 <text:s/>|04 <text:s/>|04 <text:s text:c="2"/>|00 <text:s text:c="2"/>|3.36 <text:s text:c="2"/>|3.86 <text:s text:c="3"/>|0.30 |3.57 <text:s text:c="2"/>|3.27 <text:s text:c="2"/>|2.88|16.65 <text:s text:c="2"/>|2.00|0.00 <text:s/>|0.77|3.57 |08 <text:s text:c="3"/>| </text:p>
      <text:p text:style-name="P1">3 <text:s text:c="2"/>|3 <text:s text:c="6"/>|3 <text:s text:c="6"/>|you_ <text:s text:c="7"/>|you_ <text:s text:c="7"/>|0 <text:s/>|04 <text:s/>|04 <text:s text:c="2"/>|00 <text:s text:c="2"/>|3.36 <text:s text:c="2"/>|3.85 <text:s text:c="3"/>|0.30 |3.57 <text:s text:c="2"/>|3.27 <text:s text:c="2"/>|2.89|16.60 <text:s text:c="2"/>|2.00|0.00 <text:s/>|0.77|3.57 |08 <text:s text:c="3"/>| </text:p>
      <text:p text:style-name="P1">3 <text:s text:c="2"/>|3 <text:s text:c="6"/>|3 <text:s text:c="6"/>|that_ <text:s text:c="6"/>|that_ <text:s text:c="6"/>|0 <text:s/>|09 <text:s/>|09 <text:s text:c="2"/>|00 <text:s text:c="2"/>|3.36 <text:s text:c="2"/>|3.86 <text:s text:c="3"/>|0.30 |1.98 <text:s text:c="2"/>|1.82 <text:s text:c="2"/>|1.60|37.43 <text:s text:c="2"/>|3.60|0.00 <text:s/>|0.77|3.57 |18 <text:s text:c="3"/>| </text:p>
      <text:p text:style-name="P1">3 <text:s text:c="2"/>|3 <text:s text:c="6"/>|3 <text:s text:c="6"/>|is_ <text:s text:c="8"/>|is_ <text:s text:c="8"/>|0 <text:s/>|03 <text:s/>|03 <text:s text:c="2"/>|00 <text:s text:c="2"/>|3.36 <text:s text:c="2"/>|3.85 <text:s text:c="3"/>|0.30 |3.57 <text:s text:c="2"/>|3.27 <text:s text:c="2"/>|2.89|12.46 <text:s text:c="2"/>|2.00|0.00 <text:s/>|0.77|3.57 |06 <text:s text:c="3"/>| </text:p>
      <text:p text:style-name="P1">3 <text:s text:c="2"/>|3 <text:s text:c="6"/>|3 <text:s text:c="6"/>|great_ <text:s text:c="5"/>|great_ <text:s text:c="5"/>|0 <text:s/>|07 <text:s/>|06 <text:s text:c="2"/>|00 <text:s text:c="2"/>|3.36 <text:s text:c="2"/>|3.87 <text:s text:c="3"/>|0.30 |3.06 <text:s text:c="2"/>|2.81 <text:s text:c="2"/>|2.47|29.19 <text:s text:c="2"/>|2.00|0.00 <text:s/>|0.77|3.57 |12 <text:s text:c="3"/>| </text:p>
      <text:p text:style-name="P1">3 <text:s text:c="2"/>|3 <text:s text:c="6"/>|3 <text:s text:c="6"/>|. <text:s text:c="10"/>|. <text:s text:c="10"/>|0 <text:s/>|01 <text:s/>|01 <text:s text:c="2"/>|00 <text:s text:c="2"/>|3.36 <text:s text:c="2"/>|3.82 <text:s text:c="3"/>|0.30 |3.57 <text:s text:c="2"/>|3.27 <text:s text:c="2"/>|2.91|4.12 <text:s text:c="3"/>|2.00|0.00 <text:s/>|0.77|3.57 |02 <text:s text:c="3"/>| </text:p>
      <text:p text:style-name="P1">3 <text:s text:c="2"/>|3 <text:s text:c="6"/>|3 <text:s text:c="6"/>|i_ <text:s text:c="9"/>|i_ <text:s text:c="9"/>|0 <text:s/>|02 <text:s/>|02 <text:s text:c="2"/>|00 <text:s text:c="2"/>|3.36 <text:s text:c="2"/>|3.86 <text:s text:c="3"/>|0.30 |3.57 <text:s text:c="2"/>|3.27 <text:s text:c="2"/>|2.89|8.31 <text:s text:c="3"/>|2.00|0.00 <text:s/>|0.77|3.57 |04 <text:s text:c="3"/>| </text:p>
      <text:p text:style-name="P1">3 <text:s text:c="2"/>|3 <text:s text:c="6"/>|3 <text:s text:c="6"/>|bought_ <text:s text:c="4"/>|bought_ <text:s text:c="4"/>|0 <text:s/>|05 <text:s/>|05 <text:s text:c="2"/>|00 <text:s text:c="2"/>|3.36 <text:s text:c="2"/>|3.85 <text:s text:c="3"/>|0.30 |4.99 <text:s text:c="2"/>|4.58 <text:s text:c="2"/>|4.05|20.73 <text:s text:c="2"/>|1.43|0.00 <text:s/>|0.77|3.57 |10 <text:s text:c="3"/>| </text:p>
      <text:p text:style-name="P1">3 <text:s text:c="2"/>|3 <text:s text:c="6"/>|3 <text:s text:c="6"/>|the_ <text:s text:c="7"/>|the_ <text:s text:c="7"/>|0 <text:s/>|04 <text:s/>|04 <text:s text:c="2"/>|00 <text:s text:c="2"/>|3.36 <text:s text:c="2"/>|3.86 <text:s text:c="3"/>|0.30 |3.57 <text:s text:c="2"/>|3.27 <text:s text:c="2"/>|2.89|16.62 <text:s text:c="2"/>|2.00|0.00 <text:s/>|0.77|3.57 |08 <text:s text:c="3"/>| </text:p>
      <text:p text:style-name="P1">3 <text:s text:c="2"/>|3 <text:s text:c="6"/>|3 <text:s text:c="6"/>|groceries_ <text:s/>|groceries_ <text:s/>|0 <text:s/>|08 <text:s/>|08 <text:s text:c="2"/>|00 <text:s text:c="2"/>|3.36 <text:s text:c="2"/>|3.86 <text:s text:c="3"/>|0.30 |4.46 <text:s text:c="2"/>|4.09 <text:s text:c="2"/>|3.61|33.29 <text:s text:c="2"/>|1.60|0.00 <text:s/>|0.77|3.57 |16 <text:s text:c="3"/>| </text:p>
      <text:p text:style-name="P1">3 <text:s text:c="2"/>|3 <text:s text:c="6"/>|3 <text:s text:c="6"/>|yesterday_ <text:s/>|yesterday_ <text:s/>|0 <text:s/>|06 <text:s/>|06 <text:s text:c="2"/>|00 <text:s text:c="2"/>|3.36 <text:s text:c="2"/>|3.85 <text:s text:c="3"/>|0.30 |5.95 <text:s text:c="2"/>|5.46 <text:s text:c="2"/>|4.82|24.92 <text:s text:c="2"/>|1.20|0.00 <text:s/>|0.77|3.57 |12 <text:s text:c="3"/>| </text:p>
      <text:p text:style-name="P1">3 <text:s text:c="2"/>|3 <text:s text:c="6"/>|3 <text:s text:c="6"/>|. <text:s text:c="10"/>|. <text:s text:c="10"/>|0 <text:s/>|01 <text:s/>|01 <text:s text:c="2"/>|00 <text:s text:c="2"/>|3.36 <text:s text:c="2"/>|3.87 <text:s text:c="3"/>|0.30 |3.57 <text:s text:c="2"/>|3.27 <text:s text:c="2"/>|2.88|4.17 <text:s text:c="3"/>|2.00|0.00 <text:s/>|0.77|3.57 |02 <text:s text:c="3"/>| </text:p>
      <text:p text:style-name="P1">3 <text:s text:c="2"/>|3 <text:s text:c="6"/>|3 <text:s text:c="6"/>|are_ <text:s text:c="7"/>|are_ <text:s text:c="7"/>|0 <text:s/>|04 <text:s/>|04 <text:s text:c="2"/>|00 <text:s text:c="2"/>|3.36 <text:s text:c="2"/>|3.87 <text:s text:c="3"/>|0.30 |3.57 <text:s text:c="2"/>|3.27 <text:s text:c="2"/>|2.88|16.69 <text:s text:c="2"/>|2.00|0.00 <text:s/>|0.77|3.57 |08 <text:s text:c="3"/>| </text:p>
      <text:p text:style-name="P1">3 <text:s text:c="2"/>|3 <text:s text:c="6"/>|3 <text:s text:c="6"/>|we_ <text:s text:c="8"/>|we_ <text:s text:c="8"/>|0 <text:s/>|03 <text:s/>|03 <text:s text:c="2"/>|00 <text:s text:c="2"/>|3.36 <text:s text:c="2"/>|3.85 <text:s text:c="3"/>|0.30 |3.57 <text:s text:c="2"/>|3.27 <text:s text:c="2"/>|2.89|12.45 <text:s text:c="2"/>|2.00|0.00 <text:s/>|0.77|3.57 |06 <text:s text:c="3"/>| </text:p>
      <text:p text:style-name="P1">3 <text:s text:c="2"/>|3 <text:s text:c="6"/>|3 <text:s text:c="6"/>|going_ <text:s text:c="5"/>|going_ <text:s text:c="5"/>|0 <text:s/>|04 <text:s/>|04 <text:s text:c="2"/>|00 <text:s text:c="2"/>|3.36 <text:s text:c="2"/>|3.87 <text:s text:c="3"/>|0.30 |5.35 <text:s text:c="2"/>|4.91 <text:s text:c="2"/>|4.32|16.66 <text:s text:c="2"/>|1.33|0.00 <text:s/>|0.77|3.57 |08 <text:s text:c="3"/>| </text:p>
      <text:p text:style-name="P1">3 <text:s text:c="2"/>|3 <text:s text:c="6"/>|3 <text:s text:c="6"/>|out_ <text:s text:c="7"/>|out_ <text:s text:c="7"/>|0 <text:s/>|04 <text:s/>|04 <text:s text:c="2"/>|00 <text:s text:c="2"/>|3.36 <text:s text:c="2"/>|3.89 <text:s text:c="3"/>|0.30 |3.57 <text:s text:c="2"/>|3.27 <text:s text:c="2"/>|2.87|16.74 <text:s text:c="2"/>|2.00|0.00 <text:s/>|0.77|3.57 |08 <text:s text:c="3"/>| </text:p>
      <text:p text:style-name="P1">3 <text:s text:c="2"/>|3 <text:s text:c="6"/>|3 <text:s text:c="6"/>|today_ <text:s text:c="5"/>|today_ <text:s text:c="5"/>|0 <text:s/>|03 <text:s/>|03 <text:s text:c="2"/>|00 <text:s text:c="2"/>|3.36 <text:s text:c="2"/>|3.87 <text:s text:c="3"/>|0.30 |7.13 <text:s text:c="2"/>|6.55 <text:s text:c="2"/>|5.75|12.52 <text:s text:c="2"/>|1.00|0.00 <text:s/>|0.77|3.57 |06 <text:s text:c="3"/>| </text:p>
      <text:p text:style-name="P1">3 <text:s text:c="2"/>|3 <text:s text:c="6"/>|3 <text:s text:c="6"/>|. <text:s text:c="10"/>|. <text:s text:c="10"/>|0 <text:s/>|01 <text:s/>|01 <text:s text:c="2"/>|00 <text:s text:c="2"/>|3.36 <text:s text:c="2"/>|3.87 <text:s text:c="3"/>|0.30 |3.57 <text:s text:c="2"/>|3.27 <text:s text:c="2"/>|2.88|4.17 <text:s text:c="3"/>|2.00|0.00 <text:s/>|0.77|3.57 |02 <text:s text:c="3"/>| </text:p>
      <text:p text:style-name="P1">3 <text:s text:c="2"/>|3 <text:s text:c="6"/>|3 <text:s text:c="6"/>|which_ <text:s text:c="5"/>|which_ <text:s text:c="5"/>|0 <text:s/>|04 <text:s/>|04 <text:s text:c="2"/>|00 <text:s text:c="2"/>|3.36 <text:s text:c="2"/>|3.84 <text:s text:c="3"/>|0.30 |5.35 <text:s text:c="2"/>|4.91 <text:s text:c="2"/>|4.34|16.58 <text:s text:c="2"/>|1.33|0.00 <text:s/>|0.77|3.57 |08 <text:s text:c="3"/>| </text:p>
      <text:p text:style-name="P1">3 <text:s text:c="2"/>|3 <text:s text:c="6"/>|3 <text:s text:c="6"/>|day_ <text:s text:c="7"/>|day_ <text:s text:c="7"/>|0 <text:s/>|04 <text:s/>|04 <text:s text:c="2"/>|00 <text:s text:c="2"/>|3.36 <text:s text:c="2"/>|3.85 <text:s text:c="3"/>|0.30 |3.57 <text:s text:c="2"/>|3.27 <text:s text:c="2"/>|2.89|16.58 <text:s text:c="2"/>|2.00|0.00 <text:s/>|0.77|3.57 |08 <text:s text:c="3"/>| </text:p>
      <text:p text:style-name="P1">3 <text:s text:c="2"/>|3 <text:s text:c="6"/>|3 <text:s text:c="6"/>|. <text:s text:c="10"/>|. <text:s text:c="10"/>|0 <text:s/>|01 <text:s/>|01 <text:s text:c="2"/>|00 <text:s text:c="2"/>|3.36 <text:s text:c="2"/>|3.86 <text:s text:c="3"/>|0.30 |3.57 <text:s text:c="2"/>|3.27 <text:s text:c="2"/>|2.88|4.16 <text:s text:c="3"/>|2.00|0.00 <text:s/>|0.77|3.57 |02 <text:s text:c="3"/>| </text:p>
      <text:p text:style-name="P1">3 <text:s text:c="2"/>|3 <text:s text:c="6"/>|3 <text:s text:c="6"/>|shall_ <text:s text:c="5"/>|shall_ <text:s text:c="5"/>|0 <text:s/>|06 <text:s/>|05 <text:s text:c="2"/>|00 <text:s text:c="2"/>|3.36 <text:s text:c="2"/>|3.86 <text:s text:c="3"/>|0.30 |3.57 <text:s text:c="2"/>|3.27 <text:s text:c="2"/>|2.89|24.94 <text:s text:c="2"/>|1.67|0.00 <text:s/>|0.77|3.57 |10 <text:s text:c="3"/>| </text:p>
      <text:p text:style-name="P1">3 <text:s text:c="2"/>|3 <text:s text:c="6"/>|3 <text:s text:c="6"/>|i_ <text:s text:c="9"/>|i_ <text:s text:c="9"/>|0 <text:s/>|02 <text:s/>|02 <text:s text:c="2"/>|00 <text:s text:c="2"/>|3.36 <text:s text:c="2"/>|3.82 <text:s text:c="3"/>|0.30 |3.57 <text:s text:c="2"/>|3.27 <text:s text:c="2"/>|2.91|8.24 <text:s text:c="3"/>|2.00|0.00 <text:s/>|0.77|3.57 |04 <text:s text:c="3"/>| </text:p>
      <text:p text:style-name="P1">3 <text:s text:c="2"/>|3 <text:s text:c="6"/>|3 <text:s text:c="6"/>|take_ <text:s text:c="6"/>|take_ <text:s text:c="6"/>|0 <text:s/>|05 <text:s/>|05 <text:s text:c="2"/>|00 <text:s text:c="2"/>|3.36 <text:s text:c="2"/>|3.86 <text:s text:c="3"/>|0.30 |3.57 <text:s text:c="2"/>|3.27 <text:s text:c="2"/>|2.89|20.78 <text:s text:c="2"/>|2.00|0.00 <text:s/>|0.77|3.57 |10 <text:s text:c="3"/>| </text:p>
      <text:p text:style-name="P1">3 <text:s text:c="2"/>|3 <text:s text:c="6"/>|4 <text:s text:c="6"/>|can_ <text:s text:c="7"/>|can_ <text:s text:c="7"/>|0 <text:s/>|05 <text:s/>|04 <text:s text:c="2"/>|00 <text:s text:c="2"/>|3.36 <text:s text:c="2"/>|3.87 <text:s text:c="3"/>|0.30 |2.85 <text:s text:c="2"/>|2.62 <text:s text:c="2"/>|2.30|20.83 <text:s text:c="2"/>|2.00|0.00 <text:s/>|0.77|3.57 |08 <text:s text:c="3"/>| </text:p>
      <text:p text:style-name="P1">3 <text:s text:c="2"/>|3 <text:s text:c="6"/>|4 <text:s text:c="6"/>|i_ <text:s text:c="9"/>|i_ <text:s text:c="9"/>|0 <text:s/>|02 <text:s/>|02 <text:s text:c="2"/>|00 <text:s text:c="2"/>|3.36 <text:s text:c="2"/>|3.82 <text:s text:c="3"/>|0.30 |3.57 <text:s text:c="2"/>|3.27 <text:s text:c="2"/>|2.91|8.25 <text:s text:c="3"/>|2.00|0.00 <text:s/>|0.77|3.57 |04 <text:s text:c="3"/>| </text:p>
      <text:p text:style-name="P1">3 <text:s text:c="2"/>|3 <text:s text:c="6"/>|4 <text:s text:c="6"/>|borrow_ <text:s text:c="4"/>|borrow_ <text:s text:c="4"/>|0 <text:s/>|07 <text:s/>|07 <text:s text:c="2"/>|00 <text:s text:c="2"/>|3.36 <text:s text:c="2"/>|3.85 <text:s text:c="3"/>|0.30 |3.57 <text:s text:c="2"/>|3.27 <text:s text:c="2"/>|2.89|29.05 <text:s text:c="2"/>|2.00|0.00 <text:s/>|0.77|3.57 |14 <text:s text:c="3"/>| </text:p>
      <text:p text:style-name="P1">3 <text:s text:c="2"/>|3 <text:s text:c="6"/>|4 <text:s text:c="6"/>|some_ <text:s text:c="6"/>|some_ <text:s text:c="6"/>|0 <text:s/>|05 <text:s/>|05 <text:s text:c="2"/>|00 <text:s text:c="2"/>|3.36 <text:s text:c="2"/>|3.72 <text:s text:c="3"/>|0.30 |3.57 <text:s text:c="2"/>|3.27 <text:s text:c="2"/>|2.99|20.08 <text:s text:c="2"/>|2.00|0.00 <text:s/>|0.77|3.57 |10 <text:s text:c="3"/>| </text:p>
      <text:p text:style-name="P1">3 <text:s text:c="2"/>|3 <text:s text:c="6"/>|4 <text:s text:c="6"/>|money_ <text:s text:c="5"/>|money_ <text:s text:c="5"/>|0 <text:s/>|05 <text:s/>|05 <text:s text:c="2"/>|00 <text:s text:c="2"/>|3.36 <text:s text:c="2"/>|3.79 <text:s text:c="3"/>|0.30 |4.28 <text:s text:c="2"/>|3.93 <text:s text:c="2"/>|3.52|20.47 <text:s text:c="2"/>|1.67|0.00 <text:s/>|0.77|3.57 |10 <text:s text:c="3"/>| </text:p>
      <text:p text:style-name="P1">3 <text:s text:c="2"/>|3 <text:s text:c="6"/>|4 <text:s text:c="6"/>|. <text:s text:c="10"/>|. <text:s text:c="10"/>|0 <text:s/>|01 <text:s/>|01 <text:s text:c="2"/>|00 <text:s text:c="2"/>|3.36 <text:s text:c="2"/>|3.89 <text:s text:c="3"/>|0.30 |3.57 <text:s text:c="2"/>|3.27 <text:s text:c="2"/>|2.86|4.19 <text:s text:c="3"/>|2.00|0.00 <text:s/>|0.77|3.57 |02 <text:s text:c="3"/>| </text:p>
      <text:p text:style-name="P1">3 <text:s text:c="2"/>|3 <text:s text:c="6"/>|4 <text:s text:c="6"/>|what_ <text:s text:c="6"/>|what_ <text:s text:c="6"/>|0 <text:s/>|03 <text:s/>|03 <text:s text:c="2"/>|00 <text:s text:c="2"/>|3.36 <text:s text:c="2"/>|3.86 <text:s text:c="3"/>|0.30 |5.95 <text:s text:c="2"/>|5.46 <text:s text:c="2"/>|4.80|12.49 <text:s text:c="2"/>|1.20|0.00 <text:s/>|0.77|3.57 |06 <text:s text:c="3"/>| </text:p>
      <text:p text:style-name="P1">3 <text:s text:c="2"/>|3 <text:s text:c="6"/>|4 <text:s text:c="6"/>|is_ <text:s text:c="8"/>| <text:s text:c="11"/>|1 <text:s/>|06 <text:s/>|06 <text:s text:c="2"/>|00 <text:s text:c="2"/>|3.36 <text:s text:c="2"/>|3.84 <text:s text:c="3"/>|0.30 |0.00 <text:s text:c="2"/>|0.00 <text:s text:c="2"/>|0.00|24.85 <text:s text:c="2"/>|4.00|100.00|0.77|3.57 |12 <text:s text:c="3"/>| </text:p>
      <text:p text:style-name="P1">3 <text:s text:c="2"/>|3 <text:s text:c="6"/>|4 <text:s text:c="6"/>|on_ <text:s text:c="8"/>|on_ <text:s text:c="8"/>|0 <text:s/>|03 <text:s/>|03 <text:s text:c="2"/>|00 <text:s text:c="2"/>|3.36 <text:s text:c="2"/>|3.87 <text:s text:c="3"/>|0.30 |3.57 <text:s text:c="2"/>|3.27 <text:s text:c="2"/>|2.88|12.52 <text:s text:c="2"/>|2.00|0.00 <text:s/>|0.77|3.57 |06 <text:s text:c="3"/>| </text:p>
      <text:p text:style-name="P1">3 <text:s text:c="2"/>|3 <text:s text:c="6"/>|4 <text:s text:c="6"/>|tv_ <text:s text:c="8"/>|tv_ <text:s text:c="8"/>|0 <text:s/>|05 <text:s/>|05 <text:s text:c="2"/>|00 <text:s text:c="2"/>|3.36 <text:s text:c="2"/>|3.86 <text:s text:c="3"/>|0.30 |2.14 <text:s text:c="2"/>|1.96 <text:s text:c="2"/>|1.73|20.82 <text:s text:c="2"/>|3.33|0.00 <text:s/>|0.77|3.57 |10 <text:s text:c="3"/>| </text:p>
      <text:p text:style-name="P1">3 <text:s text:c="2"/>|3 <text:s text:c="6"/>|4 <text:s text:c="6"/>|. <text:s text:c="10"/>|. <text:s text:c="10"/>|0 <text:s/>|01 <text:s/>|01 <text:s text:c="2"/>|00 <text:s text:c="2"/>|3.36 <text:s text:c="2"/>|3.81 <text:s text:c="3"/>|0.30 |3.57 <text:s text:c="2"/>|3.27 <text:s text:c="2"/>|2.92|4.11 <text:s text:c="3"/>|2.00|0.00 <text:s/>|0.77|3.57 |02 <text:s text:c="3"/>| </text:p>
      <text:p text:style-name="P1">3 <text:s text:c="2"/>|3 <text:s text:c="6"/>|4 <text:s text:c="6"/>|i_ <text:s text:c="9"/>|i_ <text:s text:c="9"/>|0 <text:s/>|02 <text:s/>|02 <text:s text:c="2"/>|00 <text:s text:c="2"/>|3.36 <text:s text:c="2"/>|3.87 <text:s text:c="3"/>|0.30 |3.57 <text:s text:c="2"/>|3.27 <text:s text:c="2"/>|2.88|8.34 <text:s text:c="3"/>|2.00|0.00 <text:s/>|0.77|3.57 |04 <text:s text:c="3"/>| </text:p>
      <text:p text:style-name="P1">3 <text:s text:c="2"/>|3 <text:s text:c="6"/>|4 <text:s text:c="6"/>|need_ <text:s text:c="6"/>|need_ <text:s text:c="6"/>|0 <text:s/>|05 <text:s/>|05 <text:s text:c="2"/>|00 <text:s text:c="2"/>|3.36 <text:s text:c="2"/>|3.80 <text:s text:c="3"/>|0.30 |3.57 <text:s text:c="2"/>|3.27 <text:s text:c="2"/>|2.92|20.52 <text:s text:c="2"/>|2.00|0.00 <text:s/>|0.77|3.57 |10 <text:s text:c="3"/>| </text:p>
      <text:p text:style-name="P1">3 <text:s text:c="2"/>|3 <text:s text:c="6"/>|4 <text:s text:c="6"/>|to_ <text:s text:c="8"/>|to_ <text:s text:c="8"/>|0 <text:s/>|03 <text:s/>|03 <text:s text:c="2"/>|00 <text:s text:c="2"/>|3.36 <text:s text:c="2"/>|3.87 <text:s text:c="3"/>|0.30 |3.57 <text:s text:c="2"/>|3.27 <text:s text:c="2"/>|2.88|12.50 <text:s text:c="2"/>|2.00|0.00 <text:s/>|0.77|3.57 |06 <text:s text:c="3"/>| </text:p>
      <text:p text:style-name="P1">3 <text:s text:c="2"/>|3 <text:s text:c="6"/>|4 <text:s text:c="6"/>|refresh_ <text:s text:c="3"/>|refresh_ <text:s text:c="3"/>|0 <text:s/>|09 <text:s/>|08 <text:s text:c="2"/>|00 <text:s text:c="2"/>|3.36 <text:s text:c="2"/>|3.86 <text:s text:c="3"/>|0.30 |3.17 <text:s text:c="2"/>|2.91 <text:s text:c="2"/>|2.56|37.48 <text:s text:c="2"/>|2.00|0.00 <text:s/>|0.77|3.57 |16 <text:s text:c="3"/>| </text:p>
      <text:p text:style-name="P1">3 <text:s text:c="2"/>|3 <text:s text:c="6"/>|4 <text:s text:c="6"/>|. <text:s text:c="10"/>|. <text:s text:c="10"/>|0 <text:s/>|01 <text:s/>|01 <text:s text:c="2"/>|00 <text:s text:c="2"/>|3.36 <text:s text:c="2"/>|3.84 <text:s text:c="3"/>|0.30 |3.57 <text:s text:c="2"/>|3.27 <text:s text:c="2"/>|2.90|4.14 <text:s text:c="3"/>|2.00|0.00 <text:s/>|0.77|3.57 |02 <text:s text:c="3"/>| </text:p>
      <text:p text:style-name="P1">3 <text:s text:c="2"/>|3 <text:s text:c="6"/>|4 <text:s text:c="6"/>|i_ <text:s text:c="9"/>|i_ <text:s text:c="9"/>|0 <text:s/>|02 <text:s/>|02 <text:s text:c="2"/>|00 <text:s text:c="2"/>|3.36 <text:s text:c="2"/>|3.86 <text:s text:c="3"/>|0.30 |3.57 <text:s text:c="2"/>|3.27 <text:s text:c="2"/>|2.88|8.32 <text:s text:c="3"/>|2.00|0.00 <text:s/>|0.77|3.57 |04 <text:s text:c="3"/>| </text:p>
      <text:p text:style-name="P1">3 <text:s text:c="2"/>|3 <text:s text:c="6"/>|4 <text:s text:c="6"/>|wish_ <text:s text:c="6"/>|wish_ <text:s text:c="6"/>|0 <text:s/>|10 <text:s/>|08 <text:s text:c="2"/>|00 <text:s text:c="2"/>|3.36 <text:s text:c="2"/>|3.85 <text:s text:c="3"/>|0.30 |1.78 <text:s text:c="2"/>|1.64 <text:s text:c="2"/>|1.45|41.52 <text:s text:c="2"/>|3.20|0.00 <text:s/>|0.77|3.57 |16 <text:s text:c="3"/>| </text:p>
      <text:p text:style-name="P1">3 <text:s text:c="2"/>|3 <text:s text:c="6"/>|4 <text:s text:c="6"/>|i_ <text:s text:c="9"/>|i_ <text:s text:c="9"/>|0 <text:s/>|02 <text:s/>|02 <text:s text:c="2"/>|00 <text:s text:c="2"/>|3.36 <text:s text:c="2"/>|3.82 <text:s text:c="3"/>|0.30 |3.57 <text:s text:c="2"/>|3.27 <text:s text:c="2"/>|2.91|8.25 <text:s text:c="3"/>|2.00|0.00 <text:s/>|0.77|3.57 |04 <text:s text:c="3"/>| </text:p>
      <text:p text:style-name="P1">3 <text:s text:c="2"/>|3 <text:s text:c="6"/>|4 <text:s text:c="6"/>|could_ <text:s text:c="5"/>|could_ <text:s text:c="5"/>|0 <text:s/>|04 <text:s/>|04 <text:s text:c="2"/>|00 <text:s text:c="2"/>|3.36 <text:s text:c="2"/>|3.84 <text:s text:c="3"/>|0.30 |5.35 <text:s text:c="2"/>|4.91 <text:s text:c="2"/>|4.35|16.57 <text:s text:c="2"/>|1.33|0.00 <text:s/>|0.77|3.57 |08 <text:s text:c="3"/>| </text:p>
      <text:p text:style-name="P1">3 <text:s text:c="2"/>|3 <text:s text:c="6"/>|4 <text:s text:c="6"/>|join_ <text:s text:c="6"/>|join_ <text:s text:c="6"/>|0 <text:s/>|05 <text:s/>|05 <text:s text:c="2"/>|00 <text:s text:c="2"/>|3.36 <text:s text:c="2"/>|3.87 <text:s text:c="3"/>|0.30 |3.57 <text:s text:c="2"/>|3.27 <text:s text:c="2"/>|2.88|20.84 <text:s text:c="2"/>|2.00|0.00 <text:s/>|0.77|3.57 |10 <text:s text:c="3"/>| </text:p>
      <text:p text:style-name="P1">3 <text:s text:c="2"/>|3 <text:s text:c="6"/>|4 <text:s text:c="6"/>|you_ <text:s text:c="7"/>|you_ <text:s text:c="7"/>|0 <text:s/>|04 <text:s/>|04 <text:s text:c="2"/>|00 <text:s text:c="2"/>|3.36 <text:s text:c="2"/>|3.84 <text:s text:c="3"/>|0.30 |3.57 <text:s text:c="2"/>|3.27 <text:s text:c="2"/>|2.90|16.57 <text:s text:c="2"/>|2.00|0.00 <text:s/>|0.77|3.57 |08 <text:s text:c="3"/>| </text:p>
      <text:p text:style-name="P1">3 <text:s text:c="2"/>|3 <text:s text:c="6"/>|4 <text:s text:c="6"/>|. <text:s text:c="10"/>|. <text:s text:c="10"/>|0 <text:s/>|01 <text:s/>|01 <text:s text:c="2"/>|00 <text:s text:c="2"/>|3.36 <text:s text:c="2"/>|3.87 <text:s text:c="3"/>|0.30 |3.57 <text:s text:c="2"/>|3.27 <text:s text:c="2"/>|2.87|4.17 <text:s text:c="3"/>|2.00|0.00 <text:s/>|0.77|3.57 |02 <text:s text:c="3"/>| </text:p>
      <text:p text:style-name="P1">3 <text:s text:c="2"/>|3 <text:s text:c="6"/>|4 <text:s text:c="6"/>|take_ <text:s text:c="6"/>|take_ <text:s text:c="6"/>|0 <text:s/>|05 <text:s/>|05 <text:s text:c="2"/>|00 <text:s text:c="2"/>|3.36 <text:s text:c="2"/>|3.85 <text:s text:c="3"/>|0.30 |3.57 <text:s text:c="2"/>|3.27 <text:s text:c="2"/>|2.89|20.77 <text:s text:c="2"/>|2.00|0.00 <text:s/>|0.77|3.57 |10 <text:s text:c="3"/>| </text:p>
      <text:p text:style-name="P1">3 <text:s text:c="2"/>|3 <text:s text:c="6"/>|4 <text:s text:c="6"/>|care_ <text:s text:c="6"/>| <text:s text:c="11"/>|1 <text:s/>|10 <text:s/>|10 <text:s text:c="2"/>|00 <text:s text:c="2"/>|3.36 <text:s text:c="2"/>|3.86 <text:s text:c="3"/>|0.30 |0.00 <text:s text:c="2"/>|0.00 <text:s text:c="2"/>|0.00|41.62 <text:s text:c="2"/>|4.00|100.00|0.77|3.57 |20 <text:s text:c="3"/>| </text:p>
      <text:p text:style-name="P1">3 <text:s text:c="2"/>|3 <text:s text:c="6"/>|4 <text:s text:c="6"/>|. <text:s text:c="10"/>|. <text:s text:c="10"/>|0 <text:s/>|01 <text:s/>|01 <text:s text:c="2"/>|00 <text:s text:c="2"/>|3.36 <text:s text:c="2"/>|3.86 <text:s text:c="3"/>|0.30 |3.57 <text:s text:c="2"/>|3.27 <text:s text:c="2"/>|2.89|4.16 <text:s text:c="3"/>|2.00|0.00 <text:s/>|0.77|3.57 |02 <text:s text:c="3"/>| </text:p>
      <text:p text:style-name="P1">3 <text:s text:c="2"/>|3 <text:s text:c="6"/>|4 <text:s text:c="6"/>|somebody_ <text:s text:c="2"/>|somebody_ <text:s text:c="2"/>|0 <text:s/>|06 <text:s/>|06 <text:s text:c="2"/>|00 <text:s text:c="2"/>|3.36 <text:s text:c="2"/>|3.79 <text:s text:c="3"/>|0.30 |5.35 <text:s text:c="2"/>|4.91 <text:s text:c="2"/>|4.41|24.51 <text:s text:c="2"/>|1.33|0.00 <text:s/>|0.77|3.57 |12 <text:s text:c="3"/>| </text:p>
      <text:p text:style-name="P1">3 <text:s text:c="2"/>|3 <text:s text:c="6"/>|4 <text:s text:c="6"/>|answer_ <text:s text:c="4"/>|answer_ <text:s text:c="4"/>|0 <text:s/>|07 <text:s/>|07 <text:s text:c="2"/>|00 <text:s text:c="2"/>|3.36 <text:s text:c="2"/>|3.87 <text:s text:c="3"/>|0.30 |3.57 <text:s text:c="2"/>|3.27 <text:s text:c="2"/>|2.88|29.18 <text:s text:c="2"/>|2.00|0.00 <text:s/>|0.77|3.57 |14 <text:s text:c="3"/>| </text:p>
      <text:p text:style-name="P1"><text:soft-page-break/>user|session |subsess |grnd_truth <text:s/>|select <text:s text:c="5"/>|err|iter|citer|nundo|chr_thr|chr_time|delay|wpm_min|wpm_thr|wpm |tot_time|cpc |%error|over|speed|nclicks| </text:p>
      <text:p text:style-name="P1">3 <text:s text:c="2"/>|3 <text:s text:c="6"/>|4 <text:s text:c="6"/>|the_ <text:s text:c="7"/>|the_ <text:s text:c="7"/>|0 <text:s/>|04 <text:s/>|04 <text:s text:c="2"/>|00 <text:s text:c="2"/>|3.36 <text:s text:c="2"/>|3.87 <text:s text:c="3"/>|0.30 |3.57 <text:s text:c="2"/>|3.27 <text:s text:c="2"/>|2.88|16.68 <text:s text:c="2"/>|2.00|0.00 <text:s/>|0.77|3.57 |08 <text:s text:c="3"/>| </text:p>
      <text:p text:style-name="P1">3 <text:s text:c="2"/>|3 <text:s text:c="6"/>|4 <text:s text:c="6"/>|door_ <text:s text:c="6"/>|door_ <text:s text:c="6"/>|0 <text:s/>|05 <text:s/>|05 <text:s text:c="2"/>|00 <text:s text:c="2"/>|3.36 <text:s text:c="2"/>|3.88 <text:s text:c="3"/>|0.30 |3.57 <text:s text:c="2"/>|3.27 <text:s text:c="2"/>|2.87|20.89 <text:s text:c="2"/>|2.00|0.00 <text:s/>|0.77|3.57 |10 <text:s text:c="3"/>| </text:p>
      <text:p text:style-name="P1">3 <text:s text:c="2"/>|3 <text:s text:c="6"/>|4 <text:s text:c="6"/>|. <text:s text:c="10"/>|. <text:s text:c="10"/>|0 <text:s/>|01 <text:s/>|01 <text:s text:c="2"/>|00 <text:s text:c="2"/>|3.36 <text:s text:c="2"/>|3.86 <text:s text:c="3"/>|0.30 |3.57 <text:s text:c="2"/>|3.27 <text:s text:c="2"/>|2.88|4.16 <text:s text:c="3"/>|2.00|0.00 <text:s/>|0.77|3.57 |02 <text:s text:c="3"/>| </text:p>
      <text:p text:style-name="P1">3 <text:s text:c="2"/>|3 <text:s text:c="6"/>|4 <text:s text:c="6"/>|wish_ <text:s text:c="6"/>|wish_ <text:s text:c="6"/>|0 <text:s/>|09 <text:s/>|08 <text:s text:c="2"/>|00 <text:s text:c="2"/>|3.36 <text:s text:c="2"/>|3.82 <text:s text:c="3"/>|0.30 |1.98 <text:s text:c="2"/>|1.82 <text:s text:c="2"/>|1.62|37.05 <text:s text:c="2"/>|3.20|0.00 <text:s/>|0.77|3.57 |16 <text:s text:c="3"/>| </text:p>
      <text:p text:style-name="P1">3 <text:s text:c="2"/>|3 <text:s text:c="6"/>|4 <text:s text:c="6"/>|you_ <text:s text:c="7"/>|you_ <text:s text:c="7"/>|0 <text:s/>|04 <text:s/>|04 <text:s text:c="2"/>|00 <text:s text:c="2"/>|3.36 <text:s text:c="2"/>|3.87 <text:s text:c="3"/>|0.30 |3.57 <text:s text:c="2"/>|3.27 <text:s text:c="2"/>|2.88|16.68 <text:s text:c="2"/>|2.00|0.00 <text:s/>|0.77|3.57 |08 <text:s text:c="3"/>| </text:p>
      <text:p text:style-name="P1">3 <text:s text:c="2"/>|3 <text:s text:c="6"/>|4 <text:s text:c="6"/>|all_ <text:s text:c="7"/>|all_ <text:s text:c="7"/>|0 <text:s/>|04 <text:s/>|04 <text:s text:c="2"/>|00 <text:s text:c="2"/>|3.36 <text:s text:c="2"/>|3.87 <text:s text:c="3"/>|0.30 |3.57 <text:s text:c="2"/>|3.27 <text:s text:c="2"/>|2.88|16.68 <text:s text:c="2"/>|2.00|0.00 <text:s/>|0.77|3.57 |08 <text:s text:c="3"/>| </text:p>
      <text:p text:style-name="P1">3 <text:s text:c="2"/>|3 <text:s text:c="6"/>|4 <text:s text:c="6"/>|the_ <text:s text:c="7"/>|the_ <text:s text:c="7"/>|0 <text:s/>|04 <text:s/>|04 <text:s text:c="2"/>|00 <text:s text:c="2"/>|3.36 <text:s text:c="2"/>|3.85 <text:s text:c="3"/>|0.30 |3.57 <text:s text:c="2"/>|3.27 <text:s text:c="2"/>|2.89|16.62 <text:s text:c="2"/>|2.00|0.00 <text:s/>|0.77|3.57 |08 <text:s text:c="3"/>| </text:p>
      <text:p text:style-name="P1">3 <text:s text:c="2"/>|3 <text:s text:c="6"/>|4 <text:s text:c="6"/>|best_ <text:s text:c="6"/>|best_ <text:s text:c="6"/>|0 <text:s/>|04 <text:s/>|04 <text:s text:c="2"/>|00 <text:s text:c="2"/>|3.36 <text:s text:c="2"/>|3.84 <text:s text:c="3"/>|0.30 |4.46 <text:s text:c="2"/>|4.09 <text:s text:c="2"/>|3.62|16.56 <text:s text:c="2"/>|1.60|0.00 <text:s/>|0.77|3.57 |08 <text:s text:c="3"/>| </text:p>
      <text:p text:style-name="P1">3 <text:s text:c="2"/>|3 <text:s text:c="6"/>|4 <text:s text:c="6"/>|. <text:s text:c="10"/>|. <text:s text:c="10"/>|0 <text:s/>|01 <text:s/>|01 <text:s text:c="2"/>|00 <text:s text:c="2"/>|3.36 <text:s text:c="2"/>|3.85 <text:s text:c="3"/>|0.30 |3.57 <text:s text:c="2"/>|3.27 <text:s text:c="2"/>|2.89|4.15 <text:s text:c="3"/>|2.00|0.00 <text:s/>|0.77|3.57 |02 <text:s text:c="3"/>| </text:p>
      <text:p text:style-name="P1">3 <text:s text:c="2"/>|3 <text:s text:c="6"/>|4 <text:s text:c="6"/>|why_ <text:s text:c="7"/>|why_ <text:s text:c="7"/>|0 <text:s/>|04 <text:s/>|04 <text:s text:c="2"/>|00 <text:s text:c="2"/>|3.36 <text:s text:c="2"/>|3.87 <text:s text:c="3"/>|0.30 |3.57 <text:s text:c="2"/>|3.27 <text:s text:c="2"/>|2.88|16.68 <text:s text:c="2"/>|2.00|0.00 <text:s/>|0.77|3.57 |08 <text:s text:c="3"/>| </text:p>
      <text:p text:style-name="P1">3 <text:s text:c="2"/>|3 <text:s text:c="6"/>|4 <text:s text:c="6"/>|. <text:s text:c="10"/>|. <text:s text:c="10"/>|0 <text:s/>|01 <text:s/>|01 <text:s text:c="2"/>|00 <text:s text:c="2"/>|3.36 <text:s text:c="2"/>|3.86 <text:s text:c="3"/>|0.30 |3.57 <text:s text:c="2"/>|3.27 <text:s text:c="2"/>|2.89|4.16 <text:s text:c="3"/>|2.00|0.00 <text:s/>|0.77|3.57 |02 <text:s text:c="3"/>| </text:p>
      <text:p text:style-name="P1">3 <text:s text:c="2"/>|3 <text:s text:c="6"/>|4 <text:s text:c="6"/>|pee_ <text:s text:c="7"/>| <text:s text:c="11"/>|1 <text:s/>|09 <text:s/>|08 <text:s text:c="2"/>|00 <text:s text:c="2"/>|3.36 <text:s text:c="2"/>|3.82 <text:s text:c="3"/>|0.30 |0.00 <text:s text:c="2"/>|0.00 <text:s text:c="2"/>|0.00|37.10 <text:s text:c="2"/>|4.00|100.00|0.77|3.57 |16 <text:s text:c="3"/>| </text:p>
      <text:p text:style-name="P1">3 <text:s text:c="2"/>|3 <text:s text:c="6"/>|4 <text:s text:c="6"/>|. <text:s text:c="10"/>|. <text:s text:c="10"/>|0 <text:s/>|01 <text:s/>|01 <text:s text:c="2"/>|00 <text:s text:c="2"/>|3.36 <text:s text:c="2"/>|3.85 <text:s text:c="3"/>|0.30 |3.57 <text:s text:c="2"/>|3.27 <text:s text:c="2"/>|2.89|4.15 <text:s text:c="3"/>|2.00|0.00 <text:s/>|0.77|3.57 |02 <text:s text:c="3"/>|</text:p>
      <text:p text:style-name="P1">3 <text:s text:c="2"/>|4 <text:s text:c="6"/>|1 <text:s text:c="6"/>|done_ <text:s text:c="6"/>|done_ <text:s text:c="6"/>|0 <text:s/>|04 <text:s/>|04 <text:s text:c="2"/>|00 <text:s text:c="2"/>|4.39 <text:s text:c="2"/>|4.82 <text:s text:c="3"/>|0.30 |3.42 <text:s text:c="2"/>|3.20 <text:s text:c="2"/>|2.93|20.50 <text:s text:c="2"/>|1.60|0.00 <text:s/>|0.70|2.73 |08 <text:s text:c="3"/>| </text:p>
      <text:p text:style-name="P1">3 <text:s text:c="2"/>|4 <text:s text:c="6"/>|1 <text:s text:c="6"/>|. <text:s text:c="10"/>|. <text:s text:c="10"/>|0 <text:s/>|02 <text:s/>|02 <text:s text:c="2"/>|00 <text:s text:c="2"/>|4.39 <text:s text:c="2"/>|4.66 <text:s text:c="3"/>|0.30 |1.37 <text:s text:c="2"/>|1.28 <text:s text:c="2"/>|1.21|9.92 <text:s text:c="3"/>|4.00|0.00 <text:s/>|0.70|2.73 |04 <text:s text:c="3"/>| </text:p>
      <text:p text:style-name="P1">3 <text:s text:c="2"/>|4 <text:s text:c="6"/>|1 <text:s text:c="6"/>|all_ <text:s text:c="7"/>|all_ <text:s text:c="7"/>|0 <text:s/>|04 <text:s/>|04 <text:s text:c="2"/>|00 <text:s text:c="2"/>|4.39 <text:s text:c="2"/>|4.81 <text:s text:c="3"/>|0.30 |2.73 <text:s text:c="2"/>|2.56 <text:s text:c="2"/>|2.35|20.42 <text:s text:c="2"/>|2.00|0.00 <text:s/>|0.70|2.73 |08 <text:s text:c="3"/>| </text:p>
      <text:p text:style-name="P1">3 <text:s text:c="2"/>|4 <text:s text:c="6"/>|1 <text:s text:c="6"/>|. <text:s text:c="10"/>|. <text:s text:c="10"/>|0 <text:s/>|01 <text:s/>|01 <text:s text:c="2"/>|00 <text:s text:c="2"/>|4.39 <text:s text:c="2"/>|4.82 <text:s text:c="3"/>|0.30 |2.73 <text:s text:c="2"/>|2.56 <text:s text:c="2"/>|2.35|5.12 <text:s text:c="3"/>|2.00|0.00 <text:s/>|0.70|2.73 |02 <text:s text:c="3"/>| </text:p>
      <text:p text:style-name="P1">3 <text:s text:c="2"/>|4 <text:s text:c="6"/>|1 <text:s text:c="6"/>|the_ <text:s text:c="7"/>|the_ <text:s text:c="7"/>|0 <text:s/>|04 <text:s/>|04 <text:s text:c="2"/>|00 <text:s text:c="2"/>|4.39 <text:s text:c="2"/>|4.79 <text:s text:c="3"/>|0.30 |2.73 <text:s text:c="2"/>|2.56 <text:s text:c="2"/>|2.36|20.37 <text:s text:c="2"/>|2.00|0.00 <text:s/>|0.70|2.73 |08 <text:s text:c="3"/>| </text:p>
      <text:p text:style-name="P1">3 <text:s text:c="2"/>|4 <text:s text:c="6"/>|1 <text:s text:c="6"/>|quick_ <text:s text:c="5"/>|quick_ <text:s text:c="5"/>|0 <text:s/>|06 <text:s/>|06 <text:s text:c="2"/>|00 <text:s text:c="2"/>|4.39 <text:s text:c="2"/>|4.86 <text:s text:c="3"/>|0.30 |2.73 <text:s text:c="2"/>|2.56 <text:s text:c="2"/>|2.33|30.96 <text:s text:c="2"/>|2.00|0.00 <text:s/>|0.70|2.73 |12 <text:s text:c="3"/>| </text:p>
      <text:p text:style-name="P1">3 <text:s text:c="2"/>|4 <text:s text:c="6"/>|1 <text:s text:c="6"/>|brown_ <text:s text:c="5"/>|brown_ <text:s text:c="5"/>|0 <text:s/>|06 <text:s/>|06 <text:s text:c="2"/>|00 <text:s text:c="2"/>|4.39 <text:s text:c="2"/>|4.81 <text:s text:c="3"/>|0.30 |2.73 <text:s text:c="2"/>|2.56 <text:s text:c="2"/>|2.35|30.66 <text:s text:c="2"/>|2.00|0.00 <text:s/>|0.70|2.73 |12 <text:s text:c="3"/>| </text:p>
      <text:p text:style-name="P1">3 <text:s text:c="2"/>|4 <text:s text:c="6"/>|1 <text:s text:c="6"/>|fox_ <text:s text:c="7"/>| <text:s text:c="11"/>|1 <text:s/>|08 <text:s/>|08 <text:s text:c="2"/>|00 <text:s text:c="2"/>|4.39 <text:s text:c="2"/>|4.76 <text:s text:c="3"/>|0.30 |0.00 <text:s text:c="2"/>|0.00 <text:s text:c="2"/>|0.00|40.48 <text:s text:c="2"/>|4.00|100.00|0.70|2.73 |16 <text:s text:c="3"/>| </text:p>
      <text:p text:style-name="P1">3 <text:s text:c="2"/>|4 <text:s text:c="6"/>|1 <text:s text:c="6"/>|jumps_ <text:s text:c="5"/>|jumps_ <text:s text:c="5"/>|0 <text:s/>|05 <text:s/>|05 <text:s text:c="2"/>|00 <text:s text:c="2"/>|4.39 <text:s text:c="2"/>|4.80 <text:s text:c="3"/>|0.30 |3.28 <text:s text:c="2"/>|3.07 <text:s text:c="2"/>|2.83|25.48 <text:s text:c="2"/>|1.67|0.00 <text:s/>|0.70|2.73 |10 <text:s text:c="3"/>| </text:p>
      <text:p text:style-name="P1">3 <text:s text:c="2"/>|4 <text:s text:c="6"/>|1 <text:s text:c="6"/>|over_ <text:s text:c="6"/>|over_ <text:s text:c="6"/>|0 <text:s/>|05 <text:s/>|05 <text:s text:c="2"/>|00 <text:s text:c="2"/>|4.39 <text:s text:c="2"/>|4.87 <text:s text:c="3"/>|0.30 |2.73 <text:s text:c="2"/>|2.56 <text:s text:c="2"/>|2.32|25.86 <text:s text:c="2"/>|2.00|0.00 <text:s/>|0.70|2.73 |10 <text:s text:c="3"/>| </text:p>
      <text:p text:style-name="P1">3 <text:s text:c="2"/>|4 <text:s text:c="6"/>|1 <text:s text:c="6"/>|the_ <text:s text:c="7"/>|the_ <text:s text:c="7"/>|0 <text:s/>|04 <text:s/>|04 <text:s text:c="2"/>|00 <text:s text:c="2"/>|4.39 <text:s text:c="2"/>|4.78 <text:s text:c="3"/>|0.30 |2.73 <text:s text:c="2"/>|2.56 <text:s text:c="2"/>|2.36|20.31 <text:s text:c="2"/>|2.00|0.00 <text:s/>|0.70|2.73 |08 <text:s text:c="3"/>| </text:p>
      <text:p text:style-name="P1">3 <text:s text:c="2"/>|4 <text:s text:c="6"/>|1 <text:s text:c="6"/>|lazy_ <text:s text:c="6"/>|lazy_ <text:s text:c="6"/>|0 <text:s/>|06 <text:s/>|06 <text:s text:c="2"/>|00 <text:s text:c="2"/>|4.39 <text:s text:c="2"/>|4.78 <text:s text:c="3"/>|0.30 |2.28 <text:s text:c="2"/>|2.13 <text:s text:c="2"/>|1.97|30.49 <text:s text:c="2"/>|2.60|0.00 <text:s/>|0.70|2.73 |13 <text:s text:c="3"/>| </text:p>
      <text:p text:style-name="P1">3 <text:s text:c="2"/>|4 <text:s text:c="6"/>|1 <text:s text:c="6"/>|dog_ <text:s text:c="7"/>|dog_ <text:s text:c="7"/>|0 <text:s/>|04 <text:s/>|04 <text:s text:c="2"/>|00 <text:s text:c="2"/>|4.39 <text:s text:c="2"/>|4.76 <text:s text:c="3"/>|0.30 |2.73 <text:s text:c="2"/>|2.56 <text:s text:c="2"/>|2.37|20.24 <text:s text:c="2"/>|2.00|0.00 <text:s/>|0.70|2.73 |08 <text:s text:c="3"/>| </text:p>
      <text:p text:style-name="P1">3 <text:s text:c="2"/>|4 <text:s text:c="6"/>|1 <text:s text:c="6"/>|. <text:s text:c="10"/>|. <text:s text:c="10"/>|0 <text:s/>|02 <text:s/>|02 <text:s text:c="2"/>|00 <text:s text:c="2"/>|4.39 <text:s text:c="2"/>|4.83 <text:s text:c="3"/>|0.30 |1.37 <text:s text:c="2"/>|1.28 <text:s text:c="2"/>|1.17|10.25 <text:s text:c="2"/>|5.00|0.00 <text:s/>|0.70|2.73 |05 <text:s text:c="3"/>| </text:p>
      <text:p text:style-name="P1">3 <text:s text:c="2"/>|4 <text:s text:c="6"/>|2 <text:s text:c="6"/>|the_ <text:s text:c="7"/>|the_ <text:s text:c="7"/>|0 <text:s/>|04 <text:s/>|04 <text:s text:c="2"/>|00 <text:s text:c="2"/>|4.10 <text:s text:c="2"/>|4.58 <text:s text:c="3"/>|0.30 |2.93 <text:s text:c="2"/>|2.73 <text:s text:c="2"/>|2.46|19.51 <text:s text:c="2"/>|2.00|0.00 <text:s/>|0.72|2.93 |08 <text:s text:c="3"/>| </text:p>
      <text:p text:style-name="P1">3 <text:s text:c="2"/>|4 <text:s text:c="6"/>|2 <text:s text:c="6"/>|quick_ <text:s text:c="5"/>|quick_ <text:s text:c="5"/>|0 <text:s/>|06 <text:s/>|06 <text:s text:c="2"/>|00 <text:s text:c="2"/>|4.10 <text:s text:c="2"/>|4.52 <text:s text:c="3"/>|0.30 |2.93 <text:s text:c="2"/>|2.73 <text:s text:c="2"/>|2.49|28.92 <text:s text:c="2"/>|2.00|0.00 <text:s/>|0.72|2.93 |12 <text:s text:c="3"/>| </text:p>
      <text:p text:style-name="P1">3 <text:s text:c="2"/>|4 <text:s text:c="6"/>|2 <text:s text:c="6"/>|brown_ <text:s text:c="5"/>|brown_ <text:s text:c="5"/>|0 <text:s/>|06 <text:s/>|06 <text:s text:c="2"/>|00 <text:s text:c="2"/>|4.10 <text:s text:c="2"/>|4.53 <text:s text:c="3"/>|0.30 |2.93 <text:s text:c="2"/>|2.73 <text:s text:c="2"/>|2.49|28.96 <text:s text:c="2"/>|2.00|0.00 <text:s/>|0.72|2.93 |12 <text:s text:c="3"/>| </text:p>
      <text:p text:style-name="P1">3 <text:s text:c="2"/>|4 <text:s text:c="6"/>|2 <text:s text:c="6"/>|fox_ <text:s text:c="7"/>|fox_ <text:s text:c="7"/>|0 <text:s/>|07 <text:s/>|07 <text:s text:c="2"/>|00 <text:s text:c="2"/>|4.10 <text:s text:c="2"/>|4.57 <text:s text:c="3"/>|0.30 |1.67 <text:s text:c="2"/>|1.56 <text:s text:c="2"/>|1.41|34.06 <text:s text:c="2"/>|3.50|0.00 <text:s/>|0.72|2.93 |14 <text:s text:c="3"/>| </text:p>
      <text:p text:style-name="P1">3 <text:s text:c="2"/>|4 <text:s text:c="6"/>|2 <text:s text:c="6"/>|jumps_ <text:s text:c="5"/>|jumps_ <text:s text:c="5"/>|0 <text:s/>|07 <text:s/>|07 <text:s text:c="2"/>|00 <text:s text:c="2"/>|4.10 <text:s text:c="2"/>|4.56 <text:s text:c="3"/>|0.30 |2.51 <text:s text:c="2"/>|2.34 <text:s text:c="2"/>|2.12|34.01 <text:s text:c="2"/>|2.33|0.00 <text:s/>|0.72|2.93 |14 <text:s text:c="3"/>| </text:p>
      <text:p text:style-name="P1">3 <text:s text:c="2"/>|4 <text:s text:c="6"/>|2 <text:s text:c="6"/>|over_ <text:s text:c="6"/>|over_ <text:s text:c="6"/>|0 <text:s/>|05 <text:s/>|05 <text:s text:c="2"/>|00 <text:s text:c="2"/>|4.10 <text:s text:c="2"/>|4.51 <text:s text:c="3"/>|0.30 |2.93 <text:s text:c="2"/>|2.73 <text:s text:c="2"/>|2.49|24.06 <text:s text:c="2"/>|2.00|0.00 <text:s/>|0.72|2.93 |10 <text:s text:c="3"/>| </text:p>
      <text:p text:style-name="P1">3 <text:s text:c="2"/>|4 <text:s text:c="6"/>|2 <text:s text:c="6"/>|the_ <text:s text:c="7"/>|the_ <text:s text:c="7"/>|0 <text:s/>|04 <text:s/>|04 <text:s text:c="2"/>|00 <text:s text:c="2"/>|4.10 <text:s text:c="2"/>|4.58 <text:s text:c="3"/>|0.30 |2.93 <text:s text:c="2"/>|2.73 <text:s text:c="2"/>|2.46|19.53 <text:s text:c="2"/>|2.00|0.00 <text:s/>|0.72|2.93 |08 <text:s text:c="3"/>| </text:p>
      <text:p text:style-name="P1">3 <text:s text:c="2"/>|4 <text:s text:c="6"/>|2 <text:s text:c="6"/>|lazy_ <text:s text:c="6"/>|lazy_ <text:s text:c="6"/>|0 <text:s/>|05 <text:s/>|05 <text:s text:c="2"/>|00 <text:s text:c="2"/>|4.10 <text:s text:c="2"/>|4.58 <text:s text:c="3"/>|0.30 |2.93 <text:s text:c="2"/>|2.73 <text:s text:c="2"/>|2.46|24.40 <text:s text:c="2"/>|2.00|0.00 <text:s/>|0.72|2.93 |10 <text:s text:c="3"/>| </text:p>
      <text:p text:style-name="P1">3 <text:s text:c="2"/>|4 <text:s text:c="6"/>|2 <text:s text:c="6"/>|dog_ <text:s text:c="7"/>|dog_ <text:s text:c="7"/>|0 <text:s/>|05 <text:s/>|04 <text:s text:c="2"/>|00 <text:s text:c="2"/>|4.10 <text:s text:c="2"/>|4.55 <text:s text:c="3"/>|0.30 |2.34 <text:s text:c="2"/>|2.18 <text:s text:c="2"/>|1.98|24.27 <text:s text:c="2"/>|2.00|0.00 <text:s/>|0.72|2.93 |08 <text:s text:c="3"/>| </text:p>
      <text:p text:style-name="P1">3 <text:s text:c="2"/>|4 <text:s text:c="6"/>|2 <text:s text:c="6"/>|. <text:s text:c="10"/>|. <text:s text:c="10"/>|0 <text:s/>|01 <text:s/>|01 <text:s text:c="2"/>|00 <text:s text:c="2"/>|4.10 <text:s text:c="2"/>|4.23 <text:s text:c="3"/>|0.30 |2.93 <text:s text:c="2"/>|2.73 <text:s text:c="2"/>|2.65|4.53 <text:s text:c="3"/>|2.00|0.00 <text:s/>|0.72|2.93 |02 <text:s text:c="3"/>| </text:p>
      <text:p text:style-name="P1">3 <text:s text:c="2"/>|4 <text:s text:c="6"/>|2 <text:s text:c="6"/>|the_ <text:s text:c="7"/>|the_ <text:s text:c="7"/>|0 <text:s/>|04 <text:s/>|04 <text:s text:c="2"/>|00 <text:s text:c="2"/>|3.80 <text:s text:c="2"/>|4.22 <text:s text:c="3"/>|0.30 |3.16 <text:s text:c="2"/>|2.92 <text:s text:c="2"/>|2.65|18.08 <text:s text:c="2"/>|2.00|0.00 <text:s/>|0.74|3.16 |08 <text:s text:c="3"/>| </text:p>
      <text:p text:style-name="P1">3 <text:s text:c="2"/>|4 <text:s text:c="6"/>|2 <text:s text:c="6"/>|quick_ <text:s text:c="5"/>|quick_ <text:s text:c="5"/>|0 <text:s/>|06 <text:s/>|06 <text:s text:c="2"/>|00 <text:s text:c="2"/>|3.80 <text:s text:c="2"/>|4.33 <text:s text:c="3"/>|0.30 |3.16 <text:s text:c="2"/>|2.92 <text:s text:c="2"/>|2.59|27.78 <text:s text:c="2"/>|2.00|0.00 <text:s/>|0.74|3.16 |12 <text:s text:c="3"/>| </text:p>
      <text:p text:style-name="P1">3 <text:s text:c="2"/>|4 <text:s text:c="6"/>|2 <text:s text:c="6"/>|brown_ <text:s text:c="5"/>|brown_ <text:s text:c="5"/>|0 <text:s/>|06 <text:s/>|06 <text:s text:c="2"/>|00 <text:s text:c="2"/>|3.80 <text:s text:c="2"/>|4.31 <text:s text:c="3"/>|0.30 |3.16 <text:s text:c="2"/>|2.92 <text:s text:c="2"/>|2.60|27.65 <text:s text:c="2"/>|2.00|0.00 <text:s/>|0.74|3.16 |12 <text:s text:c="3"/>| </text:p>
      <text:p text:style-name="P1">3 <text:s text:c="2"/>|4 <text:s text:c="6"/>|2 <text:s text:c="6"/>|fox_ <text:s text:c="7"/>|for_ <text:s text:c="7"/>|1 <text:s/>|04 <text:s/>|04 <text:s text:c="2"/>|00 <text:s text:c="2"/>|3.80 <text:s text:c="2"/>|4.33 <text:s text:c="3"/>|0.30 |3.16 <text:s text:c="2"/>|2.92 <text:s text:c="2"/>|2.59|18.50 <text:s text:c="2"/>|2.00|25.00 |0.74|3.16 |08 <text:s text:c="3"/>| </text:p>
      <text:p text:style-name="P1">3 <text:s text:c="2"/>|4 <text:s text:c="6"/>|2 <text:s text:c="6"/>|jumps_ <text:s text:c="5"/>|jumps_ <text:s text:c="5"/>|0 <text:s/>|05 <text:s/>|05 <text:s text:c="2"/>|00 <text:s text:c="2"/>|3.80 <text:s text:c="2"/>|4.29 <text:s text:c="3"/>|0.30 |3.79 <text:s text:c="2"/>|3.51 <text:s text:c="2"/>|3.14|22.96 <text:s text:c="2"/>|1.67|0.00 <text:s/>|0.74|3.16 |10 <text:s text:c="3"/>| </text:p>
      <text:p text:style-name="P1">3 <text:s text:c="2"/>|4 <text:s text:c="6"/>|2 <text:s text:c="6"/>|over_ <text:s text:c="6"/>|over_ <text:s text:c="6"/>|0 <text:s/>|05 <text:s/>|05 <text:s text:c="2"/>|00 <text:s text:c="2"/>|3.80 <text:s text:c="2"/>|4.29 <text:s text:c="3"/>|0.30 |3.16 <text:s text:c="2"/>|2.92 <text:s text:c="2"/>|2.62|22.94 <text:s text:c="2"/>|2.00|0.00 <text:s/>|0.74|3.16 |10 <text:s text:c="3"/>| </text:p>
      <text:p text:style-name="P1">3 <text:s text:c="2"/>|4 <text:s text:c="6"/>|2 <text:s text:c="6"/>|the_ <text:s text:c="7"/>|the_ <text:s text:c="7"/>|0 <text:s/>|04 <text:s/>|04 <text:s text:c="2"/>|00 <text:s text:c="2"/>|3.80 <text:s text:c="2"/>|4.31 <text:s text:c="3"/>|0.30 |3.16 <text:s text:c="2"/>|2.92 <text:s text:c="2"/>|2.60|18.45 <text:s text:c="2"/>|2.00|0.00 <text:s/>|0.74|3.16 |08 <text:s text:c="3"/>| </text:p>
      <text:p text:style-name="P1">3 <text:s text:c="2"/>|4 <text:s text:c="6"/>|2 <text:s text:c="6"/>|lazy_ <text:s text:c="6"/>|lazy_ <text:s text:c="6"/>|0 <text:s/>|04 <text:s/>|04 <text:s text:c="2"/>|00 <text:s text:c="2"/>|3.80 <text:s text:c="2"/>|4.29 <text:s text:c="3"/>|0.30 |3.94 <text:s text:c="2"/>|3.66 <text:s text:c="2"/>|3.27|18.35 <text:s text:c="2"/>|1.60|0.00 <text:s/>|0.74|3.16 |08 <text:s text:c="3"/>| </text:p>
      <text:p text:style-name="P1">3 <text:s text:c="2"/>|4 <text:s text:c="6"/>|2 <text:s text:c="6"/>|dog_ <text:s text:c="7"/>|dog_ <text:s text:c="7"/>|0 <text:s/>|04 <text:s/>|04 <text:s text:c="2"/>|00 <text:s text:c="2"/>|3.80 <text:s text:c="2"/>|4.31 <text:s text:c="3"/>|0.30 |3.16 <text:s text:c="2"/>|2.92 <text:s text:c="2"/>|2.60|18.44 <text:s text:c="2"/>|2.00|0.00 <text:s/>|0.74|3.16 |08 <text:s text:c="3"/>| </text:p>
      <text:p text:style-name="P1">3 <text:s text:c="2"/>|4 <text:s text:c="6"/>|2 <text:s text:c="6"/>|. <text:s text:c="10"/>|. <text:s text:c="10"/>|0 <text:s/>|01 <text:s/>|01 <text:s text:c="2"/>|00 <text:s text:c="2"/>|3.80 <text:s text:c="2"/>|4.28 <text:s text:c="3"/>|0.30 |3.16 <text:s text:c="2"/>|2.92 <text:s text:c="2"/>|2.62|4.58 <text:s text:c="3"/>|2.00|0.00 <text:s/>|0.74|3.16 |02 <text:s text:c="3"/>| </text:p>
      <text:p text:style-name="P1">3 <text:s text:c="2"/>|4 <text:s text:c="6"/>|3 <text:s text:c="6"/>|the_ <text:s text:c="7"/>| <text:s text:c="11"/>|1 <text:s/>|08 <text:s/>|08 <text:s text:c="2"/>|00 <text:s text:c="2"/>|3.51 <text:s text:c="2"/>|3.91 <text:s text:c="3"/>|0.30 |0.00 <text:s text:c="2"/>|0.00 <text:s text:c="2"/>|0.00|33.66 <text:s text:c="2"/>|4.00|100.00|0.76|3.42 |16 <text:s text:c="3"/>| </text:p>
      <text:p text:style-name="P1">3 <text:s text:c="2"/>|4 <text:s text:c="6"/>|3 <text:s text:c="6"/>|quick_ <text:s text:c="5"/>|quick_ <text:s text:c="5"/>|0 <text:s/>|10 <text:s/>|06 <text:s text:c="2"/>|00 <text:s text:c="2"/>|3.51 <text:s text:c="2"/>|3.95 <text:s text:c="3"/>|0.30 |2.05 <text:s text:c="2"/>|1.89 <text:s text:c="2"/>|1.69|42.51 <text:s text:c="2"/>|2.00|0.00 <text:s/>|0.76|3.42 |12 <text:s text:c="3"/>| </text:p>
      <text:p text:style-name="P1">3 <text:s text:c="2"/>|4 <text:s text:c="6"/>|3 <text:s text:c="6"/>|brown_ <text:s text:c="5"/>|brown_ <text:s text:c="5"/>|0 <text:s/>|07 <text:s/>|07 <text:s text:c="2"/>|00 <text:s text:c="2"/>|3.51 <text:s text:c="2"/>|3.97 <text:s text:c="3"/>|0.30 |2.93 <text:s text:c="2"/>|2.70 <text:s text:c="2"/>|2.41|29.91 <text:s text:c="2"/>|2.33|0.00 <text:s/>|0.76|3.42 |14 <text:s text:c="3"/>| </text:p>
      <text:p text:style-name="P1">3 <text:s text:c="2"/>|4 <text:s text:c="6"/>|3 <text:s text:c="6"/>|fox_ <text:s text:c="7"/>|for_ <text:s text:c="7"/>|1 <text:s/>|04 <text:s/>|04 <text:s text:c="2"/>|00 <text:s text:c="2"/>|3.51 <text:s text:c="2"/>|3.94 <text:s text:c="3"/>|0.30 |3.42 <text:s text:c="2"/>|3.15 <text:s text:c="2"/>|2.83|16.98 <text:s text:c="2"/>|2.00|25.00 |0.76|3.42 |08 <text:s text:c="3"/>| </text:p>
      <text:p text:style-name="P1">3 <text:s text:c="2"/>|4 <text:s text:c="6"/>|3 <text:s text:c="6"/>|jumps_ <text:s text:c="5"/>|jumps_ <text:s text:c="5"/>|0 <text:s/>|06 <text:s/>|06 <text:s text:c="2"/>|00 <text:s text:c="2"/>|3.51 <text:s text:c="2"/>|3.89 <text:s text:c="3"/>|0.30 |3.42 <text:s text:c="2"/>|3.15 <text:s text:c="2"/>|2.86|25.13 <text:s text:c="2"/>|1.83|0.00 <text:s/>|0.76|3.42 |11 <text:s text:c="3"/>| </text:p>
      <text:p text:style-name="P1">3 <text:s text:c="2"/>|4 <text:s text:c="6"/>|3 <text:s text:c="6"/>|over_ <text:s text:c="6"/>|over_ <text:s text:c="6"/>|0 <text:s/>|05 <text:s/>|05 <text:s text:c="2"/>|00 <text:s text:c="2"/>|3.51 <text:s text:c="2"/>|3.97 <text:s text:c="3"/>|0.30 |3.42 <text:s text:c="2"/>|3.15 <text:s text:c="2"/>|2.81|21.37 <text:s text:c="2"/>|2.00|0.00 <text:s/>|0.76|3.42 |10 <text:s text:c="3"/>| </text:p>
      <text:p text:style-name="P1">3 <text:s text:c="2"/>|4 <text:s text:c="6"/>|3 <text:s text:c="6"/>|the_ <text:s text:c="7"/>|the_ <text:s text:c="7"/>|0 <text:s/>|04 <text:s/>|04 <text:s text:c="2"/>|00 <text:s text:c="2"/>|3.51 <text:s text:c="2"/>|3.94 <text:s text:c="3"/>|0.30 |3.42 <text:s text:c="2"/>|3.15 <text:s text:c="2"/>|2.83|16.95 <text:s text:c="2"/>|2.00|0.00 <text:s/>|0.76|3.42 |08 <text:s text:c="3"/>| </text:p>
      <text:p text:style-name="P1">3 <text:s text:c="2"/>|4 <text:s text:c="6"/>|3 <text:s text:c="6"/>|lazy_ <text:s text:c="6"/>|lazy_ <text:s text:c="6"/>|0 <text:s/>|04 <text:s/>|04 <text:s text:c="2"/>|00 <text:s text:c="2"/>|3.51 <text:s text:c="2"/>|3.95 <text:s text:c="3"/>|0.30 |4.27 <text:s text:c="2"/>|3.94 <text:s text:c="2"/>|3.53|16.99 <text:s text:c="2"/>|1.60|0.00 <text:s/>|0.76|3.42 |08 <text:s text:c="3"/>| </text:p>
      <text:p text:style-name="P1">3 <text:s text:c="2"/>|4 <text:s text:c="6"/>|3 <text:s text:c="6"/>|dog_ <text:s text:c="7"/>|dog_ <text:s text:c="7"/>|0 <text:s/>|04 <text:s/>|04 <text:s text:c="2"/>|00 <text:s text:c="2"/>|3.51 <text:s text:c="2"/>|3.87 <text:s text:c="3"/>|0.30 |3.42 <text:s text:c="2"/>|3.15 <text:s text:c="2"/>|2.88|16.69 <text:s text:c="2"/>|2.00|0.00 <text:s/>|0.76|3.42 |08 <text:s text:c="3"/>| </text:p>
      <text:p text:style-name="P1">3 <text:s text:c="2"/>|4 <text:s text:c="6"/>|3 <text:s text:c="6"/>|. <text:s text:c="10"/>|. <text:s text:c="10"/>|0 <text:s/>|01 <text:s/>|01 <text:s text:c="2"/>|00 <text:s text:c="2"/>|3.51 <text:s text:c="2"/>|3.95 <text:s text:c="3"/>|0.30 |3.42 <text:s text:c="2"/>|3.15 <text:s text:c="2"/>|2.83|4.25 <text:s text:c="3"/>|2.00|0.00 <text:s/>|0.76|3.42 |02 <text:s text:c="3"/>| </text:p>
      <text:p text:style-name="P1">3 <text:s text:c="2"/>|4 <text:s text:c="6"/>|3 <text:s text:c="6"/>|the_ <text:s text:c="7"/>|the_ <text:s text:c="7"/>|0 <text:s/>|04 <text:s/>|04 <text:s text:c="2"/>|00 <text:s text:c="2"/>|3.22 <text:s text:c="2"/>|3.68 <text:s text:c="3"/>|0.30 |3.73 <text:s text:c="2"/>|3.41 <text:s text:c="2"/>|3.02|15.91 <text:s text:c="2"/>|2.00|0.00 <text:s/>|0.78|3.73 |08 <text:s text:c="3"/>| </text:p>
      <text:p text:style-name="P1">3 <text:s text:c="2"/>|4 <text:s text:c="6"/>|3 <text:s text:c="6"/>|quick_ <text:s text:c="5"/>|quick_ <text:s text:c="5"/>|0 <text:s/>|06 <text:s/>|06 <text:s text:c="2"/>|00 <text:s text:c="2"/>|3.22 <text:s text:c="2"/>|3.69 <text:s text:c="3"/>|0.30 |3.73 <text:s text:c="2"/>|3.41 <text:s text:c="2"/>|3.01|23.93 <text:s text:c="2"/>|2.00|0.00 <text:s/>|0.78|3.73 |12 <text:s text:c="3"/>| </text:p>
      <text:p text:style-name="P1">3 <text:s text:c="2"/>|4 <text:s text:c="6"/>|3 <text:s text:c="6"/>|brown_ <text:s text:c="5"/>|brown_ <text:s text:c="5"/>|0 <text:s/>|06 <text:s/>|06 <text:s text:c="2"/>|00 <text:s text:c="2"/>|3.22 <text:s text:c="2"/>|3.68 <text:s text:c="3"/>|0.30 |3.73 <text:s text:c="2"/>|3.41 <text:s text:c="2"/>|3.02|23.86 <text:s text:c="2"/>|2.00|0.00 <text:s/>|0.78|3.73 |12 <text:s text:c="3"/>| </text:p>
      <text:p text:style-name="P1">3 <text:s text:c="2"/>|4 <text:s text:c="6"/>|3 <text:s text:c="6"/>|fox_ <text:s text:c="7"/>| <text:s text:c="11"/>|1 <text:s/>|09 <text:s/>|08 <text:s text:c="2"/>|00 <text:s text:c="2"/>|3.22 <text:s text:c="2"/>|3.68 <text:s text:c="3"/>|0.30 |0.00 <text:s text:c="2"/>|0.00 <text:s text:c="2"/>|0.00|35.82 <text:s text:c="2"/>|4.00|100.00|0.78|3.73 |16 <text:s text:c="3"/>| </text:p>
      <text:p text:style-name="P1">3 <text:s text:c="2"/>|4 <text:s text:c="6"/>|3 <text:s text:c="6"/>|jumps_ <text:s text:c="5"/>|jumps_ <text:s text:c="5"/>|0 <text:s/>|06 <text:s/>|06 <text:s text:c="2"/>|00 <text:s text:c="2"/>|3.22 <text:s text:c="2"/>|3.67 <text:s text:c="3"/>|0.30 |3.73 <text:s text:c="2"/>|3.41 <text:s text:c="2"/>|3.02|23.84 <text:s text:c="2"/>|2.00|0.00 <text:s/>|0.78|3.73 |12 <text:s text:c="3"/>| </text:p>
      <text:p text:style-name="P1">3 <text:s text:c="2"/>|4 <text:s text:c="6"/>|3 <text:s text:c="6"/>|over_ <text:s text:c="6"/>|over_ <text:s text:c="6"/>|0 <text:s/>|05 <text:s/>|05 <text:s text:c="2"/>|00 <text:s text:c="2"/>|3.22 <text:s text:c="2"/>|3.68 <text:s text:c="3"/>|0.30 |3.73 <text:s text:c="2"/>|3.41 <text:s text:c="2"/>|3.02|19.88 <text:s text:c="2"/>|2.00|0.00 <text:s/>|0.78|3.73 |10 <text:s text:c="3"/>| </text:p>
      <text:p text:style-name="P1">3 <text:s text:c="2"/>|4 <text:s text:c="6"/>|3 <text:s text:c="6"/>|the_ <text:s text:c="7"/>|the_ <text:s text:c="7"/>|0 <text:s/>|04 <text:s/>|04 <text:s text:c="2"/>|00 <text:s text:c="2"/>|3.22 <text:s text:c="2"/>|3.65 <text:s text:c="3"/>|0.30 |3.73 <text:s text:c="2"/>|3.41 <text:s text:c="2"/>|3.04|15.79 <text:s text:c="2"/>|2.00|0.00 <text:s/>|0.78|3.73 |08 <text:s text:c="3"/>| </text:p>
      <text:p text:style-name="P1">3 <text:s text:c="2"/>|4 <text:s text:c="6"/>|3 <text:s text:c="6"/>|lazy_ <text:s text:c="6"/>|lazy_ <text:s text:c="6"/>|0 <text:s/>|05 <text:s/>|04 <text:s text:c="2"/>|00 <text:s text:c="2"/>|3.22 <text:s text:c="2"/>|3.67 <text:s text:c="3"/>|0.30 |3.73 <text:s text:c="2"/>|3.41 <text:s text:c="2"/>|3.02|19.84 <text:s text:c="2"/>|1.60|0.00 <text:s/>|0.78|3.73 |08 <text:s text:c="3"/>| </text:p>
      <text:p text:style-name="P1">3 <text:s text:c="2"/>|4 <text:s text:c="6"/>|3 <text:s text:c="6"/>|dog_ <text:s text:c="7"/>|dog_ <text:s text:c="7"/>|0 <text:s/>|04 <text:s/>|04 <text:s text:c="2"/>|00 <text:s text:c="2"/>|3.22 <text:s text:c="2"/>|3.67 <text:s text:c="3"/>|0.30 |3.73 <text:s text:c="2"/>|3.41 <text:s text:c="2"/>|3.02|15.89 <text:s text:c="2"/>|2.00|0.00 <text:s/>|0.78|3.73 |08 <text:s text:c="3"/>| </text:p>
      <text:p text:style-name="P1">3 <text:s text:c="2"/>|4 <text:s text:c="6"/>|3 <text:s text:c="6"/>|. <text:s text:c="10"/>|. <text:s text:c="10"/>|0 <text:s/>|01 <text:s/>|01 <text:s text:c="2"/>|00 <text:s text:c="2"/>|3.22 <text:s text:c="2"/>|3.64 <text:s text:c="3"/>|0.30 |3.73 <text:s text:c="2"/>|3.41 <text:s text:c="2"/>|3.04|3.94 <text:s text:c="3"/>|2.00|0.00 <text:s/>|0.78|3.73 |02 <text:s text:c="3"/>| </text:p>
      <text:p text:style-name="P1">3 <text:s text:c="2"/>|4 <text:s text:c="6"/>|3 <text:s text:c="6"/>|the_ <text:s text:c="7"/>|the_ <text:s text:c="7"/>|0 <text:s/>|04 <text:s/>|04 <text:s text:c="2"/>|00 <text:s text:c="2"/>|2.93 <text:s text:c="2"/>|3.35 <text:s text:c="3"/>|0.30 |4.10 <text:s text:c="2"/>|3.72 <text:s text:c="2"/>|3.29|14.59 <text:s text:c="2"/>|2.00|0.00 <text:s/>|0.80|4.10 |08 <text:s text:c="3"/>| </text:p>
      <text:p text:style-name="P1">3 <text:s text:c="2"/>|4 <text:s text:c="6"/>|3 <text:s text:c="6"/>|quick_ <text:s text:c="5"/>|quick_ <text:s text:c="5"/>|0 <text:s/>|06 <text:s/>|06 <text:s text:c="2"/>|00 <text:s text:c="2"/>|2.93 <text:s text:c="2"/>|3.28 <text:s text:c="3"/>|0.30 |4.10 <text:s text:c="2"/>|3.72 <text:s text:c="2"/>|3.35|21.50 <text:s text:c="2"/>|2.00|0.00 <text:s/>|0.80|4.10 |12 <text:s text:c="3"/>| </text:p>
      <text:p text:style-name="P1">3 <text:s text:c="2"/>|4 <text:s text:c="6"/>|3 <text:s text:c="6"/>|brown_ <text:s text:c="5"/>|brown_ <text:s text:c="5"/>|0 <text:s/>|06 <text:s/>|06 <text:s text:c="2"/>|00 <text:s text:c="2"/>|2.93 <text:s text:c="2"/>|3.35 <text:s text:c="3"/>|0.30 |4.10 <text:s text:c="2"/>|3.72 <text:s text:c="2"/>|3.29|21.91 <text:s text:c="2"/>|2.00|0.00 <text:s/>|0.80|4.10 |12 <text:s text:c="3"/>| </text:p>
      <text:p text:style-name="P1">3 <text:s text:c="2"/>|4 <text:s text:c="6"/>|3 <text:s text:c="6"/>|fox_ <text:s text:c="7"/>|fox_ <text:s text:c="7"/>|0 <text:s/>|07 <text:s/>|07 <text:s text:c="2"/>|00 <text:s text:c="2"/>|2.93 <text:s text:c="2"/>|3.35 <text:s text:c="3"/>|0.30 |2.34 <text:s text:c="2"/>|2.13 <text:s text:c="2"/>|1.88|25.53 <text:s text:c="2"/>|3.50|0.00 <text:s/>|0.80|4.10 |14 <text:s text:c="3"/>| </text:p>
      <text:p text:style-name="P1">3 <text:s text:c="2"/>|4 <text:s text:c="6"/>|3 <text:s text:c="6"/>|jumps_ <text:s text:c="5"/>|jumps_ <text:s text:c="5"/>|0 <text:s/>|05 <text:s/>|05 <text:s text:c="2"/>|00 <text:s text:c="2"/>|2.93 <text:s text:c="2"/>|3.29 <text:s text:c="3"/>|0.30 |4.92 <text:s text:c="2"/>|4.46 <text:s text:c="2"/>|4.01|17.97 <text:s text:c="2"/>|1.67|0.00 <text:s/>|0.80|4.10 |10 <text:s text:c="3"/>| </text:p>
      <text:p text:style-name="P1">3 <text:s text:c="2"/>|4 <text:s text:c="6"/>|3 <text:s text:c="6"/>|over_ <text:s text:c="6"/>|over_ <text:s text:c="6"/>|0 <text:s/>|05 <text:s/>|05 <text:s text:c="2"/>|00 <text:s text:c="2"/>|2.93 <text:s text:c="2"/>|3.34 <text:s text:c="3"/>|0.30 |4.10 <text:s text:c="2"/>|3.72 <text:s text:c="2"/>|3.29|18.22 <text:s text:c="2"/>|2.00|0.00 <text:s/>|0.80|4.10 |10 <text:s text:c="3"/>| </text:p>
      <text:p text:style-name="P1">3 <text:s text:c="2"/>|4 <text:s text:c="6"/>|3 <text:s text:c="6"/>|the_ <text:s text:c="7"/>|the_ <text:s text:c="7"/>|0 <text:s/>|04 <text:s/>|04 <text:s text:c="2"/>|00 <text:s text:c="2"/>|2.93 <text:s text:c="2"/>|3.33 <text:s text:c="3"/>|0.30 |4.10 <text:s text:c="2"/>|3.72 <text:s text:c="2"/>|3.30|14.53 <text:s text:c="2"/>|2.00|0.00 <text:s/>|0.80|4.10 |08 <text:s text:c="3"/>| </text:p>
      <text:p text:style-name="P1">3 <text:s text:c="2"/>|4 <text:s text:c="6"/>|3 <text:s text:c="6"/>|lazy_ <text:s text:c="6"/>|hazy_ <text:s text:c="6"/>|1 <text:s/>|06 <text:s/>|06 <text:s text:c="2"/>|00 <text:s text:c="2"/>|2.93 <text:s text:c="2"/>|3.33 <text:s text:c="3"/>|0.30 |3.42 <text:s text:c="2"/>|3.10 <text:s text:c="2"/>|2.75|21.81 <text:s text:c="2"/>|2.40|20.00 |0.80|4.10 |12 <text:s text:c="3"/>| </text:p>
      <text:p text:style-name="P1">3 <text:s text:c="2"/>|4 <text:s text:c="6"/>|3 <text:s text:c="6"/>|dog_ <text:s text:c="7"/>|dog_ <text:s text:c="7"/>|0 <text:s/>|07 <text:s/>|07 <text:s text:c="2"/>|00 <text:s text:c="2"/>|2.93 <text:s text:c="2"/>|3.31 <text:s text:c="3"/>|0.30 |2.34 <text:s text:c="2"/>|2.13 <text:s text:c="2"/>|1.90|25.27 <text:s text:c="2"/>|3.50|0.00 <text:s/>|0.80|4.10 |14 <text:s text:c="3"/>| </text:p>
      <text:p text:style-name="P1">3 <text:s text:c="2"/>|4 <text:s text:c="6"/>|3 <text:s text:c="6"/>|. <text:s text:c="10"/>|. <text:s text:c="10"/>|0 <text:s/>|01 <text:s/>|01 <text:s text:c="2"/>|00 <text:s text:c="2"/>|2.93 <text:s text:c="2"/>|3.29 <text:s text:c="3"/>|0.30 |4.10 <text:s text:c="2"/>|3.72 <text:s text:c="2"/>|3.34|3.59 <text:s text:c="3"/>|2.00|0.00 <text:s/>|0.80|4.10 |02 <text:s text:c="3"/>| </text:p>
      <text:p text:style-name="P1">3 <text:s text:c="2"/>|4 <text:s text:c="6"/>|4 <text:s text:c="6"/>|the_ <text:s text:c="7"/>|the_ <text:s text:c="7"/>|0 <text:s/>|04 <text:s/>|04 <text:s text:c="2"/>|00 <text:s text:c="2"/>|2.63 <text:s text:c="2"/>|3.07 <text:s text:c="3"/>|0.30 |4.56 <text:s text:c="2"/>|4.09 <text:s text:c="2"/>|3.57|13.46 <text:s text:c="2"/>|2.00|0.00 <text:s/>|0.82|4.56 |08 <text:s text:c="3"/>| </text:p>
      <text:p text:style-name="P1">3 <text:s text:c="2"/>|4 <text:s text:c="6"/>|4 <text:s text:c="6"/>|quick_ <text:s text:c="5"/>|quick_ <text:s text:c="5"/>|0 <text:s/>|06 <text:s/>|06 <text:s text:c="2"/>|00 <text:s text:c="2"/>|2.63 <text:s text:c="2"/>|3.09 <text:s text:c="3"/>|0.30 |4.56 <text:s text:c="2"/>|4.09 <text:s text:c="2"/>|3.54|20.33 <text:s text:c="2"/>|2.00|0.00 <text:s/>|0.82|4.56 |12 <text:s text:c="3"/>| </text:p>
      <text:p text:style-name="P1">3 <text:s text:c="2"/>|4 <text:s text:c="6"/>|4 <text:s text:c="6"/>|brown_ <text:s text:c="5"/>|brown_ <text:s text:c="5"/>|0 <text:s/>|06 <text:s/>|06 <text:s text:c="2"/>|00 <text:s text:c="2"/>|2.63 <text:s text:c="2"/>|3.09 <text:s text:c="3"/>|0.30 |4.56 <text:s text:c="2"/>|4.09 <text:s text:c="2"/>|3.54|20.32 <text:s text:c="2"/>|2.00|0.00 <text:s/>|0.82|4.56 |12 <text:s text:c="3"/>| </text:p>
      <text:p text:style-name="P1">3 <text:s text:c="2"/>|4 <text:s text:c="6"/>|4 <text:s text:c="6"/>|fox_ <text:s text:c="7"/>|for_ <text:s text:c="7"/>|1 <text:s/>|04 <text:s/>|04 <text:s text:c="2"/>|00 <text:s text:c="2"/>|2.63 <text:s text:c="2"/>|3.09 <text:s text:c="3"/>|0.30 |4.56 <text:s text:c="2"/>|4.09 <text:s text:c="2"/>|3.54|13.55 <text:s text:c="2"/>|2.00|25.00 |0.82|4.56 |08 <text:s text:c="3"/>| </text:p>
      <text:p text:style-name="P1">3 <text:s text:c="2"/>|4 <text:s text:c="6"/>|4 <text:s text:c="6"/>|jumps_ <text:s text:c="5"/>|jumps_ <text:s text:c="5"/>|0 <text:s/>|06 <text:s/>|06 <text:s text:c="2"/>|00 <text:s text:c="2"/>|2.63 <text:s text:c="2"/>|3.08 <text:s text:c="3"/>|0.30 |4.56 <text:s text:c="2"/>|4.09 <text:s text:c="2"/>|3.55|20.29 <text:s text:c="2"/>|2.00|0.00 <text:s/>|0.82|4.56 |12 <text:s text:c="3"/>| </text:p>
      <text:p text:style-name="P1">3 <text:s text:c="2"/>|4 <text:s text:c="6"/>|4 <text:s text:c="6"/>|over_ <text:s text:c="6"/>|over_ <text:s text:c="6"/>|0 <text:s/>|05 <text:s/>|05 <text:s text:c="2"/>|00 <text:s text:c="2"/>|2.63 <text:s text:c="2"/>|3.01 <text:s text:c="3"/>|0.30 |4.56 <text:s text:c="2"/>|4.09 <text:s text:c="2"/>|3.63|16.55 <text:s text:c="2"/>|2.00|0.00 <text:s/>|0.82|4.56 |10 <text:s text:c="3"/>| </text:p>
      <text:p text:style-name="P1">3 <text:s text:c="2"/>|4 <text:s text:c="6"/>|4 <text:s text:c="6"/>|the_ <text:s text:c="7"/>|the_ <text:s text:c="7"/>|0 <text:s/>|04 <text:s/>|04 <text:s text:c="2"/>|00 <text:s text:c="2"/>|2.63 <text:s text:c="2"/>|3.08 <text:s text:c="3"/>|0.30 |4.56 <text:s text:c="2"/>|4.09 <text:s text:c="2"/>|3.55|13.53 <text:s text:c="2"/>|2.00|0.00 <text:s/>|0.82|4.56 |08 <text:s text:c="3"/>| </text:p>
      <text:p text:style-name="P1">3 <text:s text:c="2"/>|4 <text:s text:c="6"/>|4 <text:s text:c="6"/>|lazy_ <text:s text:c="6"/>|lazy_ <text:s text:c="6"/>|0 <text:s/>|08 <text:s/>|08 <text:s text:c="2"/>|00 <text:s text:c="2"/>|2.63 <text:s text:c="2"/>|3.09 <text:s text:c="3"/>|0.30 |2.85 <text:s text:c="2"/>|2.56 <text:s text:c="2"/>|2.22|27.08 <text:s text:c="2"/>|3.20|0.00 <text:s/>|0.82|4.56 |16 <text:s text:c="3"/>| </text:p>
      <text:p text:style-name="P1">3 <text:s text:c="2"/>|4 <text:s text:c="6"/>|4 <text:s text:c="6"/>|dog_ <text:s text:c="7"/>|dog_ <text:s text:c="7"/>|0 <text:s/>|04 <text:s/>|04 <text:s text:c="2"/>|00 <text:s text:c="2"/>|2.63 <text:s text:c="2"/>|3.08 <text:s text:c="3"/>|0.30 |4.56 <text:s text:c="2"/>|4.09 <text:s text:c="2"/>|3.55|13.53 <text:s text:c="2"/>|2.00|0.00 <text:s/>|0.82|4.56 |08 <text:s text:c="3"/>| </text:p>
      <text:p text:style-name="P1"><text:soft-page-break/>user|session |subsess |grnd_truth <text:s/>|select <text:s text:c="5"/>|err|iter|citer|nundo|chr_thr|chr_time|delay|wpm_min|wpm_thr|wpm |tot_time|cpc |%error|over|speed|nclicks| </text:p>
      <text:p text:style-name="P1">3 <text:s text:c="2"/>|4 <text:s text:c="6"/>|4 <text:s text:c="6"/>|. <text:s text:c="10"/>|. <text:s text:c="10"/>|0 <text:s/>|01 <text:s/>|01 <text:s text:c="2"/>|00 <text:s text:c="2"/>|2.63 <text:s text:c="2"/>|3.10 <text:s text:c="3"/>|0.30 |4.56 <text:s text:c="2"/>|4.09 <text:s text:c="2"/>|3.53|3.40 <text:s text:c="3"/>|2.00|0.00 <text:s/>|0.82|4.56 |02 <text:s text:c="3"/>| </text:p>
      <text:p text:style-name="P1">3 <text:s text:c="2"/>|4 <text:s text:c="6"/>|4 <text:s text:c="6"/>|the_ <text:s text:c="7"/>|the_ <text:s text:c="7"/>|0 <text:s/>|04 <text:s/>|04 <text:s text:c="2"/>|00 <text:s text:c="2"/>|2.34 <text:s text:c="2"/>|2.74 <text:s text:c="3"/>|0.30 |5.13 <text:s text:c="2"/>|4.54 <text:s text:c="2"/>|3.95|12.15 <text:s text:c="2"/>|2.00|0.00 <text:s/>|0.84|5.13 |08 <text:s text:c="3"/>| </text:p>
      <text:p text:style-name="P1">3 <text:s text:c="2"/>|4 <text:s text:c="6"/>|4 <text:s text:c="6"/>|quick_ <text:s text:c="5"/>|quick_ <text:s text:c="5"/>|0 <text:s/>|06 <text:s/>|06 <text:s text:c="2"/>|00 <text:s text:c="2"/>|2.34 <text:s text:c="2"/>|2.75 <text:s text:c="3"/>|0.30 |5.13 <text:s text:c="2"/>|4.54 <text:s text:c="2"/>|3.94|18.29 <text:s text:c="2"/>|2.00|0.00 <text:s/>|0.84|5.13 |12 <text:s text:c="3"/>| </text:p>
      <text:p text:style-name="P1">3 <text:s text:c="2"/>|4 <text:s text:c="6"/>|4 <text:s text:c="6"/>|brown_ <text:s text:c="5"/>| <text:s text:c="11"/>|1 <text:s/>|12 <text:s/>|12 <text:s text:c="2"/>|00 <text:s text:c="2"/>|2.34 <text:s text:c="2"/>|2.75 <text:s text:c="3"/>|0.30 |0.00 <text:s text:c="2"/>|0.00 <text:s text:c="2"/>|0.00|36.65 <text:s text:c="2"/>|4.00|100.00|0.84|5.13 |24 <text:s text:c="3"/>| </text:p>
      <text:p text:style-name="P1">3 <text:s text:c="2"/>|4 <text:s text:c="6"/>|4 <text:s text:c="6"/>|fox_ <text:s text:c="7"/>| <text:s text:c="11"/>|1 <text:s/>|09 <text:s/>|08 <text:s text:c="2"/>|00 <text:s text:c="2"/>|2.34 <text:s text:c="2"/>|2.73 <text:s text:c="3"/>|0.30 |0.00 <text:s text:c="2"/>|0.00 <text:s text:c="2"/>|0.00|27.31 <text:s text:c="2"/>|4.00|100.00|0.84|5.13 |16 <text:s text:c="3"/>| </text:p>
      <text:p text:style-name="P1">3 <text:s text:c="2"/>|4 <text:s text:c="6"/>|4 <text:s text:c="6"/>|jumps_ <text:s text:c="5"/>| <text:s text:c="11"/>|1 <text:s/>|12 <text:s/>|12 <text:s text:c="2"/>|00 <text:s text:c="2"/>|2.34 <text:s text:c="2"/>|2.73 <text:s text:c="3"/>|0.30 |0.00 <text:s text:c="2"/>|0.00 <text:s text:c="2"/>|0.00|36.33 <text:s text:c="2"/>|4.00|100.00|0.84|5.13 |24 <text:s text:c="3"/>| </text:p>
      <text:p text:style-name="P1">3 <text:s text:c="2"/>|4 <text:s text:c="6"/>|4 <text:s text:c="6"/>|over_ <text:s text:c="6"/>|over_ <text:s text:c="6"/>|0 <text:s/>|05 <text:s/>|05 <text:s text:c="2"/>|00 <text:s text:c="2"/>|2.34 <text:s text:c="2"/>|2.72 <text:s text:c="3"/>|0.30 |5.13 <text:s text:c="2"/>|4.54 <text:s text:c="2"/>|3.98|15.08 <text:s text:c="2"/>|2.00|0.00 <text:s/>|0.84|5.13 |10 <text:s text:c="3"/>| </text:p>
      <text:p text:style-name="P1">3 <text:s text:c="2"/>|4 <text:s text:c="6"/>|4 <text:s text:c="6"/>|the_ <text:s text:c="7"/>|the_ <text:s text:c="7"/>|0 <text:s/>|06 <text:s/>|06 <text:s text:c="2"/>|00 <text:s text:c="2"/>|2.34 <text:s text:c="2"/>|2.73 <text:s text:c="3"/>|0.30 |3.42 <text:s text:c="2"/>|3.03 <text:s text:c="2"/>|2.64|18.17 <text:s text:c="2"/>|3.00|0.00 <text:s/>|0.84|5.13 |12 <text:s text:c="3"/>| </text:p>
      <text:p text:style-name="P1">3 <text:s text:c="2"/>|4 <text:s text:c="6"/>|4 <text:s text:c="6"/>|lazy_ <text:s text:c="6"/>|lazy_ <text:s text:c="6"/>|0 <text:s/>|09 <text:s/>|09 <text:s text:c="2"/>|00 <text:s text:c="2"/>|2.34 <text:s text:c="2"/>|2.71 <text:s text:c="3"/>|0.30 |2.85 <text:s text:c="2"/>|2.52 <text:s text:c="2"/>|2.21|27.11 <text:s text:c="2"/>|3.60|0.00 <text:s/>|0.84|5.13 |18 <text:s text:c="3"/>| </text:p>
      <text:p text:style-name="P1">3 <text:s text:c="2"/>|4 <text:s text:c="6"/>|4 <text:s text:c="6"/>|dog_ <text:s text:c="7"/>| <text:s text:c="11"/>|1 <text:s/>|08 <text:s/>|08 <text:s text:c="2"/>|00 <text:s text:c="2"/>|2.34 <text:s text:c="2"/>|2.75 <text:s text:c="3"/>|0.30 |0.00 <text:s text:c="2"/>|0.00 <text:s text:c="2"/>|0.00|24.43 <text:s text:c="2"/>|3.75|100.00|0.84|5.13 |15 <text:s text:c="3"/>| </text:p>
      <text:p text:style-name="P1">3 <text:s text:c="2"/>|4 <text:s text:c="6"/>|4 <text:s text:c="6"/>|. <text:s text:c="10"/>|. <text:s text:c="10"/>|0 <text:s/>|01 <text:s/>|01 <text:s text:c="2"/>|00 <text:s text:c="2"/>|2.34 <text:s text:c="2"/>|2.72 <text:s text:c="3"/>|0.30 |5.13 <text:s text:c="2"/>|4.54 <text:s text:c="2"/>|3.97|3.02 <text:s text:c="3"/>|2.00|0.00 <text:s/>|0.84|5.13 |02 <text:s text:c="3"/>| </text:p>
      <text:p text:style-name="P1">3 <text:s text:c="2"/>|4 <text:s text:c="6"/>|4 <text:s text:c="6"/>|the_ <text:s text:c="7"/>|the_ <text:s text:c="7"/>|0 <text:s/>|05 <text:s/>|05 <text:s text:c="2"/>|00 <text:s text:c="2"/>|2.05 <text:s text:c="2"/>|2.45 <text:s text:c="3"/>|0.30 |4.69 <text:s text:c="2"/>|4.09 <text:s text:c="2"/>|3.49|13.75 <text:s text:c="2"/>|2.50|0.00 <text:s/>|0.86|5.86 |10 <text:s text:c="3"/>| </text:p>
      <text:p text:style-name="P1">3 <text:s text:c="2"/>|4 <text:s text:c="6"/>|4 <text:s text:c="6"/>|quick_ <text:s text:c="5"/>| <text:s text:c="11"/>|1 <text:s/>|12 <text:s/>|12 <text:s text:c="2"/>|00 <text:s text:c="2"/>|2.05 <text:s text:c="2"/>|2.42 <text:s text:c="3"/>|0.30 |0.00 <text:s text:c="2"/>|0.00 <text:s text:c="2"/>|0.00|32.66 <text:s text:c="2"/>|4.00|100.00|0.86|5.86 |24 <text:s text:c="3"/>| </text:p>
      <text:p text:style-name="P1">3 <text:s text:c="2"/>|4 <text:s text:c="6"/>|4 <text:s text:c="6"/>|brown_ <text:s text:c="5"/>| <text:s text:c="11"/>|1 <text:s/>|12 <text:s/>|12 <text:s text:c="2"/>|00 <text:s text:c="2"/>|2.05 <text:s text:c="2"/>|2.45 <text:s text:c="3"/>|0.30 |0.00 <text:s text:c="2"/>|0.00 <text:s text:c="2"/>|0.00|33.00 <text:s text:c="2"/>|4.00|100.00|0.86|5.86 |24 <text:s text:c="3"/>| </text:p>
      <text:p text:style-name="P1">3 <text:s text:c="2"/>|4 <text:s text:c="6"/>|4 <text:s text:c="6"/>|fox_ <text:s text:c="7"/>|for_ <text:s text:c="7"/>|1 <text:s/>|04 <text:s/>|04 <text:s text:c="2"/>|00 <text:s text:c="2"/>|2.05 <text:s text:c="2"/>|2.44 <text:s text:c="3"/>|0.30 |5.86 <text:s text:c="2"/>|5.11 <text:s text:c="2"/>|4.38|10.97 <text:s text:c="2"/>|2.00|25.00 |0.86|5.86 |08 <text:s text:c="3"/>| </text:p>
      <text:p text:style-name="P1">3 <text:s text:c="2"/>|4 <text:s text:c="6"/>|4 <text:s text:c="6"/>|jumps_ <text:s text:c="5"/>| <text:s text:c="11"/>|1 <text:s/>|12 <text:s/>|12 <text:s text:c="2"/>|00 <text:s text:c="2"/>|2.05 <text:s text:c="2"/>|2.43 <text:s text:c="3"/>|0.30 |0.00 <text:s text:c="2"/>|0.00 <text:s text:c="2"/>|0.00|32.80 <text:s text:c="2"/>|4.00|100.00|0.86|5.86 |24 <text:s text:c="3"/>| </text:p>
      <text:p text:style-name="P1">3 <text:s text:c="2"/>|4 <text:s text:c="6"/>|4 <text:s text:c="6"/>|over_ <text:s text:c="6"/>|over_ <text:s text:c="6"/>|0 <text:s/>|09 <text:s/>|09 <text:s text:c="2"/>|00 <text:s text:c="2"/>|2.05 <text:s text:c="2"/>|2.45 <text:s text:c="3"/>|0.30 |3.26 <text:s text:c="2"/>|2.84 <text:s text:c="2"/>|2.43|24.72 <text:s text:c="2"/>|3.60|0.00 <text:s/>|0.86|5.86 |18 <text:s text:c="3"/>| </text:p>
      <text:p text:style-name="P1">3 <text:s text:c="2"/>|4 <text:s text:c="6"/>|4 <text:s text:c="6"/>|the_ <text:s text:c="7"/>|the_ <text:s text:c="7"/>|0 <text:s/>|04 <text:s/>|04 <text:s text:c="2"/>|00 <text:s text:c="2"/>|2.05 <text:s text:c="2"/>|2.45 <text:s text:c="3"/>|0.30 |5.86 <text:s text:c="2"/>|5.11 <text:s text:c="2"/>|4.36|11.01 <text:s text:c="2"/>|2.00|0.00 <text:s/>|0.86|5.86 |08 <text:s text:c="3"/>| </text:p>
      <text:p text:style-name="P1">3 <text:s text:c="2"/>|4 <text:s text:c="6"/>|4 <text:s text:c="6"/>|lazy_ <text:s text:c="6"/>| <text:s text:c="11"/>|1 <text:s/>|10 <text:s/>|10 <text:s text:c="2"/>|00 <text:s text:c="2"/>|2.05 <text:s text:c="2"/>|2.44 <text:s text:c="3"/>|0.30 |0.00 <text:s text:c="2"/>|0.00 <text:s text:c="2"/>|0.00|27.42 <text:s text:c="2"/>|4.00|100.00|0.86|5.86 |20 <text:s text:c="3"/>| </text:p>
      <text:p text:style-name="P1">3 <text:s text:c="2"/>|4 <text:s text:c="6"/>|4 <text:s text:c="6"/>|dog_ <text:s text:c="7"/>| <text:s text:c="11"/>|1 <text:s/>|08 <text:s/>|08 <text:s text:c="2"/>|00 <text:s text:c="2"/>|2.05 <text:s text:c="2"/>|2.46 <text:s text:c="3"/>|0.30 |0.00 <text:s text:c="2"/>|0.00 <text:s text:c="2"/>|0.00|22.10 <text:s text:c="2"/>|4.00|100.00|0.86|5.86 |16 <text:s text:c="3"/>| </text:p>
      <text:p text:style-name="P1">3 <text:s text:c="2"/>|4 <text:s text:c="6"/>|4 <text:s text:c="6"/>|. <text:s text:c="10"/>|. <text:s text:c="10"/>|0 <text:s/>|01 <text:s/>|01 <text:s text:c="2"/>|00 <text:s text:c="2"/>|2.05 <text:s text:c="2"/>|2.44 <text:s text:c="3"/>|0.30 |5.86 <text:s text:c="2"/>|5.11 <text:s text:c="2"/>|4.38|2.74 <text:s text:c="3"/>|2.00|0.00 <text:s/>|0.86|5.86 |02 <text:s text:c="3"/>| </text:p>
      <text:p text:style-name="P1">3 <text:s text:c="2"/>|5 <text:s text:c="6"/>|1 <text:s text:c="6"/>|pass_ <text:s text:c="6"/>|pass_ <text:s text:c="6"/>|0 <text:s/>|05 <text:s/>|05 <text:s text:c="2"/>|00 <text:s text:c="2"/>|5.12 <text:s text:c="2"/>|5.12 <text:s text:c="3"/>|1.55 |2.34 <text:s text:c="2"/>|1.80 <text:s text:c="2"/>|1.80|33.37 <text:s text:c="2"/>|2.00|0.00 <text:s/>|0.65|2.34 |10 <text:s text:c="3"/>| </text:p>
      <text:p text:style-name="P1">3 <text:s text:c="2"/>|5 <text:s text:c="6"/>|1 <text:s text:c="6"/>|me_ <text:s text:c="8"/>|me_ <text:s text:c="8"/>|0 <text:s/>|03 <text:s/>|03 <text:s text:c="2"/>|00 <text:s text:c="2"/>|5.12 <text:s text:c="2"/>|5.13 <text:s text:c="3"/>|1.55 |2.34 <text:s text:c="2"/>|1.80 <text:s text:c="2"/>|1.80|20.03 <text:s text:c="2"/>|2.00|0.00 <text:s/>|0.65|2.34 |06 <text:s text:c="3"/>| </text:p>
      <text:p text:style-name="P1">3 <text:s text:c="2"/>|5 <text:s text:c="6"/>|1 <text:s text:c="6"/>|that_ <text:s text:c="6"/>|that_ <text:s text:c="6"/>|0 <text:s/>|04 <text:s/>|04 <text:s text:c="2"/>|00 <text:s text:c="2"/>|5.12 <text:s text:c="2"/>|5.12 <text:s text:c="3"/>|1.55 |2.93 <text:s text:c="2"/>|2.25 <text:s text:c="2"/>|2.25|26.69 <text:s text:c="2"/>|1.60|0.00 <text:s/>|0.65|2.34 |08 <text:s text:c="3"/>| </text:p>
      <text:p text:style-name="P1">3 <text:s text:c="2"/>|5 <text:s text:c="6"/>|1 <text:s text:c="6"/>|book_ <text:s text:c="6"/>|book_ <text:s text:c="6"/>|0 <text:s/>|05 <text:s/>|05 <text:s text:c="2"/>|00 <text:s text:c="2"/>|5.12 <text:s text:c="2"/>|5.12 <text:s text:c="3"/>|1.55 |2.34 <text:s text:c="2"/>|1.80 <text:s text:c="2"/>|1.80|33.36 <text:s text:c="2"/>|2.00|0.00 <text:s/>|0.65|2.34 |10 <text:s text:c="3"/>| </text:p>
      <text:p text:style-name="P1">3 <text:s text:c="2"/>|5 <text:s text:c="6"/>|1 <text:s text:c="6"/>|there_ <text:s text:c="5"/>|there_ <text:s text:c="5"/>|0 <text:s/>|05 <text:s/>|05 <text:s text:c="2"/>|00 <text:s text:c="2"/>|5.12 <text:s text:c="2"/>|5.12 <text:s text:c="3"/>|1.55 |2.81 <text:s text:c="2"/>|2.16 <text:s text:c="2"/>|2.16|33.37 <text:s text:c="2"/>|1.67|0.00 <text:s/>|0.65|2.34 |10 <text:s text:c="3"/>| </text:p>
      <text:p text:style-name="P1">3 <text:s text:c="2"/>|5 <text:s text:c="6"/>|1 <text:s text:c="6"/>|. <text:s text:c="10"/>|. <text:s text:c="10"/>|0 <text:s/>|01 <text:s/>|01 <text:s text:c="2"/>|00 <text:s text:c="2"/>|5.12 <text:s text:c="2"/>|5.12 <text:s text:c="3"/>|1.55 |2.34 <text:s text:c="2"/>|1.80 <text:s text:c="2"/>|1.80|6.67 <text:s text:c="3"/>|2.00|0.00 <text:s/>|0.65|2.34 |02 <text:s text:c="3"/>| </text:p>
      <text:p text:style-name="P1">3 <text:s text:c="2"/>|5 <text:s text:c="6"/>|1 <text:s text:c="6"/>|wash_ <text:s text:c="6"/>|was_ <text:s text:c="7"/>|1 <text:s/>|03 <text:s/>|03 <text:s text:c="2"/>|00 <text:s text:c="2"/>|5.12 <text:s text:c="2"/>|5.12 <text:s text:c="3"/>|1.55 |3.13 <text:s text:c="2"/>|2.40 <text:s text:c="2"/>|2.40|20.02 <text:s text:c="2"/>|1.20|20.00 |0.65|2.34 |06 <text:s text:c="3"/>| </text:p>
      <text:p text:style-name="P1">3 <text:s text:c="2"/>|5 <text:s text:c="6"/>|1 <text:s text:c="6"/>|the_ <text:s text:c="7"/>|the_ <text:s text:c="7"/>|0 <text:s/>|04 <text:s/>|04 <text:s text:c="2"/>|00 <text:s text:c="2"/>|5.12 <text:s text:c="2"/>|5.13 <text:s text:c="3"/>|1.55 |2.34 <text:s text:c="2"/>|1.80 <text:s text:c="2"/>|1.80|26.70 <text:s text:c="2"/>|2.00|0.00 <text:s/>|0.65|2.34 |08 <text:s text:c="3"/>| </text:p>
      <text:p text:style-name="P1">3 <text:s text:c="2"/>|5 <text:s text:c="6"/>|1 <text:s text:c="6"/>|dishes_ <text:s text:c="4"/>|dishes_ <text:s text:c="4"/>|0 <text:s/>|06 <text:s/>|06 <text:s text:c="2"/>|00 <text:s text:c="2"/>|5.12 <text:s text:c="2"/>|5.12 <text:s text:c="3"/>|1.55 |2.73 <text:s text:c="2"/>|2.10 <text:s text:c="2"/>|2.10|40.03 <text:s text:c="2"/>|1.71|0.00 <text:s/>|0.65|2.34 |12 <text:s text:c="3"/>| </text:p>
      <text:p text:style-name="P1">3 <text:s text:c="2"/>|5 <text:s text:c="6"/>|1 <text:s text:c="6"/>|. <text:s text:c="10"/>|. <text:s text:c="10"/>|0 <text:s/>|01 <text:s/>|01 <text:s text:c="2"/>|00 <text:s text:c="2"/>|5.12 <text:s text:c="2"/>|5.12 <text:s text:c="3"/>|1.55 |2.34 <text:s text:c="2"/>|1.80 <text:s text:c="2"/>|1.80|6.67 <text:s text:c="3"/>|2.00|0.00 <text:s/>|0.65|2.34 |02 <text:s text:c="3"/>| </text:p>
      <text:p text:style-name="P1">3 <text:s text:c="2"/>|5 <text:s text:c="6"/>|1 <text:s text:c="6"/>|dying_ <text:s text:c="5"/>|dying_ <text:s text:c="5"/>|0 <text:s/>|03 <text:s/>|03 <text:s text:c="2"/>|00 <text:s text:c="2"/>|5.12 <text:s text:c="2"/>|5.13 <text:s text:c="3"/>|1.55 |4.69 <text:s text:c="2"/>|3.60 <text:s text:c="2"/>|3.60|20.03 <text:s text:c="2"/>|1.00|0.00 <text:s/>|0.65|2.34 |06 <text:s text:c="3"/>| </text:p>
      <text:p text:style-name="P1">3 <text:s text:c="2"/>|5 <text:s text:c="6"/>|1 <text:s text:c="6"/>|of_ <text:s text:c="8"/>|of_ <text:s text:c="8"/>|0 <text:s/>|02 <text:s/>|02 <text:s text:c="2"/>|00 <text:s text:c="2"/>|5.12 <text:s text:c="2"/>|5.13 <text:s text:c="3"/>|1.55 |3.52 <text:s text:c="2"/>|2.70 <text:s text:c="2"/>|2.70|13.35 <text:s text:c="2"/>|1.33|0.00 <text:s/>|0.65|2.34 |04 <text:s text:c="3"/>| </text:p>
      <text:p text:style-name="P1">3 <text:s text:c="2"/>|5 <text:s text:c="6"/>|1 <text:s text:c="6"/>|homework_ <text:s text:c="2"/>|homework_ <text:s text:c="2"/>|0 <text:s/>|06 <text:s/>|06 <text:s text:c="2"/>|00 <text:s text:c="2"/>|5.12 <text:s text:c="2"/>|5.12 <text:s text:c="3"/>|1.55 |3.52 <text:s text:c="2"/>|2.70 <text:s text:c="2"/>|2.70|40.05 <text:s text:c="2"/>|1.33|0.00 <text:s/>|0.65|2.34 |12 <text:s text:c="3"/>| </text:p>
      <text:p text:style-name="P1">3 <text:s text:c="2"/>|5 <text:s text:c="6"/>|1 <text:s text:c="6"/>|exhaustion_ |exhaustion_ |0 <text:s/>|09 <text:s/>|09 <text:s text:c="2"/>|00 <text:s text:c="2"/>|5.12 <text:s text:c="2"/>|5.13 <text:s text:c="3"/>|1.55 |2.86 <text:s text:c="2"/>|2.20 <text:s text:c="2"/>|2.20|60.08 <text:s text:c="2"/>|1.64|0.00 <text:s/>|0.65|2.34 |18 <text:s text:c="3"/>| </text:p>
      <text:p text:style-name="P1">3 <text:s text:c="2"/>|5 <text:s text:c="6"/>|1 <text:s text:c="6"/>|. <text:s text:c="10"/>|. <text:s text:c="10"/>|0 <text:s/>|01 <text:s/>|01 <text:s text:c="2"/>|00 <text:s text:c="2"/>|5.12 <text:s text:c="2"/>|5.12 <text:s text:c="3"/>|1.55 |2.34 <text:s text:c="2"/>|1.80 <text:s text:c="2"/>|1.80|6.67 <text:s text:c="3"/>|2.00|0.00 <text:s/>|0.65|2.34 |02 <text:s text:c="3"/>| </text:p>
      <text:p text:style-name="P1">3 <text:s text:c="2"/>|5 <text:s text:c="6"/>|1 <text:s text:c="6"/>|maybe_ <text:s text:c="5"/>|maybe_ <text:s text:c="5"/>|0 <text:s/>|04 <text:s/>|04 <text:s text:c="2"/>|00 <text:s text:c="2"/>|5.12 <text:s text:c="2"/>|5.12 <text:s text:c="3"/>|1.55 |3.52 <text:s text:c="2"/>|2.70 <text:s text:c="2"/>|2.70|26.70 <text:s text:c="2"/>|1.33|0.00 <text:s/>|0.65|2.34 |08 <text:s text:c="3"/>| </text:p>
      <text:p text:style-name="P1">3 <text:s text:c="2"/>|5 <text:s text:c="6"/>|1 <text:s text:c="6"/>|next_ <text:s text:c="6"/>|next_ <text:s text:c="6"/>|0 <text:s/>|04 <text:s/>|04 <text:s text:c="2"/>|00 <text:s text:c="2"/>|5.12 <text:s text:c="2"/>|5.12 <text:s text:c="3"/>|1.55 |2.93 <text:s text:c="2"/>|2.25 <text:s text:c="2"/>|2.25|26.68 <text:s text:c="2"/>|1.60|0.00 <text:s/>|0.65|2.34 |08 <text:s text:c="3"/>| </text:p>
      <text:p text:style-name="P1">3 <text:s text:c="2"/>|5 <text:s text:c="6"/>|1 <text:s text:c="6"/>|week_ <text:s text:c="6"/>|week_ <text:s text:c="6"/>|0 <text:s/>|05 <text:s/>|05 <text:s text:c="2"/>|00 <text:s text:c="2"/>|5.12 <text:s text:c="2"/>|5.13 <text:s text:c="3"/>|1.55 |2.34 <text:s text:c="2"/>|1.80 <text:s text:c="2"/>|1.80|33.38 <text:s text:c="2"/>|2.00|0.00 <text:s/>|0.65|2.34 |10 <text:s text:c="3"/>| </text:p>
      <text:p text:style-name="P1">3 <text:s text:c="2"/>|5 <text:s text:c="6"/>|1 <text:s text:c="6"/>|. <text:s text:c="10"/>|. <text:s text:c="10"/>|0 <text:s/>|01 <text:s/>|01 <text:s text:c="2"/>|00 <text:s text:c="2"/>|5.12 <text:s text:c="2"/>|5.13 <text:s text:c="3"/>|1.55 |2.34 <text:s text:c="2"/>|1.80 <text:s text:c="2"/>|1.80|6.68 <text:s text:c="3"/>|2.00|0.00 <text:s/>|0.65|2.34 |02 <text:s text:c="3"/>| </text:p>
      <text:p text:style-name="P1">3 <text:s text:c="2"/>|5 <text:s text:c="6"/>|1 <text:s text:c="6"/>|my_ <text:s text:c="8"/>|my_ <text:s text:c="8"/>|0 <text:s/>|03 <text:s/>|03 <text:s text:c="2"/>|00 <text:s text:c="2"/>|5.12 <text:s text:c="2"/>|5.12 <text:s text:c="3"/>|1.55 |2.34 <text:s text:c="2"/>|1.80 <text:s text:c="2"/>|1.80|20.02 <text:s text:c="2"/>|2.00|0.00 <text:s/>|0.65|2.34 |06 <text:s text:c="3"/>| </text:p>
      <text:p text:style-name="P1">3 <text:s text:c="2"/>|5 <text:s text:c="6"/>|1 <text:s text:c="6"/>|skin_ <text:s text:c="6"/>|skin_ <text:s text:c="6"/>|0 <text:s/>|06 <text:s/>|06 <text:s text:c="2"/>|00 <text:s text:c="2"/>|5.12 <text:s text:c="2"/>|5.12 <text:s text:c="3"/>|1.55 |1.95 <text:s text:c="2"/>|1.50 <text:s text:c="2"/>|1.50|40.04 <text:s text:c="2"/>|2.40|0.00 <text:s/>|0.65|2.34 |12 <text:s text:c="3"/>| </text:p>
      <text:p text:style-name="P1">3 <text:s text:c="2"/>|5 <text:s text:c="6"/>|1 <text:s text:c="6"/>|is_ <text:s text:c="8"/>|is_ <text:s text:c="8"/>|0 <text:s/>|05 <text:s/>|05 <text:s text:c="2"/>|00 <text:s text:c="2"/>|5.12 <text:s text:c="2"/>|5.12 <text:s text:c="3"/>|1.55 |1.41 <text:s text:c="2"/>|1.08 <text:s text:c="2"/>|1.08|33.37 <text:s text:c="2"/>|3.33|0.00 <text:s/>|0.65|2.34 |10 <text:s text:c="3"/>| </text:p>
      <text:p text:style-name="P1">3 <text:s text:c="2"/>|5 <text:s text:c="6"/>|1 <text:s text:c="6"/>|red_ <text:s text:c="7"/>|red_ <text:s text:c="7"/>|0 <text:s/>|04 <text:s/>|04 <text:s text:c="2"/>|00 <text:s text:c="2"/>|5.12 <text:s text:c="2"/>|5.12 <text:s text:c="3"/>|1.55 |2.34 <text:s text:c="2"/>|1.80 <text:s text:c="2"/>|1.80|26.70 <text:s text:c="2"/>|2.00|0.00 <text:s/>|0.65|2.34 |08 <text:s text:c="3"/>| </text:p>
      <text:p text:style-name="P1">3 <text:s text:c="2"/>|5 <text:s text:c="6"/>|1 <text:s text:c="6"/>|and_ <text:s text:c="7"/>|and_ <text:s text:c="7"/>|0 <text:s/>|03 <text:s/>|03 <text:s text:c="2"/>|00 <text:s text:c="2"/>|5.12 <text:s text:c="2"/>|5.12 <text:s text:c="3"/>|1.55 |3.13 <text:s text:c="2"/>|2.40 <text:s text:c="2"/>|2.40|20.02 <text:s text:c="2"/>|1.50|0.00 <text:s/>|0.65|2.34 |06 <text:s text:c="3"/>| </text:p>
      <text:p text:style-name="P1">3 <text:s text:c="2"/>|5 <text:s text:c="6"/>|1 <text:s text:c="6"/>|stinging_ <text:s text:c="2"/>|stinging_ <text:s text:c="2"/>|0 <text:s/>|06 <text:s/>|06 <text:s text:c="2"/>|00 <text:s text:c="2"/>|5.12 <text:s text:c="2"/>|5.12 <text:s text:c="3"/>|1.55 |3.52 <text:s text:c="2"/>|2.70 <text:s text:c="2"/>|2.70|40.05 <text:s text:c="2"/>|1.33|0.00 <text:s/>|0.65|2.34 |12 <text:s text:c="3"/>| </text:p>
      <text:p text:style-name="P1">3 <text:s text:c="2"/>|5 <text:s text:c="6"/>|1 <text:s text:c="6"/>|. <text:s text:c="10"/>|. <text:s text:c="10"/>|0 <text:s/>|01 <text:s/>|01 <text:s text:c="2"/>|00 <text:s text:c="2"/>|5.12 <text:s text:c="2"/>|5.13 <text:s text:c="3"/>|1.55 |2.34 <text:s text:c="2"/>|1.80 <text:s text:c="2"/>|1.80|6.68 <text:s text:c="3"/>|2.00|0.00 <text:s/>|0.65|2.34 |02 <text:s text:c="3"/>| </text:p>
      <text:p text:style-name="P1">3 <text:s text:c="2"/>|5 <text:s text:c="6"/>|2 <text:s text:c="6"/>|good_ <text:s text:c="6"/>|good_ <text:s text:c="6"/>|0 <text:s/>|05 <text:s/>|05 <text:s text:c="2"/>|00 <text:s text:c="2"/>|5.12 <text:s text:c="2"/>|5.12 <text:s text:c="3"/>|2.25 |2.34 <text:s text:c="2"/>|1.63 <text:s text:c="2"/>|1.63|36.87 <text:s text:c="2"/>|1.80|0.00 <text:s/>|0.65|2.34 |09 <text:s text:c="3"/>| </text:p>
      <text:p text:style-name="P1">3 <text:s text:c="2"/>|5 <text:s text:c="6"/>|2 <text:s text:c="6"/>|job_ <text:s text:c="7"/>|job_ <text:s text:c="7"/>|0 <text:s/>|04 <text:s/>|04 <text:s text:c="2"/>|00 <text:s text:c="2"/>|5.12 <text:s text:c="2"/>|5.12 <text:s text:c="3"/>|2.25 |2.34 <text:s text:c="2"/>|1.63 <text:s text:c="2"/>|1.63|29.49 <text:s text:c="2"/>|2.25|0.00 <text:s/>|0.65|2.34 |09 <text:s text:c="3"/>| </text:p>
      <text:p text:style-name="P1">3 <text:s text:c="2"/>|5 <text:s text:c="6"/>|2 <text:s text:c="6"/>|. <text:s text:c="10"/>|. <text:s text:c="10"/>|0 <text:s/>|02 <text:s/>|02 <text:s text:c="2"/>|00 <text:s text:c="2"/>|5.12 <text:s text:c="2"/>|5.12 <text:s text:c="3"/>|2.25 |1.17 <text:s text:c="2"/>|0.81 <text:s text:c="2"/>|0.81|14.74 <text:s text:c="2"/>|4.00|0.00 <text:s/>|0.65|2.34 |04 <text:s text:c="3"/>| </text:p>
      <text:p text:style-name="P1">3 <text:s text:c="2"/>|5 <text:s text:c="6"/>|2 <text:s text:c="6"/>|we_ <text:s text:c="8"/>|we_ <text:s text:c="8"/>|0 <text:s/>|03 <text:s/>|03 <text:s text:c="2"/>|00 <text:s text:c="2"/>|5.12 <text:s text:c="2"/>|5.12 <text:s text:c="3"/>|2.25 |2.34 <text:s text:c="2"/>|1.63 <text:s text:c="2"/>|1.63|22.12 <text:s text:c="2"/>|2.00|0.00 <text:s/>|0.65|2.34 |06 <text:s text:c="3"/>| </text:p>
      <text:p text:style-name="P1">3 <text:s text:c="2"/>|5 <text:s text:c="6"/>|2 <text:s text:c="6"/>|have_ <text:s text:c="6"/>|have_ <text:s text:c="6"/>|0 <text:s/>|03 <text:s/>|03 <text:s text:c="2"/>|00 <text:s text:c="2"/>|5.12 <text:s text:c="2"/>|5.12 <text:s text:c="3"/>|2.25 |3.91 <text:s text:c="2"/>|2.71 <text:s text:c="2"/>|2.71|22.11 <text:s text:c="2"/>|1.20|0.00 <text:s/>|0.65|2.34 |06 <text:s text:c="3"/>| </text:p>
      <text:p text:style-name="P1">3 <text:s text:c="2"/>|5 <text:s text:c="6"/>|2 <text:s text:c="6"/>|been_ <text:s text:c="6"/>|been_ <text:s text:c="6"/>|0 <text:s/>|03 <text:s/>|03 <text:s text:c="2"/>|00 <text:s text:c="2"/>|5.12 <text:s text:c="2"/>|5.12 <text:s text:c="3"/>|2.25 |3.91 <text:s text:c="2"/>|2.71 <text:s text:c="2"/>|2.71|22.12 <text:s text:c="2"/>|1.20|0.00 <text:s/>|0.65|2.34 |06 <text:s text:c="3"/>| </text:p>
      <text:p text:style-name="P1">3 <text:s text:c="2"/>|5 <text:s text:c="6"/>|2 <text:s text:c="6"/>|doing_ <text:s text:c="5"/>|doing_ <text:s text:c="5"/>|0 <text:s/>|03 <text:s/>|03 <text:s text:c="2"/>|00 <text:s text:c="2"/>|5.12 <text:s text:c="2"/>|5.13 <text:s text:c="3"/>|2.25 |4.69 <text:s text:c="2"/>|3.26 <text:s text:c="2"/>|3.25|22.13 <text:s text:c="2"/>|1.00|0.00 <text:s/>|0.65|2.34 |06 <text:s text:c="3"/>| </text:p>
      <text:p text:style-name="P1">3 <text:s text:c="2"/>|5 <text:s text:c="6"/>|2 <text:s text:c="6"/>|a_ <text:s text:c="9"/>|a_ <text:s text:c="9"/>|0 <text:s/>|02 <text:s/>|02 <text:s text:c="2"/>|00 <text:s text:c="2"/>|5.12 <text:s text:c="2"/>|5.12 <text:s text:c="3"/>|2.25 |2.34 <text:s text:c="2"/>|1.63 <text:s text:c="2"/>|1.63|14.74 <text:s text:c="2"/>|2.00|0.00 <text:s/>|0.65|2.34 |04 <text:s text:c="3"/>| </text:p>
      <text:p text:style-name="P1">3 <text:s text:c="2"/>|5 <text:s text:c="6"/>|2 <text:s text:c="6"/>|lot_ <text:s text:c="7"/>|lot_ <text:s text:c="7"/>|0 <text:s/>|05 <text:s/>|05 <text:s text:c="2"/>|00 <text:s text:c="2"/>|5.12 <text:s text:c="2"/>|5.12 <text:s text:c="3"/>|2.25 |1.88 <text:s text:c="2"/>|1.30 <text:s text:c="2"/>|1.30|36.86 <text:s text:c="2"/>|2.00|0.00 <text:s/>|0.65|2.34 |08 <text:s text:c="3"/>| </text:p>
      <text:p text:style-name="P1">3 <text:s text:c="2"/>|5 <text:s text:c="6"/>|2 <text:s text:c="6"/>|of_ <text:s text:c="8"/>|of_ <text:s text:c="8"/>|0 <text:s/>|02 <text:s/>|02 <text:s text:c="2"/>|00 <text:s text:c="2"/>|5.12 <text:s text:c="2"/>|5.12 <text:s text:c="3"/>|2.25 |3.52 <text:s text:c="2"/>|2.44 <text:s text:c="2"/>|2.44|14.74 <text:s text:c="2"/>|1.33|0.00 <text:s/>|0.65|2.34 |04 <text:s text:c="3"/>| </text:p>
      <text:p text:style-name="P1">3 <text:s text:c="2"/>|5 <text:s text:c="6"/>|2 <text:s text:c="6"/>|overtime_ <text:s text:c="2"/>|overtime_ <text:s text:c="2"/>|0 <text:s/>|06 <text:s/>|06 <text:s text:c="2"/>|00 <text:s text:c="2"/>|5.12 <text:s text:c="2"/>|5.12 <text:s text:c="3"/>|2.25 |3.52 <text:s text:c="2"/>|2.44 <text:s text:c="2"/>|2.44|44.23 <text:s text:c="2"/>|1.22|0.00 <text:s/>|0.65|2.34 |11 <text:s text:c="3"/>| </text:p>
      <text:p text:style-name="P1">3 <text:s text:c="2"/>|5 <text:s text:c="6"/>|2 <text:s text:c="6"/>|. <text:s text:c="10"/>|. <text:s text:c="10"/>|0 <text:s/>|01 <text:s/>|01 <text:s text:c="2"/>|00 <text:s text:c="2"/>|5.12 <text:s text:c="2"/>|5.12 <text:s text:c="3"/>|2.25 |2.34 <text:s text:c="2"/>|1.63 <text:s text:c="2"/>|1.63|7.37 <text:s text:c="3"/>|2.00|0.00 <text:s/>|0.65|2.34 |02 <text:s text:c="3"/>| </text:p>
      <text:p text:style-name="P1">3 <text:s text:c="2"/>|5 <text:s text:c="6"/>|2 <text:s text:c="6"/>|did_ <text:s text:c="7"/>|did_ <text:s text:c="7"/>|0 <text:s/>|03 <text:s/>|03 <text:s text:c="2"/>|00 <text:s text:c="2"/>|5.12 <text:s text:c="2"/>|5.12 <text:s text:c="3"/>|2.25 |3.13 <text:s text:c="2"/>|2.17 <text:s text:c="2"/>|2.17|22.12 <text:s text:c="2"/>|1.25|0.00 <text:s/>|0.65|2.34 |05 <text:s text:c="3"/>| </text:p>
      <text:p text:style-name="P1">3 <text:s text:c="2"/>|5 <text:s text:c="6"/>|2 <text:s text:c="6"/>|you_ <text:s text:c="7"/>|you_ <text:s text:c="7"/>|0 <text:s/>|04 <text:s/>|04 <text:s text:c="2"/>|00 <text:s text:c="2"/>|5.12 <text:s text:c="2"/>|5.12 <text:s text:c="3"/>|2.25 |2.34 <text:s text:c="2"/>|1.63 <text:s text:c="2"/>|1.63|29.49 <text:s text:c="2"/>|1.75|0.00 <text:s/>|0.65|2.34 |07 <text:s text:c="3"/>| </text:p>
      <text:p text:style-name="P1">3 <text:s text:c="2"/>|5 <text:s text:c="6"/>|2 <text:s text:c="6"/>|bring_ <text:s text:c="5"/>|bring_ <text:s text:c="5"/>|0 <text:s/>|06 <text:s/>|06 <text:s text:c="2"/>|00 <text:s text:c="2"/>|5.12 <text:s text:c="2"/>|5.13 <text:s text:c="3"/>|2.25 |2.34 <text:s text:c="2"/>|1.63 <text:s text:c="2"/>|1.63|44.25 <text:s text:c="2"/>|2.00|0.00 <text:s/>|0.65|2.34 |12 <text:s text:c="3"/>| </text:p>
      <text:p text:style-name="P1">3 <text:s text:c="2"/>|5 <text:s text:c="6"/>|2 <text:s text:c="6"/>|some_ <text:s text:c="6"/>|some_ <text:s text:c="6"/>|0 <text:s/>|05 <text:s/>|05 <text:s text:c="2"/>|00 <text:s text:c="2"/>|5.12 <text:s text:c="2"/>|5.13 <text:s text:c="3"/>|2.25 |2.34 <text:s text:c="2"/>|1.63 <text:s text:c="2"/>|1.63|36.88 <text:s text:c="2"/>|1.80|0.00 <text:s/>|0.65|2.34 |09 <text:s text:c="3"/>| </text:p>
      <text:p text:style-name="P1">3 <text:s text:c="2"/>|5 <text:s text:c="6"/>|2 <text:s text:c="6"/>|vegetables_ |vegetables_ |0 <text:s/>|10 <text:s/>|10 <text:s text:c="2"/>|00 <text:s text:c="2"/>|5.12 <text:s text:c="2"/>|5.12 <text:s text:c="3"/>|2.25 |2.58 <text:s text:c="2"/>|1.79 <text:s text:c="2"/>|1.79|73.73 <text:s text:c="2"/>|1.64|0.00 <text:s/>|0.65|2.34 |18 <text:s text:c="3"/>| </text:p>
      <text:p text:style-name="P1">3 <text:s text:c="2"/>|5 <text:s text:c="6"/>|2 <text:s text:c="6"/>|. <text:s text:c="10"/>|. <text:s text:c="10"/>|0 <text:s/>|01 <text:s/>|01 <text:s text:c="2"/>|00 <text:s text:c="2"/>|5.12 <text:s text:c="2"/>|5.12 <text:s text:c="3"/>|2.25 |2.34 <text:s text:c="2"/>|1.63 <text:s text:c="2"/>|1.63|7.37 <text:s text:c="3"/>|1.00|0.00 <text:s/>|0.65|2.34 |01 <text:s text:c="3"/>| </text:p>
      <text:p text:style-name="P1">3 <text:s text:c="2"/>|5 <text:s text:c="6"/>|2 <text:s text:c="6"/>|when_ <text:s text:c="6"/>|when_ <text:s text:c="6"/>|0 <text:s/>|04 <text:s/>|04 <text:s text:c="2"/>|00 <text:s text:c="2"/>|5.12 <text:s text:c="2"/>|5.12 <text:s text:c="3"/>|2.25 |2.93 <text:s text:c="2"/>|2.04 <text:s text:c="2"/>|2.03|29.49 <text:s text:c="2"/>|1.60|0.00 <text:s/>|0.65|2.34 |08 <text:s text:c="3"/>| </text:p>
      <text:p text:style-name="P1">3 <text:s text:c="2"/>|5 <text:s text:c="6"/>|2 <text:s text:c="6"/>|did_ <text:s text:c="7"/>|did_ <text:s text:c="7"/>|0 <text:s/>|03 <text:s/>|03 <text:s text:c="2"/>|00 <text:s text:c="2"/>|5.12 <text:s text:c="2"/>|5.13 <text:s text:c="3"/>|2.25 |3.13 <text:s text:c="2"/>|2.17 <text:s text:c="2"/>|2.17|22.13 <text:s text:c="2"/>|1.50|0.00 <text:s/>|0.65|2.34 |06 <text:s text:c="3"/>| </text:p>
      <text:p text:style-name="P1">3 <text:s text:c="2"/>|5 <text:s text:c="6"/>|2 <text:s text:c="6"/>|you_ <text:s text:c="7"/>|you_ <text:s text:c="7"/>|0 <text:s/>|04 <text:s/>|04 <text:s text:c="2"/>|00 <text:s text:c="2"/>|5.12 <text:s text:c="2"/>|5.12 <text:s text:c="3"/>|2.25 |2.34 <text:s text:c="2"/>|1.63 <text:s text:c="2"/>|1.63|29.50 <text:s text:c="2"/>|1.75|0.00 <text:s/>|0.65|2.34 |07 <text:s text:c="3"/>| </text:p>
      <text:p text:style-name="P1">3 <text:s text:c="2"/>|5 <text:s text:c="6"/>|2 <text:s text:c="6"/>|call_ <text:s text:c="6"/>|call_ <text:s text:c="6"/>|0 <text:s/>|06 <text:s/>|06 <text:s text:c="2"/>|00 <text:s text:c="2"/>|5.12 <text:s text:c="2"/>|5.12 <text:s text:c="3"/>|2.25 |1.95 <text:s text:c="2"/>|1.36 <text:s text:c="2"/>|1.36|44.24 <text:s text:c="2"/>|2.20|0.00 <text:s/>|0.65|2.34 |11 <text:s text:c="3"/>| </text:p>
      <text:p text:style-name="P1">3 <text:s text:c="2"/>|5 <text:s text:c="6"/>|2 <text:s text:c="6"/>|me_ <text:s text:c="8"/>|me_ <text:s text:c="8"/>|0 <text:s/>|04 <text:s/>|04 <text:s text:c="2"/>|00 <text:s text:c="2"/>|5.12 <text:s text:c="2"/>|5.12 <text:s text:c="3"/>|2.25 |1.76 <text:s text:c="2"/>|1.22 <text:s text:c="2"/>|1.22|29.49 <text:s text:c="2"/>|2.33|0.00 <text:s/>|0.65|2.34 |07 <text:s text:c="3"/>| </text:p>
      <text:p text:style-name="P1">3 <text:s text:c="2"/>|5 <text:s text:c="6"/>|2 <text:s text:c="6"/>|. <text:s text:c="10"/>|. <text:s text:c="10"/>|0 <text:s/>|01 <text:s/>|01 <text:s text:c="2"/>|00 <text:s text:c="2"/>|5.12 <text:s text:c="2"/>|5.12 <text:s text:c="3"/>|2.25 |2.34 <text:s text:c="2"/>|1.63 <text:s text:c="2"/>|1.63|7.37 <text:s text:c="3"/>|1.00|0.00 <text:s/>|0.65|2.34 |01 <text:s text:c="3"/>| </text:p>
      <text:p text:style-name="P1">3 <text:s text:c="2"/>|5 <text:s text:c="6"/>|2 <text:s text:c="6"/>|what_ <text:s text:c="6"/>|what_ <text:s text:c="6"/>|0 <text:s/>|03 <text:s/>|03 <text:s text:c="2"/>|00 <text:s text:c="2"/>|5.12 <text:s text:c="2"/>|5.12 <text:s text:c="3"/>|2.25 |3.91 <text:s text:c="2"/>|2.71 <text:s text:c="2"/>|2.71|22.12 <text:s text:c="2"/>|1.20|0.00 <text:s/>|0.65|2.34 |06 <text:s text:c="3"/>| </text:p>
      <text:p text:style-name="P1">3 <text:s text:c="2"/>|5 <text:s text:c="6"/>|2 <text:s text:c="6"/>|is_ <text:s text:c="8"/>|is_ <text:s text:c="8"/>|0 <text:s/>|02 <text:s/>|02 <text:s text:c="2"/>|00 <text:s text:c="2"/>|5.12 <text:s text:c="2"/>|5.13 <text:s text:c="3"/>|2.25 |3.52 <text:s text:c="2"/>|2.44 <text:s text:c="2"/>|2.44|14.75 <text:s text:c="2"/>|1.00|0.00 <text:s/>|0.65|2.34 |03 <text:s text:c="3"/>| </text:p>
      <text:p text:style-name="P1">3 <text:s text:c="2"/>|5 <text:s text:c="6"/>|2 <text:s text:c="6"/>|the_ <text:s text:c="7"/>|the_ <text:s text:c="7"/>|0 <text:s/>|04 <text:s/>|04 <text:s text:c="2"/>|00 <text:s text:c="2"/>|5.12 <text:s text:c="2"/>|5.13 <text:s text:c="3"/>|2.25 |2.34 <text:s text:c="2"/>|1.63 <text:s text:c="2"/>|1.63|29.50 <text:s text:c="2"/>|2.00|0.00 <text:s/>|0.65|2.34 |08 <text:s text:c="3"/>| </text:p>
      <text:p text:style-name="P1">3 <text:s text:c="2"/>|5 <text:s text:c="6"/>|2 <text:s text:c="6"/>|problem_ <text:s text:c="3"/>|problem_ <text:s text:c="3"/>|0 <text:s/>|08 <text:s/>|08 <text:s text:c="2"/>|00 <text:s text:c="2"/>|5.12 <text:s text:c="2"/>|5.12 <text:s text:c="3"/>|2.25 |2.34 <text:s text:c="2"/>|1.63 <text:s text:c="2"/>|1.63|58.99 <text:s text:c="2"/>|1.75|0.00 <text:s/>|0.65|2.34 |14 <text:s text:c="3"/>|</text:p>
      <text:p text:style-name="P1"/>
      <text:p text:style-name="P1">Total clicks received session 5, sub-session2: 198 (15 minut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08T21:49:57</meta:creation-date>
    <dc:date>2013-04-05T16:37:03</dc:date>
    <meta:editing-duration>PT02H08M57S</meta:editing-duration>
    <meta:editing-cycles>38</meta:editing-cycles>
    <meta:generator>OpenOffice.org/3.2$Unix OpenOffice.org_project/320m12$Build-9483</meta:generator>
    <meta:document-statistic meta:table-count="0" meta:image-count="0" meta:object-count="0" meta:page-count="6" meta:paragraph-count="512" meta:word-count="9510" meta:character-count="77404"/>
  </office:meta>
</office:document-meta>
</file>